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Verdana, Tahoma"/>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imSun" svg:font-family="SimSun" style:font-family-generic="system" style:font-pitch="variable"/>
    <style:font-face style:name="Source Code Pro Semibold" svg:font-family="'Source Code Pro Semibold'"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8" style:family="table">
      <style:table-properties style:width="12.081cm" fo:break-before="auto" fo:break-after="auto" table:align="center" fo:background-color="transparent" fo:keep-with-next="auto" style:may-break-between-rows="true" style:writing-mode="lr-tb">
        <style:background-image/>
      </style:table-properties>
    </style:style>
    <style:style style:name="Table18.A" style:family="table-column">
      <style:table-column-properties style:column-width="1.905cm"/>
    </style:style>
    <style:style style:name="Table18.B" style:family="table-column">
      <style:table-column-properties style:column-width="1.919cm"/>
    </style:style>
    <style:style style:name="Table18.C" style:family="table-column">
      <style:table-column-properties style:column-width="1.933cm"/>
    </style:style>
    <style:style style:name="Table18.D" style:family="table-column">
      <style:table-column-properties style:column-width="2.103cm"/>
    </style:style>
    <style:style style:name="Table18.E" style:family="table-column">
      <style:table-column-properties style:column-width="2.117cm"/>
    </style:style>
    <style:style style:name="Table18.F" style:family="table-column">
      <style:table-column-properties style:column-width="2.104cm"/>
    </style:style>
    <style:style style:name="Table18.1" style:family="table-row">
      <style:table-row-properties style:min-row-height="0.801cm"/>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18.F1" style:family="table-cell">
      <style:table-cell-properties fo:background-color="transparent" fo:padding="0.097cm" fo:border="1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18.F2"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le18.3" style:family="table-row">
      <style:table-row-properties style:min-row-height="0.714cm" fo:background-color="transparent" fo:keep-together="auto">
        <style:background-image/>
      </style:table-row-properties>
    </style:style>
    <style:style style:name="Table18.D3"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le18.F3" style:family="table-cell">
      <style:table-cell-properties style:vertical-align="" fo:background-color="transparent" fo:padding="0.097cm" fo:border="0.5pt solid #000000" style:writing-mode="page">
        <style:background-image/>
      </style:table-cell-properties>
    </style:style>
    <style:style style:name="Table18.D4"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18.F4"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e19" style:family="table">
      <style:table-properties style:width="12.083cm" fo:break-before="auto" fo:break-after="auto" table:align="center" fo:background-color="transparent" fo:keep-with-next="auto" style:may-break-between-rows="true" style:writing-mode="lr-tb">
        <style:background-image/>
      </style:table-properties>
    </style:style>
    <style:style style:name="Table19.A" style:family="table-column">
      <style:table-column-properties style:column-width="1.905cm"/>
    </style:style>
    <style:style style:name="Table19.B" style:family="table-column">
      <style:table-column-properties style:column-width="1.919cm"/>
    </style:style>
    <style:style style:name="Table19.C" style:family="table-column">
      <style:table-column-properties style:column-width="1.933cm"/>
    </style:style>
    <style:style style:name="Table19.D" style:family="table-column">
      <style:table-column-properties style:column-width="2.103cm"/>
    </style:style>
    <style:style style:name="Table19.E" style:family="table-column">
      <style:table-column-properties style:column-width="2.117cm"/>
    </style:style>
    <style:style style:name="Table19.F" style:family="table-column">
      <style:table-column-properties style:column-width="2.106cm"/>
    </style:style>
    <style:style style:name="Table19.1" style:family="table-row">
      <style:table-row-properties style:min-row-height="1.905cm" fo:background-color="transparent">
        <style:background-image/>
      </style:table-row-properties>
    </style:style>
    <style:style style:name="Table19.A1" style:family="table-cell">
      <style:table-cell-properties fo:background-color="transparent" fo:padding="0.097cm" fo:border="none" style:writing-mode="page">
        <style:background-image/>
      </style:table-cell-properties>
    </style:style>
    <style:style style:name="Table19.B1" style:family="table-cell">
      <style:table-cell-properties fo:background-color="transparent" fo:padding="0.097cm" fo:border-left="1pt dashed #000000" fo:border-right="none" fo:border-top="1pt dashed #000000" fo:border-bottom="1pt dashed #000000" style:writing-mode="page">
        <style:background-image/>
      </style:table-cell-properties>
    </style:style>
    <style:style style:name="Table19.C1" style:family="table-cell">
      <style:table-cell-properties fo:background-color="transparent" fo:padding="0.097cm" fo:border-left="none" fo:border-right="none" fo:border-top="1pt dashed #000000" fo:border-bottom="1pt dashed #000000" style:writing-mode="page">
        <style:background-image/>
      </style:table-cell-properties>
    </style:style>
    <style:style style:name="Table19.F1" style:family="table-cell">
      <style:table-cell-properties fo:background-color="transparent" fo:padding="0.097cm" fo:border-left="none" fo:border-right="1pt dashed #000000" fo:border-top="1pt dashed #000000" fo:border-bottom="1pt dashed #000000" style:writing-mode="page">
        <style:background-image/>
      </style:table-cell-properties>
    </style:style>
    <style:style style:name="Table19.2" style:family="table-row">
      <style:table-row-properties style:min-row-height="0.801cm" fo:background-color="transparent" fo:keep-together="auto">
        <style:background-image/>
      </style:table-row-properties>
    </style:style>
    <style:style style:name="Table19.A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19.B2" style:family="table-cell">
      <style:table-cell-properties style:vertical-align="" fo:background-color="#c0c0c0" fo:padding="0.097cm" fo:border="1pt solid #000000" style:writing-mode="page">
        <style:background-image/>
      </style:table-cell-properties>
    </style:style>
    <style:style style:name="Table19.3" style:family="table-row">
      <style:table-row-properties style:min-row-height="0.714cm" fo:background-color="transparent" fo:keep-together="auto">
        <style:background-image/>
      </style:table-row-properties>
    </style:style>
    <style:style style:name="Table19.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D3"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le19.F3" style:family="table-cell">
      <style:table-cell-properties style:vertical-align="" fo:background-color="transparent" fo:padding="0.097cm" fo:border="0.5pt solid #000000" style:writing-mode="page">
        <style:background-image/>
      </style:table-cell-properties>
    </style:style>
    <style:style style:name="Table19.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D4"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19.F4"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2.899cm" fo:break-before="auto" fo:break-after="auto" table:align="center" fo:background-color="transparent" fo:keep-with-next="auto" style:may-break-between-rows="true" style:writing-mode="lr-tb">
        <style:background-image/>
      </style:table-properties>
    </style:style>
    <style:style style:name="Table20.A" style:family="table-column">
      <style:table-column-properties style:column-width="1.901cm"/>
    </style:style>
    <style:style style:name="Table20.B" style:family="table-column">
      <style:table-column-properties style:column-width="1.894cm"/>
    </style:style>
    <style:style style:name="Table20.C" style:family="table-column">
      <style:table-column-properties style:column-width="0.644cm"/>
    </style:style>
    <style:style style:name="Table20.D" style:family="table-column">
      <style:table-column-properties style:column-width="1.924cm"/>
    </style:style>
    <style:style style:name="Table20.E" style:family="table-column">
      <style:table-column-properties style:column-width="2.11cm"/>
    </style:style>
    <style:style style:name="Table20.G" style:family="table-column">
      <style:table-column-properties style:column-width="2.316cm"/>
    </style:style>
    <style:style style:name="Table20.1" style:family="table-row">
      <style:table-row-properties style:min-row-height="1.406cm" fo:background-color="transparent">
        <style:background-image/>
      </style:table-row-properties>
    </style:style>
    <style:style style:name="Table20.A1" style:family="table-cell">
      <style:table-cell-properties fo:background-color="transparent" fo:padding="0.097cm" fo:border="none" style:writing-mode="page">
        <style:background-image/>
      </style:table-cell-properties>
    </style:style>
    <style:style style:name="Table20.B1" style:family="table-cell">
      <style:table-cell-properties style:vertical-align="bottom" fo:background-color="transparent" fo:padding="0.097cm" fo:border="none" style:writing-mode="page">
        <style:background-image/>
      </style:table-cell-properties>
    </style:style>
    <style:style style:name="Table20.D1" style:family="table-cell">
      <style:table-cell-properties fo:background-color="transparent" fo:padding="0.097cm" fo:border-left="1pt dashed #000000" fo:border-right="none" fo:border-top="1pt dashed #000000" fo:border-bottom="1pt dashed #000000" style:writing-mode="page">
        <style:background-image/>
      </style:table-cell-properties>
    </style:style>
    <style:style style:name="Table20.G1" style:family="table-cell">
      <style:table-cell-properties fo:background-color="transparent" fo:padding="0.097cm" fo:border-left="none" fo:border-right="1pt dashed #000000" fo:border-top="1pt dashed #000000" fo:border-bottom="1pt dashed #000000" style:writing-mode="page">
        <style:background-image/>
      </style:table-cell-properties>
    </style:style>
    <style:style style:name="Table20.2" style:family="table-row">
      <style:table-row-properties style:min-row-height="0.801cm" fo:background-color="transparent" fo:keep-together="auto">
        <style:background-image/>
      </style:table-row-properties>
    </style:style>
    <style:style style:name="Table20.A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20.B2" style:family="table-cell">
      <style:table-cell-properties fo:background-color="transparent" fo:padding="0.097cm" fo:border="1pt solid #000000" style:writing-mode="page">
        <style:background-image/>
      </style:table-cell-properties>
    </style:style>
    <style:style style:name="Table20.D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20.E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20.F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20.G2" style:family="table-cell">
      <style:table-cell-properties style:vertical-align="" fo:background-color="#c0c0c0" fo:padding="0.097cm" fo:border="1pt solid #000000" style:writing-mode="page">
        <style:background-image/>
      </style:table-cell-properties>
    </style:style>
    <style:style style:name="Table20.3" style:family="table-row">
      <style:table-row-properties style:min-row-height="0.714cm" fo:background-color="transparent" fo:keep-together="auto">
        <style:background-image/>
      </style:table-row-properties>
    </style:style>
    <style:style style:name="Table20.A3"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20.B3" style:family="table-cell">
      <style:table-cell-properties fo:background-color="transparent" fo:padding="0.097cm" fo:border="1pt solid #000000" style:writing-mode="page">
        <style:background-image/>
      </style:table-cell-properties>
    </style:style>
    <style:style style:name="Table20.D3"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20.E3" style:family="table-cell">
      <style:table-cell-properties style:vertical-align="" fo:background-color="transparent" fo:padding="0.097cm" fo:border-left="1pt solid #000000" fo:border-right="none" fo:border-top="1pt solid #000000" fo:border-bottom="1pt solid #000000" style:writing-mode="page">
        <style:background-image/>
      </style:table-cell-properties>
    </style:style>
    <style:style style:name="Table20.G3" style:family="table-cell">
      <style:table-cell-properties style:vertical-align="" fo:background-color="transparent" fo:padding="0.097cm" fo:border="1pt solid #000000" style:writing-mode="page">
        <style:background-image/>
      </style:table-cell-properties>
    </style:style>
    <style:style style:name="Table20.A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20.B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le20.D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20.E4" style:family="table-cell">
      <style:table-cell-properties style:vertical-align="" fo:background-color="transparent" fo:padding="0.097cm" fo:border-left="1pt solid #000000" fo:border-right="none" fo:border-top="none" fo:border-bottom="1pt solid #000000" style:writing-mode="page">
        <style:background-image/>
      </style:table-cell-properties>
    </style:style>
    <style:style style:name="Table20.G4" style:family="table-cell">
      <style:table-cell-properties style:vertical-align="" fo:background-color="transparent" fo:padding="0.097cm" fo:border-left="1pt solid #000000" fo:border-right="1pt solid #000000" fo:border-top="none" fo:border-bottom="1pt solid #000000" style:writing-mode="page">
        <style:background-image/>
      </style:table-cell-properties>
    </style:style>
    <style:style style:name="Table1" style:family="table">
      <style:table-properties style:width="12.7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901cm"/>
    </style:style>
    <style:style style:name="Table1.B" style:family="table-column">
      <style:table-column-properties style:column-width="1.894cm"/>
    </style:style>
    <style:style style:name="Table1.C" style:family="table-column">
      <style:table-column-properties style:column-width="0.644cm"/>
    </style:style>
    <style:style style:name="Table1.D" style:family="table-column">
      <style:table-column-properties style:column-width="1.924cm"/>
    </style:style>
    <style:style style:name="Table1.E" style:family="table-column">
      <style:table-column-properties style:column-width="2.11cm"/>
    </style:style>
    <style:style style:name="Table1.G" style:family="table-column">
      <style:table-column-properties style:column-width="2.117cm"/>
    </style:style>
    <style:style style:name="Table1.1" style:family="table-row">
      <style:table-row-properties style:min-row-height="1.905cm" fo:background-color="transparent">
        <style:background-image/>
      </style:table-row-properties>
    </style:style>
    <style:style style:name="Table1.A1" style:family="table-cell">
      <style:table-cell-properties fo:background-color="transparent" fo:padding="0.097cm" fo:border="none" style:writing-mode="page">
        <style:background-image/>
      </style:table-cell-properties>
    </style:style>
    <style:style style:name="Table1.B1" style:family="table-cell">
      <style:table-cell-properties style:vertical-align="bottom" fo:background-color="transparent" fo:padding="0.097cm" fo:border="none" style:writing-mode="page">
        <style:background-image/>
      </style:table-cell-properties>
    </style:style>
    <style:style style:name="Table1.D1" style:family="table-cell">
      <style:table-cell-properties fo:background-color="transparent" fo:padding="0.097cm" fo:border-left="1pt dashed #000000" fo:border-right="none" fo:border-top="1pt dashed #000000" fo:border-bottom="1pt dashed #000000" style:writing-mode="page">
        <style:background-image/>
      </style:table-cell-properties>
    </style:style>
    <style:style style:name="Table1.G1" style:family="table-cell">
      <style:table-cell-properties fo:background-color="transparent" fo:padding="0.097cm" fo:border-left="none" fo:border-right="1pt dashed #000000" fo:border-top="1pt dashed #000000" fo:border-bottom="1pt dashed #000000" style:writing-mode="page">
        <style:background-image/>
      </style:table-cell-properties>
    </style:style>
    <style:style style:name="Table1.2" style:family="table-row">
      <style:table-row-properties style:min-row-height="0.801cm" fo:background-color="transparent" fo:keep-together="auto">
        <style:background-image/>
      </style:table-row-properties>
    </style:style>
    <style:style style:name="Table1.A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1.B2" style:family="table-cell">
      <style:table-cell-properties fo:background-color="transparent" fo:padding="0.097cm" fo:border="1pt solid #000000" style:writing-mode="page">
        <style:background-image/>
      </style:table-cell-properties>
    </style:style>
    <style:style style:name="Table1.D2" style:family="table-cell">
      <style:table-cell-properties fo:background-color="#c0c0c0" fo:padding="0.097cm" fo:border-left="1pt solid #000000" fo:border-right="none" fo:border-top="1pt solid #000000" fo:border-bottom="1pt solid #000000" style:writing-mode="page">
        <style:background-image/>
      </style:table-cell-properties>
    </style:style>
    <style:style style:name="Table1.E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1.F2" style:family="table-cell">
      <style:table-cell-properties style:vertical-align="" fo:background-color="#c0c0c0" fo:padding="0.097cm" fo:border-left="1pt solid #000000" fo:border-right="none" fo:border-top="1pt solid #000000" fo:border-bottom="1pt solid #000000" style:writing-mode="page">
        <style:background-image/>
      </style:table-cell-properties>
    </style:style>
    <style:style style:name="Table1.G2" style:family="table-cell">
      <style:table-cell-properties fo:background-color="transparent" fo:padding="0.097cm" fo:border="1pt solid #000000" style:writing-mode="page">
        <style:background-image/>
      </style:table-cell-properties>
    </style:style>
    <style:style style:name="Table1.3" style:family="table-row">
      <style:table-row-properties style:min-row-height="0.714cm" fo:background-color="transparent" fo:keep-together="auto">
        <style:background-image/>
      </style:table-row-properties>
    </style:style>
    <style:style style:name="Table1.A3"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1.B3" style:family="table-cell">
      <style:table-cell-properties fo:background-color="transparent" fo:padding="0.097cm" fo:border="1pt solid #000000" style:writing-mode="page">
        <style:background-image/>
      </style:table-cell-properties>
    </style:style>
    <style:style style:name="Table1.D3"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1.E3" style:family="table-cell">
      <style:table-cell-properties style:vertical-align="" fo:background-color="transparent" fo:padding="0.097cm" fo:border-left="1pt solid #000000" fo:border-right="none" fo:border-top="1pt solid #000000" fo:border-bottom="1pt solid #000000" style:writing-mode="page">
        <style:background-image/>
      </style:table-cell-properties>
    </style:style>
    <style:style style:name="Table1.G3" style:family="table-cell">
      <style:table-cell-properties style:vertical-align="" fo:background-color="transparent" fo:padding="0.097cm" fo:border="1pt solid #000000" style:writing-mode="page">
        <style:background-image/>
      </style:table-cell-properties>
    </style:style>
    <style:style style:name="Table1.A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1.B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le1.D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1.E4" style:family="table-cell">
      <style:table-cell-properties style:vertical-align="" fo:background-color="transparent" fo:padding="0.097cm" fo:border-left="1pt solid #000000" fo:border-right="none" fo:border-top="none" fo:border-bottom="1pt solid #000000" style:writing-mode="page">
        <style:background-image/>
      </style:table-cell-properties>
    </style:style>
    <style:style style:name="Table1.G4" style:family="table-cell">
      <style:table-cell-properties style:vertical-align="" fo:background-color="transparent" fo:padding="0.097cm" fo:border-left="1pt solid #000000" fo:border-right="1pt solid #000000" fo:border-top="none" fo:border-bottom="1pt solid #000000" style:writing-mode="page">
        <style:background-image/>
      </style:table-cell-properties>
    </style:style>
    <style:style style:name="Table2" style:family="table">
      <style:table-properties style:width="12.7cm" fo:break-before="auto" fo:break-after="auto" table:align="center" fo:background-color="transparent" fo:keep-with-next="auto" style:may-break-between-rows="true" style:writing-mode="lr-tb">
        <style:background-image/>
      </style:table-properties>
    </style:style>
    <style:style style:name="Table2.A" style:family="table-column">
      <style:table-column-properties style:column-width="2.103cm"/>
    </style:style>
    <style:style style:name="Table2.B" style:family="table-column">
      <style:table-column-properties style:column-width="1.891cm"/>
    </style:style>
    <style:style style:name="Table2.C" style:family="table-column">
      <style:table-column-properties style:column-width="1.905cm"/>
    </style:style>
    <style:style style:name="Table2.D" style:family="table-column">
      <style:table-column-properties style:column-width="0.508cm"/>
    </style:style>
    <style:style style:name="Table2.E" style:family="table-column">
      <style:table-column-properties style:column-width="1.99cm"/>
    </style:style>
    <style:style style:name="Table2.F" style:family="table-column">
      <style:table-column-properties style:column-width="2.201cm"/>
    </style:style>
    <style:style style:name="Table2.1" style:family="table-row">
      <style:table-row-properties style:min-row-height="0.801cm"/>
    </style:style>
    <style:style style:name="Table2.A1" style:family="table-cell">
      <style:table-cell-properties fo:background-color="transparent" fo:padding="0.097cm" fo:border="none" style:writing-mode="page">
        <style:background-image/>
      </style:table-cell-properties>
    </style:style>
    <style:style style:name="Table2.B1" style:family="table-cell">
      <style:table-cell-properties style:vertical-align="bottom" fo:background-color="transparent" fo:padding="0.097cm" fo:border="none" style:writing-mode="page">
        <style:background-image/>
      </style:table-cell-properties>
    </style:style>
    <style:style style:name="Table2.E1" style:family="table-cell">
      <style:table-cell-properties fo:background-color="transparent" fo:padding="0.097cm" fo:border="1pt dashed #000000" style:writing-mode="page">
        <style:background-image/>
      </style:table-cell-properties>
    </style:style>
    <style:style style:name="Table2.2" style:family="table-row">
      <style:table-row-properties style:min-row-height="0.801cm" fo:background-color="transparent" fo:keep-together="auto">
        <style:background-image/>
      </style:table-row-properties>
    </style:style>
    <style:style style:name="Table2.A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2.B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2.C2" style:family="table-cell">
      <style:table-cell-properties fo:background-color="transparent" fo:padding="0.097cm" fo:border="1pt solid #000000" style:writing-mode="page">
        <style:background-image/>
      </style:table-cell-properties>
    </style:style>
    <style:style style:name="Table2.E2" style:family="table-cell">
      <style:table-cell-properties style:vertical-align="" fo:background-color="transparent" fo:padding="0.097cm" fo:border-left="1pt solid #000000" fo:border-right="none" fo:border-top="1pt solid #000000" fo:border-bottom="1pt solid #000000" style:writing-mode="page">
        <style:background-image/>
      </style:table-cell-properties>
    </style:style>
    <style:style style:name="Table2.F2" style:family="table-cell">
      <style:table-cell-properties style:vertical-align="" fo:background-color="#c0c0c0" fo:padding="0.097cm" fo:border-left="1pt solid #000000" fo:border-right="none" fo:border-top="1pt solid #000000" fo:border-bottom="1pt solid #000000" style:writing-mode="page">
        <style:background-image/>
      </style:table-cell-properties>
    </style:style>
    <style:style style:name="Table2.G2" style:family="table-cell">
      <style:table-cell-properties fo:background-color="transparent" fo:padding="0.097cm" fo:border="1pt solid #000000" style:writing-mode="page">
        <style:background-image/>
      </style:table-cell-properties>
    </style:style>
    <style:style style:name="Table2.3" style:family="table-row">
      <style:table-row-properties style:min-row-height="0.714cm" fo:background-color="transparent" fo:keep-together="auto">
        <style:background-image/>
      </style:table-row-properties>
    </style:style>
    <style:style style:name="Table2.A3"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2.B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2.C3" style:family="table-cell">
      <style:table-cell-properties fo:background-color="transparent" fo:padding="0.097cm" fo:border="1pt solid #000000" style:writing-mode="page">
        <style:background-image/>
      </style:table-cell-properties>
    </style:style>
    <style:style style:name="Table2.E3"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2.G3" style:family="table-cell">
      <style:table-cell-properties style:vertical-align="" fo:background-color="transparent" fo:padding="0.097cm" fo:border="1pt solid #000000" style:writing-mode="page">
        <style:background-image/>
      </style:table-cell-properties>
    </style:style>
    <style:style style:name="Table2.A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2.B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2.C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le2.E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2.F4" style:family="table-cell">
      <style:table-cell-properties style:vertical-align="" fo:background-color="transparent" fo:padding="0.097cm" fo:border-left="1pt solid #000000" fo:border-right="none" fo:border-top="none" fo:border-bottom="1pt solid #000000" style:writing-mode="page">
        <style:background-image/>
      </style:table-cell-properties>
    </style:style>
    <style:style style:name="Table2.G4" style:family="table-cell">
      <style:table-cell-properties style:vertical-align="" fo:background-color="transparent" fo:padding="0.097cm" fo:border-left="1pt solid #000000" fo:border-right="1pt solid #000000" fo:border-top="none" fo:border-bottom="1pt solid #000000" style:writing-mode="page">
        <style:background-image/>
      </style:table-cell-properties>
    </style:style>
    <style:style style:name="Table3" style:family="table">
      <style:table-properties style:width="12.7cm" fo:break-before="auto" fo:break-after="auto" table:align="center" fo:background-color="transparent" fo:keep-with-next="auto" style:may-break-between-rows="true" style:writing-mode="lr-tb">
        <style:background-image/>
      </style:table-properties>
    </style:style>
    <style:style style:name="Table3.A" style:family="table-column">
      <style:table-column-properties style:column-width="2.103cm"/>
    </style:style>
    <style:style style:name="Table3.B" style:family="table-column">
      <style:table-column-properties style:column-width="1.891cm"/>
    </style:style>
    <style:style style:name="Table3.C" style:family="table-column">
      <style:table-column-properties style:column-width="1.905cm"/>
    </style:style>
    <style:style style:name="Table3.D" style:family="table-column">
      <style:table-column-properties style:column-width="0.508cm"/>
    </style:style>
    <style:style style:name="Table3.E" style:family="table-column">
      <style:table-column-properties style:column-width="1.99cm"/>
    </style:style>
    <style:style style:name="Table3.F" style:family="table-column">
      <style:table-column-properties style:column-width="2.201cm"/>
    </style:style>
    <style:style style:name="Table3.1" style:family="table-row">
      <style:table-row-properties style:min-row-height="1.905cm"/>
    </style:style>
    <style:style style:name="Table3.A1" style:family="table-cell">
      <style:table-cell-properties fo:background-color="transparent" fo:padding="0.097cm" fo:border="none" style:writing-mode="page">
        <style:background-image/>
      </style:table-cell-properties>
    </style:style>
    <style:style style:name="Table3.B1" style:family="table-cell">
      <style:table-cell-properties style:vertical-align="bottom" fo:background-color="transparent" fo:padding="0.097cm" fo:border="none" style:writing-mode="page">
        <style:background-image/>
      </style:table-cell-properties>
    </style:style>
    <style:style style:name="Table3.E1" style:family="table-cell">
      <style:table-cell-properties fo:background-color="transparent" fo:padding="0.097cm" fo:border="1pt dashed #000000" style:writing-mode="page">
        <style:background-image/>
      </style:table-cell-properties>
    </style:style>
    <style:style style:name="Table3.2" style:family="table-row">
      <style:table-row-properties style:min-row-height="0.801cm" fo:background-color="transparent" fo:keep-together="auto">
        <style:background-image/>
      </style:table-row-properties>
    </style:style>
    <style:style style:name="Table3.A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3.B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3.C2" style:family="table-cell">
      <style:table-cell-properties fo:background-color="transparent" fo:padding="0.097cm" fo:border="1pt solid #000000" style:writing-mode="page">
        <style:background-image/>
      </style:table-cell-properties>
    </style:style>
    <style:style style:name="Table3.E2" style:family="table-cell">
      <style:table-cell-properties style:vertical-align="" fo:background-color="#c0c0c0" fo:padding="0.097cm" fo:border-left="1pt solid #000000" fo:border-right="none" fo:border-top="1pt solid #000000" fo:border-bottom="1pt solid #000000" style:writing-mode="page">
        <style:background-image/>
      </style:table-cell-properties>
    </style:style>
    <style:style style:name="Table3.G2" style:family="table-cell">
      <style:table-cell-properties fo:background-color="transparent" fo:padding="0.097cm" fo:border="1pt solid #000000" style:writing-mode="page">
        <style:background-image/>
      </style:table-cell-properties>
    </style:style>
    <style:style style:name="Table3.3" style:family="table-row">
      <style:table-row-properties style:min-row-height="0.714cm" fo:background-color="transparent" fo:keep-together="auto">
        <style:background-image/>
      </style:table-row-properties>
    </style:style>
    <style:style style:name="Table3.A3"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3.B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3.C3" style:family="table-cell">
      <style:table-cell-properties fo:background-color="transparent" fo:padding="0.097cm" fo:border="1pt solid #000000" style:writing-mode="page">
        <style:background-image/>
      </style:table-cell-properties>
    </style:style>
    <style:style style:name="Table3.E3"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3.F3" style:family="table-cell">
      <style:table-cell-properties style:vertical-align="" fo:background-color="transparent" fo:padding="0.097cm" fo:border-left="1pt solid #000000" fo:border-right="none" fo:border-top="1pt solid #000000" fo:border-bottom="1pt solid #000000" style:writing-mode="page">
        <style:background-image/>
      </style:table-cell-properties>
    </style:style>
    <style:style style:name="Table3.G3" style:family="table-cell">
      <style:table-cell-properties style:vertical-align="" fo:background-color="transparent" fo:padding="0.097cm" fo:border="1pt solid #000000" style:writing-mode="page">
        <style:background-image/>
      </style:table-cell-properties>
    </style:style>
    <style:style style:name="Table3.A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3.B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3.C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le3.E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3.F4" style:family="table-cell">
      <style:table-cell-properties style:vertical-align="" fo:background-color="transparent" fo:padding="0.097cm" fo:border-left="1pt solid #000000" fo:border-right="none" fo:border-top="none" fo:border-bottom="1pt solid #000000" style:writing-mode="page">
        <style:background-image/>
      </style:table-cell-properties>
    </style:style>
    <style:style style:name="Table3.G4" style:family="table-cell">
      <style:table-cell-properties style:vertical-align="" fo:background-color="transparent" fo:padding="0.097cm" fo:border-left="1pt solid #000000" fo:border-right="1pt solid #000000" fo:border-top="none" fo:border-bottom="1pt solid #000000" style:writing-mode="page">
        <style:background-image/>
      </style:table-cell-properties>
    </style:style>
    <style:style style:name="Table4" style:family="table">
      <style:table-properties style:width="12.899cm" fo:break-before="auto" fo:break-after="auto" table:align="center" fo:background-color="transparent" fo:keep-with-next="auto" style:may-break-between-rows="true" style:writing-mode="lr-tb">
        <style:background-image/>
      </style:table-properties>
    </style:style>
    <style:style style:name="Table4.A" style:family="table-column">
      <style:table-column-properties style:column-width="1.905cm"/>
    </style:style>
    <style:style style:name="Table4.B" style:family="table-column">
      <style:table-column-properties style:column-width="2.088cm"/>
    </style:style>
    <style:style style:name="Table4.D" style:family="table-column">
      <style:table-column-properties style:column-width="2.103cm"/>
    </style:style>
    <style:style style:name="Table4.E" style:family="table-column">
      <style:table-column-properties style:column-width="1.002cm"/>
    </style:style>
    <style:style style:name="Table4.F" style:family="table-column">
      <style:table-column-properties style:column-width="1.891cm"/>
    </style:style>
    <style:style style:name="Table4.G" style:family="table-column">
      <style:table-column-properties style:column-width="2.006cm"/>
    </style:style>
    <style:style style:name="Table4.1" style:family="table-row">
      <style:table-row-properties style:min-row-height="0.801cm"/>
    </style:style>
    <style:style style:name="Table4.A1" style:family="table-cell">
      <style:table-cell-properties fo:background-color="transparent" fo:padding="0.097cm" fo:border="none" style:writing-mode="page">
        <style:background-image/>
      </style:table-cell-properties>
    </style:style>
    <style:style style:name="Table4.B1" style:family="table-cell">
      <style:table-cell-properties style:vertical-align="bottom" fo:background-color="transparent" fo:padding="0.097cm" fo:border="none" style:writing-mode="page">
        <style:background-image/>
      </style:table-cell-properties>
    </style:style>
    <style:style style:name="Table4.F1" style:family="table-cell">
      <style:table-cell-properties fo:background-color="transparent" fo:padding="0.097cm" fo:border="1pt dashed #000000" style:writing-mode="page">
        <style:background-image/>
      </style:table-cell-properties>
    </style:style>
    <style:style style:name="Table4.2" style:family="table-row">
      <style:table-row-properties style:min-row-height="0.801cm" fo:background-color="transparent" fo:keep-together="auto">
        <style:background-image/>
      </style:table-row-properties>
    </style:style>
    <style:style style:name="Table4.A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4.B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4.C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4.D2" style:family="table-cell">
      <style:table-cell-properties fo:background-color="transparent" fo:padding="0.097cm" fo:border="1pt solid #000000" style:writing-mode="page">
        <style:background-image/>
      </style:table-cell-properties>
    </style:style>
    <style:style style:name="Table4.F2" style:family="table-cell">
      <style:table-cell-properties style:vertical-align="" fo:background-color="#c0c0c0" fo:padding="0.097cm" fo:border-left="1pt solid #000000" fo:border-right="none" fo:border-top="1pt solid #000000" fo:border-bottom="1pt solid #000000" style:writing-mode="page">
        <style:background-image/>
      </style:table-cell-properties>
    </style:style>
    <style:style style:name="Table4.G2" style:family="table-cell">
      <style:table-cell-properties style:vertical-align="" fo:background-color="transparent" fo:padding="0.097cm" fo:border="1pt solid #000000" style:writing-mode="page">
        <style:background-image/>
      </style:table-cell-properties>
    </style:style>
    <style:style style:name="Table4.3" style:family="table-row">
      <style:table-row-properties style:min-row-height="0.714cm" fo:background-color="transparent" fo:keep-together="auto">
        <style:background-image/>
      </style:table-row-properties>
    </style:style>
    <style:style style:name="Table4.A3"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4.B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4.C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4.D3" style:family="table-cell">
      <style:table-cell-properties fo:background-color="transparent" fo:padding="0.097cm" fo:border="1pt solid #000000" style:writing-mode="page">
        <style:background-image/>
      </style:table-cell-properties>
    </style:style>
    <style:style style:name="Table4.F3" style:family="table-cell">
      <style:table-cell-properties style:vertical-align="" fo:background-color="transparent" fo:padding="0.097cm" fo:border-left="1pt solid #000000" fo:border-right="none" fo:border-top="none" fo:border-bottom="1pt solid #000000" style:writing-mode="page">
        <style:background-image/>
      </style:table-cell-properties>
    </style:style>
    <style:style style:name="Table4.A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4.B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4.C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4.D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le4.F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4.G4" style:family="table-cell">
      <style:table-cell-properties style:vertical-align="" fo:background-color="transparent" fo:padding="0.097cm" fo:border-left="1pt solid #000000" fo:border-right="1pt solid #000000" fo:border-top="none" fo:border-bottom="1pt solid #000000" style:writing-mode="page">
        <style:background-image/>
      </style:table-cell-properties>
    </style:style>
    <style:style style:name="Table5" style:family="table">
      <style:table-properties style:width="12.899cm" fo:break-before="auto" fo:break-after="auto" table:align="center" fo:background-color="transparent" fo:keep-with-next="auto" style:may-break-between-rows="true" style:writing-mode="lr-tb">
        <style:background-image/>
      </style:table-properties>
    </style:style>
    <style:style style:name="Table5.A" style:family="table-column">
      <style:table-column-properties style:column-width="1.905cm"/>
    </style:style>
    <style:style style:name="Table5.B" style:family="table-column">
      <style:table-column-properties style:column-width="2.088cm"/>
    </style:style>
    <style:style style:name="Table5.D" style:family="table-column">
      <style:table-column-properties style:column-width="2.103cm"/>
    </style:style>
    <style:style style:name="Table5.E" style:family="table-column">
      <style:table-column-properties style:column-width="1.002cm"/>
    </style:style>
    <style:style style:name="Table5.F" style:family="table-column">
      <style:table-column-properties style:column-width="1.891cm"/>
    </style:style>
    <style:style style:name="Table5.G" style:family="table-column">
      <style:table-column-properties style:column-width="2.006cm"/>
    </style:style>
    <style:style style:name="Table5.1" style:family="table-row">
      <style:table-row-properties style:min-row-height="1.905cm"/>
    </style:style>
    <style:style style:name="Table5.A1" style:family="table-cell">
      <style:table-cell-properties fo:background-color="transparent" fo:padding="0.097cm" fo:border="none" style:writing-mode="page">
        <style:background-image/>
      </style:table-cell-properties>
    </style:style>
    <style:style style:name="Table5.B1" style:family="table-cell">
      <style:table-cell-properties style:vertical-align="bottom" fo:background-color="transparent" fo:padding="0.097cm" fo:border="none" style:writing-mode="page">
        <style:background-image/>
      </style:table-cell-properties>
    </style:style>
    <style:style style:name="Table5.F1" style:family="table-cell">
      <style:table-cell-properties fo:background-color="transparent" fo:padding="0.097cm" fo:border="1pt dashed #000000" style:writing-mode="page">
        <style:background-image/>
      </style:table-cell-properties>
    </style:style>
    <style:style style:name="Table5.2" style:family="table-row">
      <style:table-row-properties style:min-row-height="0.801cm" fo:background-color="transparent" fo:keep-together="auto">
        <style:background-image/>
      </style:table-row-properties>
    </style:style>
    <style:style style:name="Table5.A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5.B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5.C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5.D2" style:family="table-cell">
      <style:table-cell-properties fo:background-color="transparent" fo:padding="0.097cm" fo:border="1pt solid #000000" style:writing-mode="page">
        <style:background-image/>
      </style:table-cell-properties>
    </style:style>
    <style:style style:name="Table5.F2" style:family="table-cell">
      <style:table-cell-properties style:vertical-align="" fo:background-color="#c0c0c0" fo:padding="0.097cm" fo:border-left="1pt solid #000000" fo:border-right="none" fo:border-top="1pt solid #000000" fo:border-bottom="1pt solid #000000" style:writing-mode="page">
        <style:background-image/>
      </style:table-cell-properties>
    </style:style>
    <style:style style:name="Table5.G2" style:family="table-cell">
      <style:table-cell-properties fo:background-color="#c0c0c0" fo:padding="0.097cm" fo:border="1pt solid #000000" style:writing-mode="page">
        <style:background-image/>
      </style:table-cell-properties>
    </style:style>
    <style:style style:name="Table5.3" style:family="table-row">
      <style:table-row-properties style:min-row-height="0.714cm" fo:background-color="transparent" fo:keep-together="auto">
        <style:background-image/>
      </style:table-row-properties>
    </style:style>
    <style:style style:name="Table5.A3"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5.B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5.C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5.D3" style:family="table-cell">
      <style:table-cell-properties fo:background-color="transparent" fo:padding="0.097cm" fo:border="1pt solid #000000" style:writing-mode="page">
        <style:background-image/>
      </style:table-cell-properties>
    </style:style>
    <style:style style:name="Table5.F3" style:family="table-cell">
      <style:table-cell-properties style:vertical-align="" fo:background-color="transparent" fo:padding="0.097cm" fo:border-left="1pt solid #000000" fo:border-right="none" fo:border-top="none" fo:border-bottom="1pt solid #000000" style:writing-mode="page">
        <style:background-image/>
      </style:table-cell-properties>
    </style:style>
    <style:style style:name="Table5.G3" style:family="table-cell">
      <style:table-cell-properties style:vertical-align="" fo:background-color="transparent" fo:padding="0.097cm" fo:border="1pt solid #000000" style:writing-mode="page">
        <style:background-image/>
      </style:table-cell-properties>
    </style:style>
    <style:style style:name="Table5.A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5.B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5.C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5.D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le5.F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5.G4" style:family="table-cell">
      <style:table-cell-properties style:vertical-align="" fo:background-color="transparent" fo:padding="0.097cm" fo:border-left="1pt solid #000000" fo:border-right="1pt solid #000000" fo:border-top="none" fo:border-bottom="1pt solid #000000" style:writing-mode="page">
        <style:background-image/>
      </style:table-cell-properties>
    </style:style>
    <style:style style:name="Table6" style:family="table">
      <style:table-properties style:width="12.899cm" fo:break-before="auto" fo:break-after="auto" table:align="center" fo:background-color="transparent" fo:keep-with-next="auto" style:may-break-between-rows="true" style:writing-mode="lr-tb">
        <style:background-image/>
      </style:table-properties>
    </style:style>
    <style:style style:name="Table6.A" style:family="table-column">
      <style:table-column-properties style:column-width="1.905cm"/>
    </style:style>
    <style:style style:name="Table6.B" style:family="table-column">
      <style:table-column-properties style:column-width="1.99cm"/>
    </style:style>
    <style:style style:name="Table6.C" style:family="table-column">
      <style:table-column-properties style:column-width="2.103cm"/>
    </style:style>
    <style:style style:name="Table6.F" style:family="table-column">
      <style:table-column-properties style:column-width="0.889cm"/>
    </style:style>
    <style:style style:name="Table6.G" style:family="table-column">
      <style:table-column-properties style:column-width="2.006cm"/>
    </style:style>
    <style:style style:name="Table6.1" style:family="table-row">
      <style:table-row-properties style:min-row-height="0.907cm"/>
    </style:style>
    <style:style style:name="Table6.A1" style:family="table-cell">
      <style:table-cell-properties fo:background-color="transparent" fo:padding="0.097cm" fo:border="none" style:writing-mode="page">
        <style:background-image/>
      </style:table-cell-properties>
    </style:style>
    <style:style style:name="Table6.B1" style:family="table-cell">
      <style:table-cell-properties style:vertical-align="bottom" fo:background-color="transparent" fo:padding="0.097cm" fo:border="none" style:writing-mode="page">
        <style:background-image/>
      </style:table-cell-properties>
    </style:style>
    <style:style style:name="Table6.G1" style:family="table-cell">
      <style:table-cell-properties fo:background-color="transparent" fo:padding="0.097cm" fo:border="1pt dashed #000000" style:writing-mode="page">
        <style:background-image/>
      </style:table-cell-properties>
    </style:style>
    <style:style style:name="Table6.2" style:family="table-row">
      <style:table-row-properties style:min-row-height="0.801cm" fo:background-color="transparent" fo:keep-together="auto">
        <style:background-image/>
      </style:table-row-properties>
    </style:style>
    <style:style style:name="Table6.A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6.B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6.C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6.D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6.E2" style:family="table-cell">
      <style:table-cell-properties fo:background-color="transparent" fo:padding="0.097cm" fo:border="1pt solid #000000" style:writing-mode="page">
        <style:background-image/>
      </style:table-cell-properties>
    </style:style>
    <style:style style:name="Table6.G2" style:family="table-cell">
      <style:table-cell-properties style:vertical-align="" fo:background-color="transparent" fo:padding="0.097cm" fo:border="1pt solid #000000" style:writing-mode="page">
        <style:background-image/>
      </style:table-cell-properties>
    </style:style>
    <style:style style:name="Table6.3" style:family="table-row">
      <style:table-row-properties style:min-row-height="0.714cm" fo:background-color="transparent" fo:keep-together="auto">
        <style:background-image/>
      </style:table-row-properties>
    </style:style>
    <style:style style:name="Table6.A3"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6.B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6.C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6.D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6.E3" style:family="table-cell">
      <style:table-cell-properties fo:background-color="transparent" fo:padding="0.097cm" fo:border="1pt solid #000000" style:writing-mode="page">
        <style:background-image/>
      </style:table-cell-properties>
    </style:style>
    <style:style style:name="Table6.G3" style:family="table-cell">
      <style:table-cell-properties style:vertical-align="" fo:background-color="transparent" fo:padding="0.097cm" fo:border-left="1pt solid #000000" fo:border-right="1pt solid #000000" fo:border-top="none" fo:border-bottom="1pt solid #000000" style:writing-mode="page">
        <style:background-image/>
      </style:table-cell-properties>
    </style:style>
    <style:style style:name="Table6.A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6.B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6.C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6.D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6.E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le6.G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le7" style:family="table">
      <style:table-properties style:width="12.899cm" fo:break-before="auto" fo:break-after="auto" table:align="center" fo:background-color="transparent" fo:keep-with-next="auto" style:may-break-between-rows="true" style:writing-mode="lr-tb">
        <style:background-image/>
      </style:table-properties>
    </style:style>
    <style:style style:name="Table7.A" style:family="table-column">
      <style:table-column-properties style:column-width="1.905cm"/>
    </style:style>
    <style:style style:name="Table7.B" style:family="table-column">
      <style:table-column-properties style:column-width="1.99cm"/>
    </style:style>
    <style:style style:name="Table7.C" style:family="table-column">
      <style:table-column-properties style:column-width="2.103cm"/>
    </style:style>
    <style:style style:name="Table7.F" style:family="table-column">
      <style:table-column-properties style:column-width="0.889cm"/>
    </style:style>
    <style:style style:name="Table7.G" style:family="table-column">
      <style:table-column-properties style:column-width="2.006cm"/>
    </style:style>
    <style:style style:name="Table7.1" style:family="table-row">
      <style:table-row-properties style:min-row-height="1.905cm"/>
    </style:style>
    <style:style style:name="Table7.A1" style:family="table-cell">
      <style:table-cell-properties fo:background-color="transparent" fo:padding="0.097cm" fo:border="none" style:writing-mode="page">
        <style:background-image/>
      </style:table-cell-properties>
    </style:style>
    <style:style style:name="Table7.B1" style:family="table-cell">
      <style:table-cell-properties style:vertical-align="bottom" fo:background-color="transparent" fo:padding="0.097cm" fo:border="none" style:writing-mode="page">
        <style:background-image/>
      </style:table-cell-properties>
    </style:style>
    <style:style style:name="Table7.G1" style:family="table-cell">
      <style:table-cell-properties fo:background-color="transparent" fo:padding="0.097cm" fo:border="1pt dashed #000000" style:writing-mode="page">
        <style:background-image/>
      </style:table-cell-properties>
    </style:style>
    <style:style style:name="Table7.2" style:family="table-row">
      <style:table-row-properties style:min-row-height="0.801cm" fo:background-color="transparent" fo:keep-together="auto">
        <style:background-image/>
      </style:table-row-properties>
    </style:style>
    <style:style style:name="Table7.A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7.B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7.C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7.D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7.E2" style:family="table-cell">
      <style:table-cell-properties fo:background-color="transparent" fo:padding="0.097cm" fo:border="1pt solid #000000" style:writing-mode="page">
        <style:background-image/>
      </style:table-cell-properties>
    </style:style>
    <style:style style:name="Table7.G2" style:family="table-cell">
      <style:table-cell-properties style:vertical-align="" fo:background-color="transparent" fo:padding="0.097cm" fo:border="1pt solid #000000" style:writing-mode="page">
        <style:background-image/>
      </style:table-cell-properties>
    </style:style>
    <style:style style:name="Table7.3" style:family="table-row">
      <style:table-row-properties style:min-row-height="0.714cm" fo:background-color="transparent" fo:keep-together="auto">
        <style:background-image/>
      </style:table-row-properties>
    </style:style>
    <style:style style:name="Table7.A3"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7.B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7.C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7.D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7.E3" style:family="table-cell">
      <style:table-cell-properties fo:background-color="transparent" fo:padding="0.097cm" fo:border="1pt solid #000000" style:writing-mode="page">
        <style:background-image/>
      </style:table-cell-properties>
    </style:style>
    <style:style style:name="Table7.G3" style:family="table-cell">
      <style:table-cell-properties style:vertical-align="" fo:background-color="transparent" fo:padding="0.097cm" fo:border-left="1pt solid #000000" fo:border-right="1pt solid #000000" fo:border-top="none" fo:border-bottom="1pt solid #000000" style:writing-mode="page">
        <style:background-image/>
      </style:table-cell-properties>
    </style:style>
    <style:style style:name="Table7.A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7.B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7.C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7.D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7.E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le7.G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le8" style:family="table">
      <style:table-properties style:width="12.899cm" fo:break-before="auto" fo:break-after="auto" table:align="center" fo:background-color="transparent" fo:keep-with-next="auto" style:may-break-between-rows="true" style:writing-mode="lr-tb">
        <style:background-image/>
      </style:table-properties>
    </style:style>
    <style:style style:name="Table8.A" style:family="table-column">
      <style:table-column-properties style:column-width="1.905cm"/>
    </style:style>
    <style:style style:name="Table8.B" style:family="table-column">
      <style:table-column-properties style:column-width="1.99cm"/>
    </style:style>
    <style:style style:name="Table8.C" style:family="table-column">
      <style:table-column-properties style:column-width="2.103cm"/>
    </style:style>
    <style:style style:name="Table8.F" style:family="table-column">
      <style:table-column-properties style:column-width="2.895cm"/>
    </style:style>
    <style:style style:name="Table8.1" style:family="table-row">
      <style:table-row-properties style:min-row-height="0.907cm"/>
    </style:style>
    <style:style style:name="Table8.A1" style:family="table-cell">
      <style:table-cell-properties fo:background-color="transparent" fo:padding="0.097cm" fo:border="none" style:writing-mode="page">
        <style:background-image/>
      </style:table-cell-properties>
    </style:style>
    <style:style style:name="Table8.B1" style:family="table-cell">
      <style:table-cell-properties style:vertical-align="bottom" fo:background-color="transparent" fo:padding="0.097cm" fo:border="none" style:writing-mode="page">
        <style:background-image/>
      </style:table-cell-properties>
    </style:style>
    <style:style style:name="Table8.2" style:family="table-row">
      <style:table-row-properties style:min-row-height="0.801cm" fo:background-color="transparent" fo:keep-together="auto">
        <style:background-image/>
      </style:table-row-properties>
    </style:style>
    <style:style style:name="Table8.A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8.B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8.C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8.D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8.E2" style:family="table-cell">
      <style:table-cell-properties fo:background-color="transparent" fo:padding="0.097cm" fo:border="1pt solid #000000" style:writing-mode="page">
        <style:background-image/>
      </style:table-cell-properties>
    </style:style>
    <style:style style:name="Table8.F2" style:family="table-cell">
      <style:table-cell-properties fo:background-color="transparent" fo:padding="0.097cm" fo:border="1pt solid #000000" style:writing-mode="page">
        <style:background-image/>
      </style:table-cell-properties>
    </style:style>
    <style:style style:name="Table8.3" style:family="table-row">
      <style:table-row-properties style:min-row-height="0.714cm" fo:background-color="transparent" fo:keep-together="auto">
        <style:background-image/>
      </style:table-row-properties>
    </style:style>
    <style:style style:name="Table8.A3"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8.B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8.C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8.D3"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8.E3" style:family="table-cell">
      <style:table-cell-properties fo:background-color="transparent" fo:padding="0.097cm" fo:border="1pt solid #000000" style:writing-mode="page">
        <style:background-image/>
      </style:table-cell-properties>
    </style:style>
    <style:style style:name="Table8.F3"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le8.A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8.B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8.C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8.D4"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8.E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le8.F4" style:family="table-cell">
      <style:table-cell-properties fo:background-color="transparent" fo:padding="0.097cm" fo:border="1pt solid #000000" style:writing-mode="page">
        <style:background-image/>
      </style:table-cell-properties>
    </style:style>
    <style:style style:name="Table603" style:family="table">
      <style:table-properties style:width="15.693cm" table:align="right" style:writing-mode="lr-tb"/>
    </style:style>
    <style:style style:name="Table603.A" style:family="table-column">
      <style:table-column-properties style:column-width="15.693cm"/>
    </style:style>
    <style:style style:name="Table603.1" style:family="table-row">
      <style:table-row-properties style:min-row-height="0.605cm"/>
    </style:style>
    <style:style style:name="Table603.A1" style:family="table-cell">
      <style:table-cell-properties fo:padding="0cm" fo:border="none"/>
    </style:style>
    <style:style style:name="Table603.3" style:family="table-row">
      <style:table-row-properties style:min-row-height="0.564cm"/>
    </style:style>
    <style:style style:name="Table603.4" style:family="table-row">
      <style:table-row-properties style:min-row-height="0.921cm"/>
    </style:style>
    <style:style style:name="Table9" style:family="table">
      <style:table-properties style:width="15.799cm" table:align="right" style:writing-mode="lr-tb"/>
    </style:style>
    <style:style style:name="Table9.A" style:family="table-column">
      <style:table-column-properties style:column-width="15.799cm"/>
    </style:style>
    <style:style style:name="Table9.1" style:family="table-row">
      <style:table-row-properties style:min-row-height="0.605cm"/>
    </style:style>
    <style:style style:name="Table9.A1" style:family="table-cell">
      <style:table-cell-properties fo:padding="0cm" fo:border="none"/>
    </style:style>
    <style:style style:name="Table9.3" style:family="table-row">
      <style:table-row-properties style:min-row-height="0.564cm"/>
    </style:style>
    <style:style style:name="Table9.4" style:family="table-row">
      <style:table-row-properties style:min-row-height="0.921cm"/>
    </style:style>
    <style:style style:name="Table10" style:family="table">
      <style:table-properties style:width="15.921cm" fo:break-before="page" table:align="margins"/>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97cm" fo:border="0.5pt solid #000000" style:writing-mode="page">
        <style:background-image/>
      </style:table-cell-properties>
    </style:style>
    <style:style style:name="Table10.2" style:family="table-row">
      <style:table-row-properties style:min-row-height="0.781cm"/>
    </style:style>
    <style:style style:name="Table1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3" style:family="table-row">
      <style:table-row-properties style:min-row-height="2.173cm"/>
    </style:style>
    <style:style style:name="Table10.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4" style:family="table-row">
      <style:table-row-properties style:min-row-height="0.873cm"/>
    </style:style>
    <style:style style:name="Table10.5" style:family="table-row">
      <style:table-row-properties style:min-row-height="2.298cm"/>
    </style:style>
    <style:style style:name="Table10.6" style:family="table-row">
      <style:table-row-properties style:min-row-height="0.801cm"/>
    </style:style>
    <style:style style:name="Table10.7" style:family="table-row">
      <style:table-row-properties style:min-row-height="3.946cm"/>
    </style:style>
    <style:style style:name="Table10.8" style:family="table-row">
      <style:table-row-properties style:min-row-height="0.907cm"/>
    </style:style>
    <style:style style:name="Table10.9" style:family="table-row">
      <style:table-row-properties style:min-row-height="4.112cm"/>
    </style:style>
    <style:style style:name="Table10.10" style:family="table-row">
      <style:table-row-properties style:min-row-height="0.998cm"/>
    </style:style>
    <style:style style:name="Table10.11" style:family="table-row">
      <style:table-row-properties style:min-row-height="4.68cm"/>
    </style:style>
    <style:style style:name="Table10.12" style:family="table-row">
      <style:table-row-properties style:min-row-height="4.595cm"/>
    </style:style>
    <style:style style:name="Table11" style:family="table">
      <style:table-properties style:width="15.921cm" fo:break-before="page" table:align="margins"/>
    </style:style>
    <style:style style:name="Table11.A" style:family="table-column">
      <style:table-column-properties style:column-width="4.792cm" style:rel-column-width="19727*"/>
    </style:style>
    <style:style style:name="Table11.B" style:family="table-column">
      <style:table-column-properties style:column-width="3.709cm" style:rel-column-width="15269*"/>
    </style:style>
    <style:style style:name="Table11.C" style:family="table-column">
      <style:table-column-properties style:column-width="3.695cm" style:rel-column-width="15211*"/>
    </style:style>
    <style:style style:name="Table11.D" style:family="table-column">
      <style:table-column-properties style:column-width="3.724cm" style:rel-column-width="15328*"/>
    </style:style>
    <style:style style:name="Table11.A1" style:family="table-cell">
      <style:table-cell-properties fo:background-color="transparent" fo:padding="0.097cm" fo:border="0.5pt solid #000000" style:writing-mode="page">
        <style:background-image/>
      </style:table-cell-properties>
    </style:style>
    <style:style style:name="Table11.2" style:family="table-row">
      <style:table-row-properties style:min-row-height="12.781cm"/>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5.921cm" fo:break-before="page" table:align="margins"/>
    </style:style>
    <style:style style:name="Table12.A" style:family="table-column">
      <style:table-column-properties style:column-width="15.921cm" style:rel-column-width="65535*"/>
    </style:style>
    <style:style style:name="Table12.1" style:family="table-row">
      <style:table-row-properties style:min-row-height="12.781cm"/>
    </style:style>
    <style:style style:name="Table12.A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Standard">
      <style:paragraph-properties fo:margin-left="0.185cm" fo:margin-right="0cm" fo:margin-top="0cm" fo:margin-bottom="0cm" style:contextual-spacing="true" fo:line-height="100%" fo:text-indent="0cm" style:auto-text-indent="false"/>
      <style:text-properties officeooo:paragraph-rsid="002ed665"/>
    </style:style>
    <style:style style:name="P2" style:family="paragraph" style:parent-style-name="Standard">
      <style:paragraph-properties fo:margin-left="0.185cm" fo:margin-right="0cm" fo:margin-top="0cm" fo:margin-bottom="0cm" style:contextual-spacing="true" fo:line-height="100%" fo:text-indent="0cm" style:auto-text-indent="false"/>
      <style:text-properties officeooo:paragraph-rsid="005048f3"/>
    </style:style>
    <style:style style:name="P3" style:family="paragraph" style:parent-style-name="Standard">
      <style:paragraph-properties fo:margin-left="0cm" fo:margin-right="0cm" fo:margin-top="0cm" fo:margin-bottom="0cm" style:contextual-spacing="true" fo:line-height="100%" fo:text-indent="0cm" style:auto-text-indent="false"/>
      <style:text-properties officeooo:paragraph-rsid="003a25ab"/>
    </style:style>
    <style:style style:name="P4"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font-name="Calibri" fo:font-size="11pt" fo:letter-spacing="normal" fo:font-style="normal" fo:font-weight="normal" officeooo:rsid="002ed665" officeooo:paragraph-rsid="002ed665" style:font-name-asian="Calibri1" style:font-size-asian="11pt" style:language-asian="en" style:country-asian="US" style:font-weight-asian="normal" style:font-name-complex="SimSun" style:font-size-complex="11pt" style:font-weight-complex="normal"/>
    </style:style>
    <style:style style:name="P5"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font-name="Calibri" fo:font-size="11pt" fo:letter-spacing="normal" fo:font-style="normal" fo:font-weight="normal" officeooo:rsid="002f79bc" officeooo:paragraph-rsid="002ed665" style:font-name-asian="Calibri1" style:font-size-asian="11pt" style:language-asian="en" style:country-asian="US" style:font-weight-asian="normal" style:font-name-complex="SimSun" style:font-size-complex="11pt" style:font-weight-complex="normal"/>
    </style:style>
    <style:style style:name="P6"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font-name="Calibri" fo:font-size="11pt" fo:letter-spacing="normal" fo:font-style="normal" fo:font-weight="normal" officeooo:rsid="0030e978" officeooo:paragraph-rsid="0030e978" style:font-name-asian="Calibri1" style:font-size-asian="11pt" style:language-asian="en" style:country-asian="US" style:font-weight-asian="normal" style:font-name-complex="SimSun" style:font-size-complex="11pt" style:font-weight-complex="normal"/>
    </style:style>
    <style:style style:name="P7"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font-name="Calibri" fo:font-size="11pt" fo:letter-spacing="normal" fo:font-style="normal" fo:font-weight="normal" officeooo:rsid="0030e978" officeooo:paragraph-rsid="0032c86f" style:font-name-asian="Calibri1" style:font-size-asian="11pt" style:language-asian="en" style:country-asian="US" style:font-weight-asian="normal" style:font-name-complex="SimSun" style:font-size-complex="11pt" style:font-weight-complex="normal"/>
    </style:style>
    <style:style style:name="P8"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font-name="Calibri" fo:font-size="11pt" fo:letter-spacing="normal" fo:font-style="normal" fo:font-weight="normal" officeooo:rsid="0030e978" officeooo:paragraph-rsid="0033a215" style:font-name-asian="Calibri1" style:font-size-asian="11pt" style:language-asian="en" style:country-asian="US" style:font-weight-asian="normal" style:font-name-complex="SimSun" style:font-size-complex="11pt" style:font-weight-complex="normal"/>
    </style:style>
    <style:style style:name="P9"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font-name="Calibri" fo:font-size="11pt" fo:letter-spacing="normal" fo:font-style="normal" fo:font-weight="normal" officeooo:rsid="0030e978" officeooo:paragraph-rsid="003b89b5" style:font-name-asian="Calibri1" style:font-size-asian="11pt" style:language-asian="en" style:country-asian="US" style:font-weight-asian="normal" style:font-name-complex="SimSun" style:font-size-complex="11pt" style:font-weight-complex="normal"/>
    </style:style>
    <style:style style:name="P10"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font-name="Calibri" fo:font-size="11pt" fo:letter-spacing="normal" fo:font-style="normal" fo:font-weight="normal" officeooo:rsid="0030e978" officeooo:paragraph-rsid="00399e69" style:font-name-asian="Calibri1" style:font-size-asian="11pt" style:language-asian="en" style:country-asian="US" style:font-weight-asian="normal" style:font-name-complex="SimSun" style:font-size-complex="11pt" style:font-weight-complex="normal"/>
    </style:style>
    <style:style style:name="P11" style:family="paragraph" style:parent-style-name="Standard">
      <style:paragraph-properties fo:margin-left="0.185cm" fo:margin-right="0cm" fo:margin-top="0cm" fo:margin-bottom="0cm" style:contextual-spacing="true" fo:line-height="100%" fo:text-indent="0cm" style:auto-text-indent="false" fo:break-before="page"/>
      <style:text-properties fo:font-variant="normal" fo:text-transform="none" fo:color="#222222" loext:opacity="100%" style:font-name="Calibri" fo:font-size="11pt" fo:letter-spacing="normal" fo:font-style="normal" fo:font-weight="normal" officeooo:rsid="0030e978" officeooo:paragraph-rsid="00399e69" style:font-name-asian="Calibri1" style:font-size-asian="11pt" style:language-asian="en" style:country-asian="US" style:font-weight-asian="normal" style:font-name-complex="SimSun" style:font-size-complex="11pt" style:font-weight-complex="normal"/>
    </style:style>
    <style:style style:name="P12"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font-name="Calibri" fo:font-size="11pt" fo:letter-spacing="normal" fo:font-style="normal" fo:font-weight="normal" officeooo:rsid="0030e978" officeooo:paragraph-rsid="004c5579" style:font-name-asian="Calibri1" style:font-size-asian="11pt" style:language-asian="en" style:country-asian="US" style:font-weight-asian="normal" style:font-name-complex="SimSun" style:font-size-complex="11pt" style:font-weight-complex="normal"/>
    </style:style>
    <style:style style:name="P13"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font-name="Calibri" fo:font-size="11pt" fo:letter-spacing="normal" fo:font-style="normal" fo:font-weight="normal" officeooo:rsid="0030e978" officeooo:paragraph-rsid="005048f3" style:font-name-asian="Calibri1" style:font-size-asian="11pt" style:language-asian="en" style:country-asian="US" style:font-weight-asian="normal" style:font-name-complex="SimSun" style:font-size-complex="11pt" style:font-weight-complex="normal"/>
    </style:style>
    <style:style style:name="P14" style:family="paragraph" style:parent-style-name="Standard">
      <style:paragraph-properties fo:margin-left="0cm" fo:margin-right="0cm" fo:margin-top="0cm" fo:margin-bottom="0cm" style:contextual-spacing="true" fo:line-height="150%" fo:text-indent="0cm" style:auto-text-indent="false"/>
      <style:text-properties fo:font-variant="normal" fo:text-transform="none" fo:color="#222222" loext:opacity="100%" style:font-name="Calibri" fo:font-size="11pt" fo:letter-spacing="normal" fo:font-style="normal" fo:font-weight="normal" officeooo:rsid="00399e69" officeooo:paragraph-rsid="00399e69" style:font-name-asian="Calibri1" style:font-size-asian="11pt" style:language-asian="en" style:country-asian="US" style:font-weight-asian="normal" style:font-name-complex="SimSun" style:font-size-complex="11pt" style:font-weight-complex="normal"/>
    </style:style>
    <style:style style:name="P15"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font-name="Calibri" fo:font-size="11pt" fo:letter-spacing="normal" fo:font-style="normal" fo:font-weight="normal" officeooo:rsid="079c8b49" officeooo:paragraph-rsid="0030e978" fo:background-color="#ffffff" style:font-name-asian="Calibri1" style:font-size-asian="11pt" style:language-asian="en" style:country-asian="US" style:font-weight-asian="normal" style:font-name-complex="SimSun" style:font-size-complex="11pt" style:font-weight-complex="normal"/>
    </style:style>
    <style:style style:name="P16" style:family="paragraph" style:parent-style-name="Standard">
      <style:paragraph-properties fo:margin-left="0.185cm" fo:margin-right="0cm" fo:margin-top="0cm" fo:margin-bottom="0cm" style:contextual-spacing="true" fo:line-height="150%" fo:text-indent="0cm" style:auto-text-indent="false"/>
      <style:text-properties fo:font-variant="normal" fo:text-transform="none" fo:color="#222222" loext:opacity="100%" style:font-name="Calibri" fo:font-size="11pt" fo:letter-spacing="normal" fo:font-style="normal" fo:font-weight="normal" officeooo:rsid="00399e69" officeooo:paragraph-rsid="00399e69" fo:background-color="#ffffff" style:font-name-asian="Calibri1" style:font-size-asian="11pt" style:language-asian="en" style:country-asian="US" style:font-weight-asian="normal" style:font-name-complex="SimSun" style:font-size-complex="11pt" style:font-weight-complex="normal"/>
    </style:style>
    <style:style style:name="P17"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font-name="Calibri" fo:font-size="11pt" fo:letter-spacing="normal" fo:font-style="normal" fo:font-weight="bold" officeooo:rsid="07a043c9" officeooo:paragraph-rsid="00399e69" fo:background-color="#ffffff" style:font-name-asian="Calibri1" style:font-size-asian="11pt" style:language-asian="en" style:country-asian="US" style:font-weight-asian="bold" style:font-name-complex="SimSun" style:font-size-complex="11pt" style:font-weight-complex="bold"/>
    </style:style>
    <style:style style:name="P18"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font-name="Calibri" fo:font-size="11pt" fo:letter-spacing="normal" fo:font-style="normal" fo:font-weight="bold" officeooo:rsid="07a043c9" officeooo:paragraph-rsid="003b89b5" fo:background-color="#ffffff" style:font-name-asian="Calibri1" style:font-size-asian="11pt" style:language-asian="en" style:country-asian="US" style:font-weight-asian="bold" style:font-name-complex="SimSun" style:font-size-complex="11pt" style:font-weight-complex="bold"/>
    </style:style>
    <style:style style:name="P19"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font-name="Calibri" fo:font-size="11pt" fo:letter-spacing="normal" fo:font-style="normal" fo:font-weight="bold" officeooo:rsid="07a043c9" officeooo:paragraph-rsid="0033a215" fo:background-color="#ffffff" style:font-name-asian="Calibri1" style:font-size-asian="11pt" style:language-asian="en" style:country-asian="US" style:font-weight-asian="bold" style:font-name-complex="SimSun" style:font-size-complex="11pt" style:font-weight-complex="bold"/>
    </style:style>
    <style:style style:name="P20" style:family="paragraph" style:parent-style-name="Standard">
      <style:paragraph-properties fo:margin-left="0cm" fo:margin-right="0cm" fo:margin-top="0cm" fo:margin-bottom="0cm" style:contextual-spacing="true" fo:line-height="100%" fo:text-indent="0cm" style:auto-text-indent="false"/>
      <style:text-properties fo:font-variant="normal" fo:text-transform="none" fo:color="#222222" loext:opacity="100%" style:font-name="Calibri" fo:font-size="11pt" fo:letter-spacing="normal" fo:font-style="normal" fo:font-weight="bold" officeooo:rsid="07a043c9" officeooo:paragraph-rsid="003a25ab" fo:background-color="#ffffff" style:font-name-asian="Calibri1" style:font-size-asian="11pt" style:language-asian="en" style:country-asian="US" style:font-weight-asian="bold" style:font-name-complex="SimSun" style:font-size-complex="11pt" style:font-weight-complex="bold"/>
    </style:style>
    <style:style style:name="P21"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79c8b49" officeooo:paragraph-rsid="0030e978"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22"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79c8b49" officeooo:paragraph-rsid="0030e978"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23"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79c8b49" officeooo:paragraph-rsid="0033a21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24"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79c8b49" officeooo:paragraph-rsid="0033a21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25"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79c8b49" officeooo:paragraph-rsid="0037d384"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26"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79c8b49" officeooo:paragraph-rsid="0037d384"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27"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79c8b49" officeooo:paragraph-rsid="00399e69"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28"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79c8b49" officeooo:paragraph-rsid="00399e69"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29"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79c8b49" officeooo:paragraph-rsid="003a25ab"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30"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79c8b49" officeooo:paragraph-rsid="003b89b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31" style:family="paragraph" style:parent-style-name="Standard">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79c8b49" officeooo:paragraph-rsid="0031eae3"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32"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79c8b49" officeooo:paragraph-rsid="0031eae3"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33"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0e978"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34"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0e978"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35"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3a21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36"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3a21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37"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3a21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38"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7d384"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39"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7d384"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40"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7d384"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41"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99e69"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42"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99e69"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43"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99e69"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44"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a25ab"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45"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a25ab"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46"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a25ab"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47"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b89b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48" style:family="paragraph" style:parent-style-name="Standard">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1eae3"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49"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1eae3"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50"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1eae3"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51"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a25ab"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52"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3b89b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53" style:family="paragraph" style:parent-style-name="Standard">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0e978" officeooo:paragraph-rsid="00415a19"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54"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1eae3" officeooo:paragraph-rsid="0031eae3"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55"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1eae3" officeooo:paragraph-rsid="0033a21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56"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1eae3" officeooo:paragraph-rsid="00399e69"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57"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1eae3" officeooo:paragraph-rsid="0033a21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58"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1eae3" officeooo:paragraph-rsid="0033a21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59"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1eae3" officeooo:paragraph-rsid="0031eae3"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60"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b89b5" officeooo:paragraph-rsid="003b89b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61" style:family="paragraph" style:parent-style-name="Standard">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465ebf" officeooo:paragraph-rsid="00482243"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62" style:family="paragraph" style:parent-style-name="Standard">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43ddd4" officeooo:paragraph-rsid="0049197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63" style:family="paragraph" style:parent-style-name="Standard">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43ddd4" officeooo:paragraph-rsid="0053e4ba"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64" style:family="paragraph" style:parent-style-name="Standard">
      <style:paragraph-properties fo:break-before="pag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43ddd4" officeooo:paragraph-rsid="0053e4ba"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65" style:family="paragraph" style:parent-style-name="Standard">
      <style:paragraph-properties fo:margin-top="0cm" fo:margin-bottom="0cm" style:contextual-spacing="true" fo:line-height="150%"/>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43ddd4" officeooo:paragraph-rsid="0053e4ba"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66"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a25ab" officeooo:paragraph-rsid="003a25ab"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67"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a25ab" officeooo:paragraph-rsid="003b89b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68" style:family="paragraph" style:parent-style-name="Standard">
      <style:paragraph-properties fo:margin-left="0cm" fo:margin-right="0cm" fo:margin-top="0cm" fo:margin-bottom="0cm" style:contextual-spacing="true" fo:line-height="100%"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2f79bc" officeooo:paragraph-rsid="004e5bfa"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69" style:family="paragraph" style:parent-style-name="Standard">
      <style:paragraph-properties fo:margin-left="0cm" fo:margin-right="0cm" fo:margin-top="0cm" fo:margin-bottom="0cm" style:contextual-spacing="true" fo:line-height="100%"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7a043c9" officeooo:paragraph-rsid="0033a215"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70" style:family="paragraph" style:parent-style-name="Standard">
      <style:paragraph-properties fo:margin-top="0cm" fo:margin-bottom="0cm" style:contextual-spacing="true" fo:line-height="150%"/>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53e4ba" officeooo:paragraph-rsid="0053e4ba"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71"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0e978"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72"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0e978"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73"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3a21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74"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3a21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75"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7d384"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76"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7d384"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77"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7d384"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78"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99e69"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79"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99e69"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80"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a25ab"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81"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a25ab"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82" style:family="paragraph" style:parent-style-name="Standard">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b89b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83"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b89b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84" style:family="paragraph" style:parent-style-name="Standard">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1eae3"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85"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1eae3"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86"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a25ab"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87" style:family="paragraph" style:parent-style-name="Table_20_Contents">
      <style:paragraph-properties fo:margin-left="0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a25ab"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88"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99e69"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89" style:family="paragraph" style:parent-style-name="Table_20_Contents">
      <style:paragraph-properties fo:margin-left="0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99e69"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90"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3a21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91" style:family="paragraph" style:parent-style-name="Table_20_Contents">
      <style:paragraph-properties fo:margin-left="0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3a21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92" style:family="paragraph" style:parent-style-name="Table_20_Contents">
      <style:paragraph-properties fo:margin-left="0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b89b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93" style:family="paragraph" style:parent-style-name="Table_20_Contents">
      <style:paragraph-properties fo:margin-left="0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37d384"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94" style:family="paragraph" style:parent-style-name="Standard">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0e978" officeooo:paragraph-rsid="00415a19"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95"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4c5579" officeooo:paragraph-rsid="005048f3"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96"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2c86f" officeooo:paragraph-rsid="0032c86f"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97"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2c86f" officeooo:paragraph-rsid="0033a21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98"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668d7" officeooo:paragraph-rsid="0037d384"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99"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668d7" officeooo:paragraph-rsid="00399e69"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00"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668d7" officeooo:paragraph-rsid="003a25ab"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01"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668d7" officeooo:paragraph-rsid="003b89b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02"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668d7" officeooo:paragraph-rsid="003b89b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03"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a25ab" officeooo:paragraph-rsid="003a25ab"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04" style:family="paragraph" style:parent-style-name="Table_20_Contents">
      <style:paragraph-properties fo:margin-left="0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a25ab" officeooo:paragraph-rsid="003b89b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05"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3a215" officeooo:paragraph-rsid="003b89b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06"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3a215" officeooo:paragraph-rsid="003a25ab"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07"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3a215" officeooo:paragraph-rsid="00399e69"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08"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3a215" officeooo:paragraph-rsid="0037d384"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09"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3a215" officeooo:paragraph-rsid="0033a21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10"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3a215" officeooo:paragraph-rsid="0033a21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11"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3a215" officeooo:paragraph-rsid="00506aff"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12"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1eae3" officeooo:paragraph-rsid="0033a21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13"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1eae3" officeooo:paragraph-rsid="00399e69"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14"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1eae3" officeooo:paragraph-rsid="003a25ab"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15"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1eae3" officeooo:paragraph-rsid="003b89b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16"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1eae3" officeooo:paragraph-rsid="0031eae3"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17"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1eae3" officeooo:paragraph-rsid="00506aff"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18"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1eae3" officeooo:paragraph-rsid="0050cc76"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19"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fdddb" officeooo:paragraph-rsid="003fdddb"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20" style:family="paragraph" style:parent-style-name="Table_20_Contents">
      <style:paragraph-properties fo:margin-left="0.185cm" fo:margin-right="0cm" fo:margin-top="0cm" fo:margin-bottom="0cm" style:contextual-spacing="true" fo:line-height="100%" fo:text-align="start" style:justify-single-word="false" fo:text-indent="0cm" style:auto-text-indent="fals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3b89b5" officeooo:paragraph-rsid="003b89b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21" style:family="paragraph" style:parent-style-name="Standard">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415a19" officeooo:paragraph-rsid="00415a19"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22" style:family="paragraph" style:parent-style-name="Standard">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43ddd4" officeooo:paragraph-rsid="00482243"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23" style:family="paragraph" style:parent-style-name="Standard">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43ddd4" officeooo:paragraph-rsid="00491975"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24" style:family="paragraph" style:parent-style-name="Standard">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52d1da" officeooo:paragraph-rsid="0052d1da"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25" style:family="paragraph" style:parent-style-name="Standard">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52d1da" officeooo:paragraph-rsid="0053e4ba"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26" style:family="paragraph" style:parent-style-name="Standard">
      <style:paragraph-properties fo:margin-top="0cm" fo:margin-bottom="0cm" style:contextual-spacing="tru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52d1da" officeooo:paragraph-rsid="0053e4ba"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27" style:family="paragraph" style:parent-style-name="Standard">
      <style:text-properties fo:font-variant="normal" fo:text-transform="none" fo:color="#222222" loext:opacity="100%" style:text-outline="false" style:text-line-through-style="none" style:text-line-through-type="none" style:font-name="Calibri" fo:font-size="12pt" fo:letter-spacing="normal" fo:font-style="normal" fo:text-shadow="none" style:text-underline-style="none" fo:font-weight="bold" officeooo:rsid="0043ddd4" officeooo:paragraph-rsid="00491975" fo:background-color="#ffffff" style:font-name-asian="Calibri1" style:font-size-asian="12pt" style:language-asian="en" style:country-asian="US" style:font-style-asian="normal" style:font-weight-asian="bold" style:font-name-complex="SimSun" style:font-size-complex="12pt" style:font-style-complex="normal" style:font-weight-complex="bold" style:text-overline-style="none" style:text-overline-color="font-color"/>
    </style:style>
    <style:style style:name="P128" style:family="paragraph" style:parent-style-name="Standard">
      <style:paragraph-properties fo:margin-left="0.185cm" fo:margin-right="0cm" fo:margin-top="0cm" fo:margin-bottom="0cm" style:contextual-spacing="true" fo:line-height="100%" fo:text-indent="0cm" style:auto-text-indent="false"/>
      <style:text-properties fo:font-variant="normal" fo:text-transform="none" fo:color="#000000" loext:opacity="100%" style:text-outline="false" style:text-line-through-style="none" style:text-line-through-type="none" style:font-name="Source Code Pro Semibold" fo:font-size="10pt" fo:letter-spacing="normal" fo:font-style="normal" fo:text-shadow="none" style:text-underline-style="none" fo:font-weight="normal" officeooo:rsid="079c8b49" officeooo:paragraph-rsid="003a25ab" fo:background-color="#ffffff" style:font-name-asian="Calibri1" style:font-size-asian="10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129" style:family="paragraph" style:parent-style-name="Table_20_Contents">
      <style:paragraph-properties fo:margin-left="0.185cm" fo:margin-right="0cm" fo:margin-top="0cm" fo:margin-bottom="0cm" style:contextual-spacing="true" fo:line-height="100%" fo:text-align="center" style:justify-single-word="false" fo:text-indent="0cm" style:auto-text-indent="false"/>
      <style:text-properties fo:font-variant="normal" fo:text-transform="none" fo:color="#000000" loext:opacity="100%" style:text-outline="false" style:text-line-through-style="none" style:text-line-through-type="none" style:font-name="Source Code Pro Semibold" fo:font-size="10pt" fo:letter-spacing="normal" fo:font-style="normal" fo:text-shadow="none" style:text-underline-style="none" fo:font-weight="bold" officeooo:rsid="0031eae3" officeooo:paragraph-rsid="003b89b5" fo:background-color="#ffffff" style:font-name-asian="Calibri1" style:font-size-asian="10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30" style:family="paragraph" style:parent-style-name="Standard">
      <style:paragraph-properties fo:margin-left="0cm" fo:margin-right="0cm" fo:margin-top="0cm" fo:margin-bottom="0cm" style:contextual-spacing="true" fo:text-align="start" style:justify-single-word="false" fo:text-indent="0cm" style:auto-text-indent="false"/>
      <style:text-properties fo:font-variant="normal" fo:text-transform="none" fo:color="#000000" loext:opacity="100%" style:text-outline="false" style:text-line-through-style="none" style:text-line-through-type="none" style:font-name="Liberation Mono" fo:font-size="8pt" fo:letter-spacing="normal" fo:font-style="normal" fo:text-shadow="none" style:text-underline-style="none" fo:font-weight="normal" officeooo:paragraph-rsid="0061b7da" style:font-name-asian="NSimSun1" style:font-size-asian="8pt" style:font-style-asian="normal" style:font-weight-asian="normal" style:font-name-complex="Liberation Mono" style:font-size-complex="8pt" style:font-style-complex="normal" style:font-weight-complex="normal" style:text-overline-style="none" style:text-overline-color="font-color"/>
    </style:style>
    <style:style style:name="P131" style:family="paragraph" style:parent-style-name="Standard">
      <style:paragraph-properties fo:margin-top="0cm" fo:margin-bottom="0cm" style:contextual-spacing="true" fo:text-align="start" style:justify-single-word="false"/>
      <style:text-properties fo:font-variant="normal" fo:text-transform="none" fo:color="#000000" loext:opacity="100%" style:text-outline="false" style:text-line-through-style="none" style:text-line-through-type="none" style:font-name="Liberation Mono" fo:font-size="8pt" fo:letter-spacing="normal" fo:font-style="normal" fo:text-shadow="none" style:text-underline-style="none" fo:font-weight="normal" officeooo:paragraph-rsid="0061b7da" style:font-name-asian="NSimSun1" style:font-size-asian="8pt" style:font-style-asian="normal" style:font-weight-asian="normal" style:font-name-complex="Liberation Mono" style:font-size-complex="8pt" style:font-style-complex="normal" style:font-weight-complex="normal" style:text-overline-style="none" style:text-overline-color="font-color"/>
    </style:style>
    <style:style style:name="P132" style:family="paragraph" style:parent-style-name="Standard">
      <style:paragraph-properties fo:margin-top="0cm" fo:margin-bottom="0cm" style:contextual-spacing="true" fo:text-align="start" style:justify-single-word="false"/>
      <style:text-properties fo:font-variant="normal" fo:text-transform="none" fo:color="#000000" loext:opacity="100%" style:text-outline="false" style:text-line-through-style="none" style:text-line-through-type="none" style:font-name="Liberation Mono" fo:font-size="8pt" fo:letter-spacing="normal" fo:font-style="normal" fo:text-shadow="none" style:text-underline-style="none" fo:font-weight="normal" style:font-name-asian="NSimSun1" style:font-size-asian="8pt" style:font-style-asian="normal" style:font-weight-asian="normal" style:font-name-complex="Liberation Mono" style:font-size-complex="8pt" style:font-style-complex="normal" style:font-weight-complex="normal" style:text-overline-style="none" style:text-overline-color="font-color"/>
    </style:style>
    <style:style style:name="P133" style:family="paragraph" style:parent-style-name="Preformatted_20_Text">
      <style:paragraph-properties fo:margin-top="0cm" fo:margin-bottom="0cm" style:contextual-spacing="true" fo:text-align="start" style:justify-single-word="false"/>
      <style:text-properties fo:font-variant="normal" fo:text-transform="none" fo:color="#000000" loext:opacity="100%" style:text-outline="false" style:text-line-through-style="none" style:text-line-through-type="none" style:font-name="Liberation Mono" fo:font-size="8pt" fo:letter-spacing="normal" fo:font-style="normal" fo:text-shadow="none" style:text-underline-style="none" fo:font-weight="normal" officeooo:paragraph-rsid="005f8986" style:font-name-asian="NSimSun1" style:font-size-asian="8pt" style:font-style-asian="normal" style:font-weight-asian="normal" style:font-name-complex="Liberation Mono" style:font-size-complex="8pt" style:font-style-complex="normal" style:font-weight-complex="normal" style:text-overline-style="none" style:text-overline-color="font-color"/>
    </style:style>
    <style:style style:name="P134" style:family="paragraph" style:parent-style-name="Preformatted_20_Text">
      <style:paragraph-properties fo:margin-top="0cm" fo:margin-bottom="0cm" style:contextual-spacing="true" fo:text-align="start" style:justify-single-word="false" fo:orphans="2" fo:widows="2"/>
      <style:text-properties fo:font-variant="normal" fo:text-transform="none" fo:color="#000000" loext:opacity="100%" style:text-outline="false" style:text-line-through-style="none" style:text-line-through-type="none" style:font-name="Liberation Mono" fo:font-size="8pt" fo:letter-spacing="normal" fo:font-style="normal" fo:text-shadow="none" style:text-underline-style="none" fo:font-weight="normal" style:font-name-asian="NSimSun1" style:font-size-asian="8pt" style:font-style-asian="normal" style:font-weight-asian="normal" style:font-name-complex="Liberation Mono" style:font-size-complex="8pt" style:font-style-complex="normal" style:font-weight-complex="normal" style:text-overline-style="none" style:text-overline-color="font-color"/>
    </style:style>
    <style:style style:name="P135" style:family="paragraph" style:parent-style-name="Preformatted_20_Text">
      <style:paragraph-properties fo:margin-top="0cm" fo:margin-bottom="0cm" style:contextual-spacing="true" fo:text-align="start" style:justify-single-word="false" fo:orphans="2" fo:widows="2"/>
      <style:text-properties fo:font-variant="normal" fo:text-transform="none" fo:color="#000000" loext:opacity="100%" style:text-outline="false" style:text-line-through-style="none" style:text-line-through-type="none" style:font-name="Liberation Mono" fo:font-size="8pt" fo:letter-spacing="normal" fo:font-style="normal" fo:text-shadow="none" style:text-underline-style="none" fo:font-weight="normal" officeooo:paragraph-rsid="005f8986" style:font-name-asian="NSimSun1" style:font-size-asian="8pt" style:font-style-asian="normal" style:font-weight-asian="normal" style:font-name-complex="Liberation Mono" style:font-size-complex="8pt" style:font-style-complex="normal" style:font-weight-complex="normal" style:text-overline-style="none" style:text-overline-color="font-color"/>
    </style:style>
    <style:style style:name="P136" style:family="paragraph" style:parent-style-name="Standard">
      <style:paragraph-properties fo:margin-top="0cm" fo:margin-bottom="0cm" style:contextual-spacing="true" fo:text-align="start" style:justify-single-word="false"/>
      <style:text-properties fo:font-variant="normal" fo:text-transform="none" fo:color="#000000" loext:opacity="100%" style:text-outline="false" style:text-line-through-style="none" style:text-line-through-type="none" style:font-name="Consolas" fo:font-size="10pt" fo:letter-spacing="normal" fo:font-style="normal" fo:text-shadow="none" style:text-underline-style="none" fo:font-weight="normal" style:font-name-asian="Calibri1" style:font-size-asian="10pt" style:font-style-asian="normal" style:font-weight-asian="normal" style:font-name-complex="Consolas1" style:font-size-complex="10pt" style:font-style-complex="normal" style:font-weight-complex="normal" style:text-overline-style="none" style:text-overline-color="font-color"/>
    </style:style>
    <style:style style:name="P137" style:family="paragraph" style:parent-style-name="Preformatted_20_Text">
      <style:paragraph-properties fo:margin-top="0cm" fo:margin-bottom="0cm" style:contextual-spacing="true" fo:text-align="start" style:justify-single-word="false"/>
      <style:text-properties fo:font-variant="normal" fo:text-transform="none" fo:color="#000000" loext:opacity="100%" style:text-outline="false" style:text-line-through-style="none" style:text-line-through-type="none" style:font-name="Consolas" fo:font-size="10pt" fo:letter-spacing="normal" fo:font-style="normal" fo:text-shadow="none" style:text-underline-style="none" fo:font-weight="normal" style:font-name-asian="Calibri1" style:font-size-asian="10pt" style:font-style-asian="normal" style:font-weight-asian="normal" style:font-name-complex="Consolas1" style:font-size-complex="10pt" style:font-style-complex="normal" style:font-weight-complex="normal" style:text-overline-style="none" style:text-overline-color="font-color"/>
    </style:style>
    <style:style style:name="P138" style:family="paragraph" style:parent-style-name="Standard">
      <style:paragraph-properties fo:margin-top="0cm" fo:margin-bottom="0cm" style:contextual-spacing="true" fo:text-align="start" style:justify-single-word="false" fo:orphans="2" fo:widows="2"/>
      <style:text-properties fo:font-variant="normal" fo:text-transform="none" fo:color="#000000" loext:opacity="100%" style:text-outline="false" style:text-line-through-style="none" style:text-line-through-type="none" style:font-name="Consolas" fo:font-size="10pt" fo:letter-spacing="normal" fo:font-style="normal" fo:text-shadow="none" style:text-underline-style="none" fo:font-weight="normal" style:font-name-asian="Calibri1" style:font-size-asian="10pt" style:font-style-asian="normal" style:font-weight-asian="normal" style:font-name-complex="Consolas1" style:font-size-complex="10pt" style:font-style-complex="normal" style:font-weight-complex="normal" style:text-overline-style="none" style:text-overline-color="font-color"/>
    </style:style>
    <style:style style:name="P139" style:family="paragraph" style:parent-style-name="Preformatted_20_Text">
      <style:paragraph-properties fo:margin-top="0cm" fo:margin-bottom="0cm" style:contextual-spacing="true" fo:text-align="start" style:justify-single-word="false" fo:orphans="2" fo:widows="2"/>
      <style:text-properties fo:font-variant="normal" fo:text-transform="none" fo:color="#000000" loext:opacity="100%" style:text-outline="false" style:text-line-through-style="none" style:text-line-through-type="none" style:font-name="Consolas" fo:font-size="10pt" fo:letter-spacing="normal" fo:font-style="normal" fo:text-shadow="none" style:text-underline-style="none" fo:font-weight="normal" style:font-name-asian="Calibri1" style:font-size-asian="10pt" style:font-style-asian="normal" style:font-weight-asian="normal" style:font-name-complex="Consolas1" style:font-size-complex="10pt" style:font-style-complex="normal" style:font-weight-complex="normal" style:text-overline-style="none" style:text-overline-color="font-color"/>
    </style:style>
    <style:style style:name="P140" style:family="paragraph" style:parent-style-name="Preformatted_20_Text">
      <style:paragraph-properties fo:margin-top="0cm" fo:margin-bottom="0cm" style:contextual-spacing="true" fo:text-align="start" style:justify-single-word="false" fo:orphans="2" fo:widows="2"/>
      <style:text-properties fo:font-variant="normal" fo:text-transform="none" fo:color="#000000" loext:opacity="100%" style:text-outline="false" style:text-line-through-style="none" style:text-line-through-type="none" style:font-name="Consolas" fo:font-size="10pt" fo:letter-spacing="normal" fo:font-style="normal" fo:text-shadow="none" style:text-underline-style="none" fo:font-weight="normal" officeooo:paragraph-rsid="005cf815" style:font-name-asian="Calibri1" style:font-size-asian="10pt" style:font-style-asian="normal" style:font-weight-asian="normal" style:font-name-complex="Consolas1" style:font-size-complex="10pt" style:font-style-complex="normal" style:font-weight-complex="normal" style:text-overline-style="none" style:text-overline-color="font-color"/>
    </style:style>
    <style:style style:name="P141" style:family="paragraph" style:parent-style-name="Preformatted_20_Text">
      <style:paragraph-properties fo:margin-top="0cm" fo:margin-bottom="0cm" style:contextual-spacing="true" fo:text-align="start" style:justify-single-word="false" fo:orphans="2" fo:widows="2"/>
      <style:text-properties fo:font-variant="normal" fo:text-transform="none" fo:color="#000000" loext:opacity="100%" style:text-outline="false" style:text-line-through-style="none" style:text-line-through-type="none" style:font-name="Consolas" fo:font-size="10pt" fo:letter-spacing="normal" fo:font-style="normal" fo:text-shadow="none" style:text-underline-style="none" fo:font-weight="normal" officeooo:paragraph-rsid="006b06be" style:font-name-asian="Calibri1" style:font-size-asian="10pt" style:font-style-asian="normal" style:font-weight-asian="normal" style:font-name-complex="Consolas1" style:font-size-complex="10pt" style:font-style-complex="normal" style:font-weight-complex="normal" style:text-overline-style="none" style:text-overline-color="font-color"/>
    </style:style>
    <style:style style:name="P142" style:family="paragraph" style:parent-style-name="Preformatted_20_Text">
      <style:paragraph-properties fo:margin-top="0cm" fo:margin-bottom="0cm" style:contextual-spacing="true" fo:text-align="start" style:justify-single-word="false"/>
      <style:text-properties fo:font-variant="normal" fo:text-transform="none" fo:color="#000000" loext:opacity="100%" style:text-outline="false" style:text-line-through-style="none" style:text-line-through-type="none" style:font-name="Consolas" fo:font-size="10pt" fo:letter-spacing="normal" fo:font-style="normal" fo:text-shadow="none" style:text-underline-style="none" fo:font-weight="normal" officeooo:paragraph-rsid="005cf815" style:font-name-asian="Calibri1" style:font-size-asian="10pt" style:font-style-asian="normal" style:font-weight-asian="normal" style:font-name-complex="Consolas1" style:font-size-complex="10pt" style:font-style-complex="normal" style:font-weight-complex="normal" style:text-overline-style="none" style:text-overline-color="font-color"/>
    </style:style>
    <style:style style:name="P143" style:family="paragraph" style:parent-style-name="Preformatted_20_Text">
      <style:paragraph-properties fo:margin-top="0cm" fo:margin-bottom="0cm" style:contextual-spacing="true" fo:text-align="start" style:justify-single-word="false"/>
      <style:text-properties fo:font-variant="normal" fo:text-transform="none" fo:color="#000000" loext:opacity="100%" style:text-outline="false" style:text-line-through-style="none" style:text-line-through-type="none" style:font-name="Consolas" fo:font-size="10pt" fo:letter-spacing="normal" fo:font-style="normal" fo:text-shadow="none" style:text-underline-style="none" fo:font-weight="normal" officeooo:paragraph-rsid="006b06be" style:font-name-asian="Calibri1" style:font-size-asian="10pt" style:font-style-asian="normal" style:font-weight-asian="normal" style:font-name-complex="Consolas1" style:font-size-complex="10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Consolas" fo:font-size="10pt" fo:letter-spacing="normal"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5" style:family="paragraph" style:parent-style-name="Preformatted_20_Text">
      <style:paragraph-properties fo:margin-top="0cm" fo:margin-bottom="0cm" style:contextual-spacing="true" fo:text-align="start" style:justify-single-word="false"/>
      <style:text-properties fo:font-variant="normal" fo:text-transform="none" fo:color="#000000" loext:opacity="100%" style:text-outline="false" style:text-line-through-style="none" style:text-line-through-type="none" style:font-name="Consolas" fo:font-size="10pt" fo:letter-spacing="normal" fo:font-style="normal" fo:text-shadow="none" style:text-underline-style="none" fo:font-weight="bold" officeooo:rsid="0058fafb" officeooo:paragraph-rsid="0058fafb" style:font-name-asian="Calibri1" style:font-size-asian="10pt" style:font-style-asian="normal" style:font-weight-asian="bold" style:font-name-complex="Consolas1" style:font-size-complex="10pt" style:font-style-complex="normal" style:font-weight-complex="bold" style:text-overline-style="none" style:text-overline-color="font-color"/>
    </style:style>
    <style:style style:name="P146" style:family="paragraph" style:parent-style-name="Preformatted_20_Text">
      <style:paragraph-properties fo:margin-top="0cm" fo:margin-bottom="0cm" style:contextual-spacing="true" fo:text-align="start" style:justify-single-word="false"/>
      <style:text-properties fo:font-variant="normal" fo:text-transform="none" fo:color="#000000" loext:opacity="100%" style:text-outline="false" style:text-line-through-style="none" style:text-line-through-type="none" style:font-name="Consolas" fo:font-size="10pt" fo:letter-spacing="normal" fo:font-style="normal" fo:text-shadow="none" style:text-underline-style="none" fo:font-weight="bold" officeooo:rsid="0058fafb" officeooo:paragraph-rsid="005acde3" style:font-name-asian="Calibri1" style:font-size-asian="10pt" style:font-style-asian="normal" style:font-weight-asian="bold" style:font-name-complex="Consolas1" style:font-size-complex="10pt" style:font-style-complex="normal" style:font-weight-complex="bold" style:text-overline-style="none" style:text-overline-color="font-color"/>
    </style:style>
    <style:style style:name="P147" style:family="paragraph" style:parent-style-name="Preformatted_20_Text">
      <style:paragraph-properties fo:margin-top="0cm" fo:margin-bottom="0cm" style:contextual-spacing="true" fo:text-align="start" style:justify-single-word="false"/>
      <style:text-properties fo:font-variant="normal" fo:text-transform="none" fo:color="#000000" loext:opacity="100%" style:text-outline="false" style:text-line-through-style="none" style:text-line-through-type="none" style:font-name="Consolas" fo:font-size="10pt" fo:letter-spacing="normal" fo:font-style="normal" fo:text-shadow="none" style:text-underline-style="none" fo:font-weight="bold" officeooo:rsid="0058fafb" officeooo:paragraph-rsid="005b37ac" style:font-name-asian="Calibri1" style:font-size-asian="10pt" style:font-style-asian="normal" style:font-weight-asian="bold" style:font-name-complex="Consolas1" style:font-size-complex="10pt" style:font-style-complex="normal" style:font-weight-complex="bold" style:text-overline-style="none" style:text-overline-color="font-color"/>
    </style:style>
    <style:style style:name="P148" style:family="paragraph" style:parent-style-name="Preformatted_20_Text">
      <style:paragraph-properties fo:margin-top="0cm" fo:margin-bottom="0cm" style:contextual-spacing="true" fo:text-align="start" style:justify-single-word="false"/>
      <style:text-properties fo:font-variant="normal" fo:text-transform="none" fo:color="#000000" loext:opacity="100%" style:text-outline="false" style:text-line-through-style="none" style:text-line-through-type="none" style:font-name="Consolas" fo:font-size="10pt" fo:letter-spacing="normal" fo:font-style="normal" fo:text-shadow="none" style:text-underline-style="none" fo:font-weight="bold" officeooo:rsid="0058fafb" officeooo:paragraph-rsid="005d7e6a" style:font-name-asian="Calibri1" style:font-size-asian="10pt" style:font-style-asian="normal" style:font-weight-asian="bold" style:font-name-complex="Consolas1" style:font-size-complex="10pt" style:font-style-complex="normal" style:font-weight-complex="bold" style:text-overline-style="none" style:text-overline-color="font-color"/>
    </style:style>
    <style:style style:name="P149" style:family="paragraph" style:parent-style-name="Preformatted_20_Text">
      <style:paragraph-properties fo:margin-top="0cm" fo:margin-bottom="0cm" style:contextual-spacing="true" fo:text-align="start" style:justify-single-word="false"/>
      <style:text-properties fo:font-variant="normal" fo:text-transform="none" fo:color="#000000" loext:opacity="100%" style:text-outline="false" style:text-line-through-style="none" style:text-line-through-type="none" style:font-name="Consolas" fo:font-size="10pt" fo:letter-spacing="normal" fo:font-style="normal" fo:text-shadow="none" style:text-underline-style="none" fo:font-weight="bold" officeooo:rsid="0058fafb" officeooo:paragraph-rsid="005f8986" style:font-name-asian="Calibri1" style:font-size-asian="10pt" style:font-style-asian="normal" style:font-weight-asian="bold" style:font-name-complex="Consolas1" style:font-size-complex="10pt" style:font-style-complex="normal" style:font-weight-complex="bold" style:text-overline-style="none" style:text-overline-color="font-color"/>
    </style:style>
    <style:style style:name="P150" style:family="paragraph" style:parent-style-name="Standard">
      <style:paragraph-properties fo:margin-left="0cm" fo:margin-right="0cm" fo:margin-top="0cm" fo:margin-bottom="0cm" style:contextual-spacing="true" fo:text-align="start" style:justify-single-word="false" fo:text-indent="0cm" style:auto-text-indent="false"/>
      <style:text-properties fo:font-variant="normal" fo:text-transform="none" fo:color="#000000" loext:opacity="100%" style:font-name="Liberation Mono" fo:font-size="8pt" fo:letter-spacing="normal" style:font-name-asian="NSimSun1" style:font-size-asian="8pt" style:font-name-complex="Liberation Mono" style:font-size-complex="8pt"/>
    </style:style>
    <style:style style:name="P151" style:family="paragraph" style:parent-style-name="Standard">
      <style:paragraph-properties fo:margin-left="0cm" fo:margin-right="0cm" fo:margin-top="0cm" fo:margin-bottom="0cm" style:contextual-spacing="true" fo:text-align="start" style:justify-single-word="false" fo:text-indent="0cm" style:auto-text-indent="false"/>
      <style:text-properties fo:font-variant="normal" fo:text-transform="none" fo:color="#000000" loext:opacity="100%" style:font-name="Liberation Mono" fo:font-size="8pt" fo:letter-spacing="normal" officeooo:paragraph-rsid="0061b7da" style:font-name-asian="NSimSun1" style:font-size-asian="8pt" style:font-name-complex="Liberation Mono" style:font-size-complex="8pt"/>
    </style:style>
    <style:style style:name="P152" style:family="paragraph" style:parent-style-name="Standard">
      <style:text-properties fo:font-variant="normal" fo:text-transform="none" fo:color="#2e75b6" loext:opacity="100%" style:text-outline="false" style:text-line-through-style="none" style:text-line-through-type="none" style:font-name="Calibri Light" fo:font-size="13pt" fo:letter-spacing="normal" fo:font-style="normal" fo:text-shadow="none" style:text-underline-style="none" fo:font-weight="bold" officeooo:rsid="00482243" officeooo:paragraph-rsid="00482243" fo:background-color="#ffffff" style:font-name-asian="SimSun" style:font-size-asian="13pt" style:language-asian="en" style:country-asian="US" style:font-style-asian="normal" style:font-weight-asian="bold" style:font-name-complex="SimSun" style:font-size-complex="13pt" style:font-style-complex="normal" style:font-weight-complex="bold" style:text-overline-style="none" style:text-overline-color="font-color"/>
    </style:style>
    <style:style style:name="P153" style:family="paragraph" style:parent-style-name="Standard">
      <style:text-properties fo:font-variant="normal" fo:text-transform="none" fo:color="#2e75b6" loext:opacity="100%" style:text-outline="false" style:text-line-through-style="none" style:text-line-through-type="none" style:font-name="Calibri Light" fo:font-size="13pt" fo:letter-spacing="normal" fo:font-style="normal" fo:text-shadow="none" style:text-underline-style="none" fo:font-weight="bold" officeooo:rsid="00482243" officeooo:paragraph-rsid="00491975" fo:background-color="#ffffff" style:font-name-asian="SimSun" style:font-size-asian="13pt" style:language-asian="en" style:country-asian="US" style:font-style-asian="normal" style:font-weight-asian="bold" style:font-name-complex="SimSun" style:font-size-complex="13pt" style:font-style-complex="normal" style:font-weight-complex="bold" style:text-overline-style="none" style:text-overline-color="font-color"/>
    </style:style>
    <style:style style:name="P154" style:family="paragraph" style:parent-style-name="Heading_20_1">
      <style:paragraph-properties fo:margin-left="0.185cm" fo:margin-right="0cm" fo:margin-top="0cm" fo:margin-bottom="0cm" style:contextual-spacing="true" fo:line-height="100%" fo:text-indent="0cm" style:auto-text-indent="false" fo:break-before="page"/>
      <style:text-properties officeooo:rsid="002d7da5" officeooo:paragraph-rsid="002d7da5"/>
    </style:style>
    <style:style style:name="P155" style:family="paragraph" style:parent-style-name="Standard">
      <style:text-properties officeooo:paragraph-rsid="003b89b5"/>
    </style:style>
    <style:style style:name="P156" style:family="paragraph" style:parent-style-name="Standard">
      <style:paragraph-properties fo:margin-left="0cm" fo:margin-right="0cm" fo:margin-top="0cm" fo:margin-bottom="0cm" style:contextual-spacing="true" fo:text-align="start" style:justify-single-word="false" fo:text-indent="0cm" style:auto-text-indent="false"/>
      <style:text-properties style:font-name="Source Code Pro Semibold" fo:font-size="10pt" officeooo:paragraph-rsid="00491975" style:font-size-asian="10pt"/>
    </style:style>
    <style:style style:name="P157" style:family="paragraph" style:parent-style-name="Standard">
      <style:paragraph-properties fo:margin-left="0cm" fo:margin-right="0cm" fo:text-align="start" style:justify-single-word="false" fo:text-indent="0cm" style:auto-text-indent="false"/>
      <style:text-properties style:font-name="Source Code Pro Semibold" fo:font-size="10pt" style:font-size-asian="10pt"/>
    </style:style>
    <style:style style:name="P158" style:family="paragraph" style:parent-style-name="Standard">
      <style:paragraph-properties fo:margin-left="0cm" fo:margin-right="0cm" fo:margin-top="0cm" fo:margin-bottom="0cm" style:contextual-spacing="true" fo:text-align="start" style:justify-single-word="false" fo:text-indent="0cm" style:auto-text-indent="false"/>
      <style:text-properties officeooo:paragraph-rsid="00491975"/>
    </style:style>
    <style:style style:name="P159" style:family="paragraph" style:parent-style-name="Standard">
      <style:paragraph-properties fo:margin-left="0cm" fo:margin-right="0cm" fo:text-align="start" style:justify-single-word="false" fo:text-indent="0cm" style:auto-text-indent="false"/>
    </style:style>
    <style:style style:name="P160"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color="#000000" loext:opacity="100%" style:font-name="Source Code Pro Semibold" fo:font-size="10pt" officeooo:paragraph-rsid="00491975" style:font-size-asian="10pt"/>
    </style:style>
    <style:style style:name="P161" style:family="paragraph" style:parent-style-name="Standard">
      <style:paragraph-properties fo:margin-left="0cm" fo:margin-right="0cm" fo:margin-top="0cm" fo:margin-bottom="0cm" style:contextual-spacing="true" fo:text-align="start" style:justify-single-word="false" fo:text-indent="0cm" style:auto-text-indent="false"/>
      <style:text-properties fo:color="#000000" loext:opacity="100%" style:font-name="Source Code Pro Semibold" fo:font-size="10pt" officeooo:paragraph-rsid="00491975"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Source Code Pro Semibold" fo:font-size="10pt" style:font-size-asian="10pt"/>
    </style:style>
    <style:style style:name="P163" style:family="paragraph" style:parent-style-name="Table_20_Contents">
      <loext:graphic-properties draw:fill="solid" draw:fill-color="#b4c7dc" draw:opacity="100%"/>
      <style:paragraph-properties fo:margin-top="0cm" fo:margin-bottom="0cm" style:contextual-spacing="true" fo:line-height="100%" fo:background-color="#b4c7dc"/>
      <style:text-properties fo:color="#000000" loext:opacity="100%" style:font-name="Source Code Pro Semibold" fo:font-size="11pt" fo:font-style="normal" officeooo:rsid="024e18d3" officeooo:paragraph-rsid="00491975" style:font-name-asian="SimSun" style:font-size-asian="11pt" style:language-asian="en" style:country-asian="US" style:font-style-asian="normal" style:font-name-complex="Times New Roman1" style:font-size-complex="11pt" style:font-style-complex="normal"/>
    </style:style>
    <style:style style:name="P164" style:family="paragraph" style:parent-style-name="Table_20_Contents">
      <loext:graphic-properties draw:fill="solid" draw:fill-color="#b4c7dc" draw:opacity="100%"/>
      <style:paragraph-properties fo:margin-top="0cm" fo:margin-bottom="0cm" style:contextual-spacing="true" fo:line-height="100%" fo:background-color="#b4c7dc"/>
      <style:text-properties fo:color="#000000" loext:opacity="100%" style:font-name="Source Code Pro Semibold" fo:font-size="11pt" fo:font-style="normal" officeooo:rsid="024e18d3" officeooo:paragraph-rsid="0052d1da" style:font-name-asian="SimSun" style:font-size-asian="11pt" style:language-asian="en" style:country-asian="US" style:font-style-asian="normal" style:font-name-complex="Times New Roman1" style:font-size-complex="11pt" style:font-style-complex="normal"/>
    </style:style>
    <style:style style:name="P165" style:family="paragraph" style:parent-style-name="Standard">
      <style:paragraph-properties fo:margin-left="0cm" fo:margin-right="0cm" fo:margin-top="0cm" fo:margin-bottom="0cm" style:contextual-spacing="true" fo:text-align="start" style:justify-single-word="false" fo:text-indent="0cm" style:auto-text-indent="false"/>
      <style:text-properties fo:color="#000000" loext:opacity="100%" style:text-outline="false" style:text-line-through-style="none" style:text-line-through-type="none" style:font-name="Consolas" fo:font-size="10pt" fo:font-style="normal" fo:text-shadow="none" style:text-underline-style="none" fo:font-weight="normal" style:font-name-asian="Calibri1" style:font-size-asian="10pt" style:font-style-asian="normal" style:font-weight-asian="normal" style:font-name-complex="Consolas1" style:font-size-complex="10pt" style:font-style-complex="normal" style:font-weight-complex="normal" style:text-overline-style="none" style:text-overline-color="font-color"/>
    </style:style>
    <style:style style:name="P166" style:family="paragraph" style:parent-style-name="Table_20_Contents">
      <style:paragraph-properties fo:margin-top="0cm" fo:margin-bottom="0cm" style:contextual-spacing="true" fo:text-align="start" style:justify-single-word="false"/>
      <style:text-properties fo:color="#000000" loext:opacity="100%" style:text-outline="false" style:text-line-through-style="none" style:text-line-through-type="none" style:font-name="Consolas" fo:font-size="10pt" fo:font-style="normal" fo:text-shadow="none" style:text-underline-style="none" fo:font-weight="normal" style:font-name-asian="Calibri1" style:font-size-asian="10pt" style:font-style-asian="normal" style:font-weight-asian="normal" style:font-name-complex="Consolas1" style:font-size-complex="10pt" style:font-style-complex="normal" style:font-weight-complex="normal" style:text-overline-style="none" style:text-overline-color="font-color"/>
    </style:style>
    <style:style style:name="P167" style:family="paragraph" style:parent-style-name="Standard">
      <style:paragraph-properties fo:margin-top="0cm" fo:margin-bottom="0cm" style:contextual-spacing="true" fo:text-align="start" style:justify-single-word="false"/>
      <style:text-properties fo:color="#000000" loext:opacity="100%" style:text-outline="false" style:text-line-through-style="none" style:text-line-through-type="none" style:font-name="Consolas" fo:font-size="10pt" fo:font-style="normal" fo:text-shadow="none" style:text-underline-style="none" fo:font-weight="normal" style:font-name-asian="Calibri1" style:font-size-asian="10pt" style:font-style-asian="normal" style:font-weight-asian="normal" style:font-name-complex="Consolas1" style:font-size-complex="10pt" style:font-style-complex="normal" style:font-weight-complex="normal" style:text-overline-style="none" style:text-overline-color="font-color"/>
    </style:style>
    <style:style style:name="P168" style:family="paragraph" style:parent-style-name="Table_20_Contents">
      <style:paragraph-properties fo:margin-top="0cm" fo:margin-bottom="0cm" style:contextual-spacing="true" fo:text-align="start" style:justify-single-word="false"/>
      <style:text-properties fo:color="#000000" loext:opacity="100%" style:text-outline="false" style:text-line-through-style="none" style:text-line-through-type="none" style:font-name="Consolas" fo:font-size="11pt" fo:font-style="normal" fo:text-shadow="none" style:text-underline-style="none" fo:font-weight="bold" officeooo:rsid="0058fafb" officeooo:paragraph-rsid="0058fafb" style:font-name-asian="Calibri1" style:font-size-asian="11pt" style:font-style-asian="normal" style:font-weight-asian="bold" style:font-name-complex="Consolas1" style:font-size-complex="11pt" style:font-style-complex="normal" style:font-weight-complex="bold" style:text-overline-style="none" style:text-overline-color="font-color"/>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rsid="07620ff2" style:font-size-asian="10pt" style:font-name-complex="Consolas1" style:font-size-complex="10pt"/>
    </style:style>
    <style:style style:name="P170" style:family="paragraph" style:parent-style-name="Standard">
      <style:paragraph-properties fo:margin-top="0cm" fo:margin-bottom="0cm" style:contextual-spacing="false" fo:line-height="100%"/>
      <style:text-properties fo:color="#000000" loext:opacity="100%" style:font-name="Consolas" fo:font-size="10pt" style:text-underline-style="none" officeooo:rsid="07620ff2" officeooo:paragraph-rsid="00491975" style:font-size-asian="10pt" style:font-name-complex="Consolas1" style:font-size-complex="10pt"/>
    </style:style>
    <style:style style:name="P171" style:family="paragraph" style:parent-style-name="Standard">
      <style:paragraph-properties fo:margin-top="0cm" fo:margin-bottom="0cm" style:contextual-spacing="false" fo:line-height="100%"/>
      <style:text-properties fo:color="#000000" loext:opacity="100%" style:font-name="Consolas" fo:font-size="10pt" style:text-underline-style="none" officeooo:rsid="07620ff2" officeooo:paragraph-rsid="0052d1da" style:font-size-asian="10pt" style:font-name-complex="Consolas1" style:font-size-complex="10pt"/>
    </style:style>
    <style:style style:name="P172" style:family="paragraph" style:parent-style-name="Standard">
      <style:paragraph-properties fo:margin-top="0cm" fo:margin-bottom="0cm" style:contextual-spacing="false" fo:line-height="100%"/>
      <style:text-properties fo:color="#000000" loext:opacity="100%" style:font-name="Consolas" fo:font-size="10pt" officeooo:paragraph-rsid="00491975" style:font-size-asian="10pt" style:font-name-complex="Consolas1" style:font-size-complex="10pt"/>
    </style:style>
    <style:style style:name="P173" style:family="paragraph" style:parent-style-name="Standard">
      <style:paragraph-properties fo:margin-top="0cm" fo:margin-bottom="0cm" style:contextual-spacing="false" fo:line-height="100%"/>
      <style:text-properties fo:color="#000000" loext:opacity="100%" style:font-name="Consolas" fo:font-size="10pt" officeooo:paragraph-rsid="0052d1da" style:font-size-asian="10pt" style:font-name-complex="Consolas1" style:font-size-complex="10pt"/>
    </style:style>
    <style:style style:name="P174" style:family="paragraph" style:parent-style-name="Standard">
      <style:paragraph-properties fo:margin-left="0cm" fo:margin-right="0cm" fo:margin-top="0cm" fo:margin-bottom="0cm" style:contextual-spacing="true" fo:text-align="start" style:justify-single-word="false" fo:text-indent="0cm" style:auto-text-indent="false"/>
      <style:text-properties fo:color="#3f7f5f" loext:opacity="100%" style:font-name="Source Code Pro Semibold" fo:font-size="10pt" officeooo:paragraph-rsid="00491975"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3f7f5f" loext:opacity="100%" style:font-name="Source Code Pro Semibold" fo:font-size="10pt" style:font-size-asian="10pt"/>
    </style:style>
    <style:style style:name="P176"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color="#3f7f5f" loext:opacity="100%" style:font-name="Source Code Pro Semibold" fo:font-size="10pt" officeooo:paragraph-rsid="0052d1da" style:font-size-asian="10pt"/>
    </style:style>
    <style:style style:name="P177"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color="#2a00ff" loext:opacity="100%" style:font-name="Source Code Pro Semibold" fo:font-size="10pt" officeooo:paragraph-rsid="0052d1da" style:font-size-asian="10pt"/>
    </style:style>
    <style:style style:name="P178" style:family="paragraph" style:parent-style-name="Heading_20_4">
      <loext:graphic-properties draw:fill="solid" draw:fill-color="#5983b0" draw:opacity="100%"/>
      <style:paragraph-properties fo:margin-left="0cm" fo:margin-right="0cm" fo:margin-top="0cm" fo:margin-bottom="0.116cm" style:contextual-spacing="true" fo:line-height="100%" fo:text-indent="0cm" style:auto-text-indent="false" fo:background-color="#5983b0" style:writing-mode="lr-tb"/>
      <style:text-properties fo:color="#ffffff" loext:opacity="100%" style:font-name="Source Code Pro Semibold" fo:font-size="11pt" fo:font-style="normal" officeooo:paragraph-rsid="00491975" style:font-name-asian="SimSun" style:font-size-asian="11pt" style:font-style-asian="normal" style:font-name-complex="Times New Roman1" style:font-size-complex="11pt" style:font-style-complex="normal"/>
    </style:style>
    <style:style style:name="P179" style:family="paragraph" style:parent-style-name="Heading_20_4">
      <loext:graphic-properties draw:fill="solid" draw:fill-color="#5983b0" draw:opacity="100%"/>
      <style:paragraph-properties fo:margin-left="0cm" fo:margin-right="0cm" fo:margin-top="0cm" fo:margin-bottom="0.116cm" style:contextual-spacing="true" fo:line-height="100%" fo:text-indent="0cm" style:auto-text-indent="false" fo:background-color="#5983b0" style:writing-mode="lr-tb"/>
      <style:text-properties fo:color="#ffffff" loext:opacity="100%" style:font-name="Source Code Pro Semibold" fo:font-size="11pt" fo:font-style="normal" officeooo:paragraph-rsid="0052d1da" style:font-name-asian="SimSun" style:font-size-asian="11pt" style:font-style-asian="normal" style:font-name-complex="Times New Roman1" style:font-size-complex="11pt" style:font-style-complex="normal"/>
    </style:style>
    <style:style style:name="P18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81" style:family="paragraph" style:parent-style-name="Heading_20_2">
      <style:text-properties fo:font-weight="bold" style:font-weight-asian="bold" style:font-weight-complex="bold"/>
    </style:style>
    <style:style style:name="P182" style:family="paragraph" style:parent-style-name="Standard" style:list-style-name="L1">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415a19" officeooo:paragraph-rsid="00415a19"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183" style:family="paragraph" style:parent-style-name="Standard" style:list-style-name="L1">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415a19" officeooo:paragraph-rsid="00423039"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184" style:family="paragraph" style:parent-style-name="Standard" style:list-style-name="L1">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43ddd4" officeooo:paragraph-rsid="00477fb2" fo:background-color="#ffffff"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P185" style:family="paragraph" style:parent-style-name="Standard">
      <style:paragraph-properties fo:margin-top="0cm" fo:margin-bottom="0cm" style:contextual-spacing="tru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52d1da" officeooo:paragraph-rsid="0053e4ba"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86" style:family="paragraph" style:parent-style-name="Standard">
      <style:paragraph-properties fo:margin-top="0cm" fo:margin-bottom="0cm" style:contextual-spacing="true"/>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52d1da" officeooo:paragraph-rsid="007f44d9" fo:background-color="#ffffff"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P187" style:family="paragraph" style:parent-style-name="Standard">
      <style:paragraph-properties fo:margin-top="0cm" fo:margin-bottom="0cm" style:contextual-spacing="true" fo:text-align="start" style:justify-single-word="false"/>
      <style:text-properties fo:font-variant="normal" fo:text-transform="none" fo:color="#000000" loext:opacity="100%" style:text-outline="false" style:text-line-through-style="none" style:text-line-through-type="none" style:font-name="Liberation Mono" fo:font-size="8pt" fo:letter-spacing="normal" fo:font-style="normal" fo:text-shadow="none" style:text-underline-style="none" fo:font-weight="normal" officeooo:paragraph-rsid="007f44d9" style:font-name-asian="NSimSun1" style:font-size-asian="8pt" style:font-style-asian="normal" style:font-weight-asian="normal" style:font-name-complex="Liberation Mono" style:font-size-complex="8pt" style:font-style-complex="normal" style:font-weight-complex="normal" style:text-overline-style="none" style:text-overline-color="font-color"/>
    </style:style>
    <style:style style:name="P188" style:family="paragraph" style:parent-style-name="Standard">
      <style:paragraph-properties fo:margin-left="0cm" fo:margin-right="0cm" fo:margin-top="0cm" fo:margin-bottom="0cm" style:contextual-spacing="true" fo:text-align="start" style:justify-single-word="false" fo:text-indent="0cm" style:auto-text-indent="false"/>
      <style:text-properties fo:font-variant="normal" fo:text-transform="none" fo:color="#000000" loext:opacity="100%" style:font-name="Liberation Mono" fo:font-size="8pt" fo:letter-spacing="normal" officeooo:paragraph-rsid="007f44d9" style:font-name-asian="NSimSun1" style:font-size-asian="8pt" style:font-name-complex="Liberation Mono" style:font-size-complex="8pt"/>
    </style:style>
    <style:style style:name="P189" style:family="paragraph" style:parent-style-name="Standard">
      <style:text-properties officeooo:paragraph-rsid="007f44d9"/>
    </style:style>
    <style:style style:name="P190" style:family="paragraph">
      <style:paragraph-properties fo:text-align="center"/>
    </style:style>
    <style:style style:name="T1" style:family="text">
      <style:text-properties fo:color="#000000" loext:opacity="100%" style:font-name="Source Code Pro Semibold" fo:font-size="10pt" style:font-size-asian="10pt"/>
    </style:style>
    <style:style style:name="T2" style:family="text">
      <style:text-properties fo:color="#000000" loext:opacity="100%" style:font-name="Source Code Pro Semibold" fo:font-size="10pt" officeooo:rsid="079d6693" style:font-size-asian="10pt"/>
    </style:style>
    <style:style style:name="T3" style:family="text">
      <style:text-properties fo:color="#000000" loext:opacity="100%" style:font-name="Source Code Pro Semibold" fo:font-size="10pt" officeooo:rsid="079f346f" style:font-size-asian="10pt"/>
    </style:style>
    <style:style style:name="T4" style:family="text">
      <style:text-properties fo:color="#000000" loext:opacity="100%" style:font-name="Source Code Pro Semibold" fo:font-size="10pt" officeooo:rsid="0030e978" style:font-size-asian="10pt"/>
    </style:style>
    <style:style style:name="T5" style:family="text">
      <style:text-properties fo:color="#000000" loext:opacity="100%" style:font-name="Source Code Pro Semibold" fo:font-size="10pt" officeooo:rsid="003a25ab" style:font-size-asian="10pt"/>
    </style:style>
    <style:style style:name="T6" style:family="text">
      <style:text-properties fo:color="#000000" loext:opacity="100%" style:font-name="Source Code Pro Semibold" fo:font-size="10pt" fo:background-color="#d4d4d4" loext:char-shading-value="0" style:font-size-asian="10pt"/>
    </style:style>
    <style:style style:name="T7" style:family="text">
      <style:text-properties fo:color="#000000" loext:opacity="100%" style:font-name="Source Code Pro Semibold" fo:font-size="10pt" fo:font-weight="bold" style:font-size-asian="10pt" style:font-weight-asian="bold"/>
    </style:style>
    <style:style style:name="T8" style:family="text">
      <style:text-properties fo:color="#000000" loext:opacity="100%" style:font-name="Source Code Pro Semibold" fo:font-size="10pt" fo:background-color="#ffffff" loext:char-shading-value="0" style:font-size-asian="10pt"/>
    </style:style>
    <style:style style:name="T9" style:family="text">
      <style:text-properties fo:color="#000000" loext:opacity="100%" style:text-outline="false" style:text-line-through-style="none" style:text-line-through-type="none" style:font-name="Source Code Pro Semibold" fo:font-size="10pt" fo:text-shadow="none" style:text-underline-style="none" officeooo:rsid="079c8b49" fo:background-color="#ffffff" loext:char-shading-value="0" style:font-size-asian="10pt" style:font-style-asian="normal" style:font-style-complex="normal" style:text-overline-style="none" style:text-overline-color="font-color"/>
    </style:style>
    <style:style style:name="T10" style:family="text">
      <style:text-properties fo:color="#000000" loext:opacity="100%" style:text-outline="false" style:text-line-through-style="none" style:text-line-through-type="none" style:font-name="Source Code Pro Semibold" fo:font-size="10pt" fo:text-shadow="none" style:text-underline-style="none" officeooo:rsid="005048f3" fo:background-color="#ffffff" loext:char-shading-value="0" style:font-size-asian="10pt" style:font-style-asian="normal" style:font-style-complex="normal" style:text-overline-style="none" style:text-overline-color="font-color"/>
    </style:style>
    <style:style style:name="T11" style:family="text">
      <style:text-properties fo:color="#000000" loext:opacity="100%" style:text-outline="false" style:text-line-through-style="none" style:text-line-through-type="none" style:font-name="Arial" fo:font-size="9pt" fo:text-shadow="none" style:text-underline-style="none" officeooo:rsid="004c5579" fo:background-color="#ffffff" loext:char-shading-value="0" style:font-style-asian="normal" style:font-style-complex="normal" style:text-overline-style="none" style:text-overline-color="font-color"/>
    </style:style>
    <style:style style:name="T12" style:family="text">
      <style:text-properties fo:color="#7f0055" loext:opacity="100%" style:font-name="Source Code Pro Semibold" fo:font-size="10pt" fo:font-weight="bold" style:font-size-asian="10pt" style:font-weight-asian="bold"/>
    </style:style>
    <style:style style:name="T13" style:family="text">
      <style:text-properties fo:color="#7f0055" loext:opacity="100%" style:font-name="Source Code Pro Semibold" fo:font-size="10pt" fo:font-weight="bold" officeooo:rsid="0030e978" style:font-size-asian="10pt" style:font-weight-asian="bold"/>
    </style:style>
    <style:style style:name="T14" style:family="text">
      <style:text-properties fo:color="#7f0055" loext:opacity="100%" fo:font-weight="bold" style:font-weight-asian="bold"/>
    </style:style>
    <style:style style:name="T15" style:family="text">
      <style:text-properties fo:color="#0080c0" loext:opacity="100%" style:font-name="Source Code Pro Semibold" fo:font-size="10pt" style:font-size-asian="10pt"/>
    </style:style>
    <style:style style:name="T16" style:family="text">
      <style:text-properties fo:color="#0080c0" loext:opacity="100%" style:font-name="Source Code Pro Semibold" fo:font-size="10pt" officeooo:rsid="0030e978" style:font-size-asian="10pt"/>
    </style:style>
    <style:style style:name="T17" style:family="text">
      <style:text-properties fo:color="#0080c0" loext:opacity="100%" style:font-name="Source Code Pro Semibold" fo:font-size="10pt" fo:background-color="#d4d4d4" loext:char-shading-value="0" style:font-size-asian="10pt"/>
    </style:style>
    <style:style style:name="T18" style:family="text">
      <style:text-properties fo:color="#0080c0" loext:opacity="100%" style:text-outline="false" style:text-line-through-style="none" style:text-line-through-type="none" style:font-name="Source Code Pro Semibold" fo:font-size="10pt" fo:text-shadow="none" style:text-underline-style="none" fo:background-color="#ffffff" loext:char-shading-value="0" style:font-size-asian="10pt" style:font-style-asian="normal" style:font-style-complex="normal" style:text-overline-style="none" style:text-overline-color="font-color"/>
    </style:style>
    <style:style style:name="T19" style:family="text">
      <style:text-properties fo:color="#0080c0" loext:opacity="100%" style:text-outline="false" style:text-line-through-style="none" style:text-line-through-type="none" style:font-name="Source Code Pro Semibold" fo:font-size="10pt" fo:text-shadow="none" style:text-underline-style="none" officeooo:rsid="0031eae3" fo:background-color="#ffffff" loext:char-shading-value="0" style:font-size-asian="10pt" style:font-style-asian="normal" style:font-style-complex="normal" style:text-overline-style="none" style:text-overline-color="font-color"/>
    </style:style>
    <style:style style:name="T20" style:family="text">
      <style:text-properties fo:font-weight="bold" style:font-weight-asian="bold" style:font-weight-complex="bold"/>
    </style:style>
    <style:style style:name="T21" style:family="text">
      <style:text-properties fo:font-weight="bold" officeooo:rsid="03119c9b" style:font-weight-asian="bold" style:font-weight-complex="bold"/>
    </style:style>
    <style:style style:name="T22" style:family="text">
      <style:text-properties fo:font-weight="bold" officeooo:rsid="0030e978" style:font-weight-asian="bold" style:font-weight-complex="bold"/>
    </style:style>
    <style:style style:name="T23" style:family="text">
      <style:text-properties fo:font-weight="bold" officeooo:rsid="0052d1da" style:font-weight-asian="bold" style:font-weight-complex="bold"/>
    </style:style>
    <style:style style:name="T24" style:family="text">
      <style:text-properties fo:font-weight="bold" officeooo:rsid="0053e4ba" style:font-weight-asian="bold" style:font-weight-complex="bold"/>
    </style:style>
    <style:style style:name="T25" style:family="text">
      <style:text-properties fo:font-weight="bold" fo:background-color="#ffffff" loext:char-shading-value="0" style:font-weight-asian="bold" style:font-weight-complex="bold"/>
    </style:style>
    <style:style style:name="T26" style:family="text">
      <style:text-properties fo:font-weight="bold" officeooo:rsid="07a043c9" fo:background-color="#ffffff" loext:char-shading-value="0" style:font-weight-asian="bold" style:font-weight-complex="bold"/>
    </style:style>
    <style:style style:name="T27" style:family="text">
      <style:text-properties fo:font-weight="bold" officeooo:rsid="0033a215" fo:background-color="#ffffff" loext:char-shading-value="0" style:font-weight-asian="bold" style:font-weight-complex="bold"/>
    </style:style>
    <style:style style:name="T28" style:family="text">
      <style:text-properties fo:font-weight="bold" officeooo:rsid="003a25ab" fo:background-color="#ffffff" loext:char-shading-value="0" style:font-weight-asian="bold" style:font-weight-complex="bold"/>
    </style:style>
    <style:style style:name="T29" style:family="text">
      <style:text-properties fo:font-weight="bold" officeooo:rsid="003b89b5" fo:background-color="#ffffff" loext:char-shading-value="0" style:font-weight-asian="bold" style:font-weight-complex="bold"/>
    </style:style>
    <style:style style:name="T30" style:family="text">
      <style:text-properties fo:font-variant="normal" fo:text-transform="none" fo:color="#222222" loext:opacity="100%" style:font-name="Calibri" fo:font-size="11pt" fo:letter-spacing="normal" fo:font-style="normal" fo:font-weight="normal" officeooo:rsid="002d7da5" style:font-name-asian="Calibri1" style:font-size-asian="11pt" style:language-asian="en" style:country-asian="US" style:font-weight-asian="normal" style:font-name-complex="SimSun" style:font-size-complex="11pt" style:font-weight-complex="normal"/>
    </style:style>
    <style:style style:name="T31" style:family="text">
      <style:text-properties fo:font-variant="normal" fo:text-transform="none" fo:color="#222222" loext:opacity="100%" style:font-name="Calibri" fo:font-size="11pt" fo:letter-spacing="normal" fo:font-style="normal" fo:font-weight="normal" officeooo:rsid="002ebefe" style:font-name-asian="Calibri1" style:font-size-asian="11pt" style:language-asian="en" style:country-asian="US" style:font-weight-asian="normal" style:font-name-complex="SimSun" style:font-size-complex="11pt" style:font-weight-complex="normal"/>
    </style:style>
    <style:style style:name="T32" style:family="text">
      <style:text-properties fo:font-variant="normal" fo:text-transform="none" fo:color="#222222" loext:opacity="100%" style:font-name="Calibri" fo:font-size="11pt" fo:letter-spacing="normal" fo:font-style="normal" fo:font-weight="normal" officeooo:rsid="002ed665" style:font-name-asian="Calibri1" style:font-size-asian="11pt" style:language-asian="en" style:country-asian="US" style:font-weight-asian="normal" style:font-name-complex="SimSun" style:font-size-complex="11pt" style:font-weight-complex="normal"/>
    </style:style>
    <style:style style:name="T33" style:family="text">
      <style:text-properties fo:font-variant="normal" fo:text-transform="none" fo:color="#222222" loext:opacity="100%" style:font-name="Calibri" fo:font-size="11pt" fo:letter-spacing="normal" fo:font-style="normal" fo:font-weight="normal" officeooo:rsid="002f79bc" style:font-name-asian="Calibri1" style:font-size-asian="11pt" style:language-asian="en" style:country-asian="US" style:font-weight-asian="normal" style:font-name-complex="SimSun" style:font-size-complex="11pt" style:font-weight-complex="normal"/>
    </style:style>
    <style:style style:name="T34" style:family="text">
      <style:text-properties fo:font-variant="normal" fo:text-transform="none" fo:color="#222222" loext:opacity="100%" style:font-name="Calibri" fo:font-size="11pt" fo:letter-spacing="normal" fo:font-style="normal" fo:font-weight="normal" officeooo:rsid="07a043c9" fo:background-color="#ffffff" loext:char-shading-value="0" style:font-name-asian="Calibri1" style:font-size-asian="11pt" style:language-asian="en" style:country-asian="US" style:font-weight-asian="normal" style:font-name-complex="SimSun" style:font-size-complex="11pt" style:font-weight-complex="normal"/>
    </style:style>
    <style:style style:name="T35" style:family="text">
      <style:text-properties fo:font-variant="normal" fo:text-transform="none" fo:color="#222222" loext:opacity="100%" style:font-name="Calibri" fo:font-size="11pt" fo:letter-spacing="normal" fo:font-style="normal" fo:font-weight="normal" officeooo:rsid="0031eae3" fo:background-color="#ffffff" loext:char-shading-value="0" style:font-name-asian="Calibri1" style:font-size-asian="11pt" style:language-asian="en" style:country-asian="US" style:font-weight-asian="normal" style:font-name-complex="SimSun" style:font-size-complex="11pt" style:font-weight-complex="normal"/>
    </style:style>
    <style:style style:name="T36" style:family="text">
      <style:text-properties fo:font-variant="normal" fo:text-transform="none" fo:color="#222222" loext:opacity="100%" style:font-name="Calibri" fo:font-size="11pt" fo:letter-spacing="normal" fo:font-style="normal" fo:font-weight="normal" officeooo:rsid="003a25ab" fo:background-color="#ffffff" loext:char-shading-value="0" style:font-name-asian="Calibri1" style:font-size-asian="11pt" style:language-asian="en" style:country-asian="US" style:font-weight-asian="normal" style:font-name-complex="SimSun" style:font-size-complex="11pt" style:font-weight-complex="normal"/>
    </style:style>
    <style:style style:name="T37" style:family="text">
      <style:text-properties fo:font-variant="normal" fo:text-transform="none" fo:color="#222222" loext:opacity="100%" style:font-name="Calibri" fo:font-size="11pt" fo:letter-spacing="normal" fo:font-style="normal" fo:font-weight="bold" officeooo:rsid="07a043c9" fo:background-color="#ffffff" loext:char-shading-value="0" style:font-name-asian="Calibri1" style:font-size-asian="11pt" style:language-asian="en" style:country-asian="US" style:font-weight-asian="bold" style:font-name-complex="SimSun" style:font-size-complex="11pt" style:font-weight-complex="bold"/>
    </style:style>
    <style:style style:name="T38" style:family="text">
      <style:text-properties fo:font-variant="normal" fo:text-transform="none" fo:color="#222222" loext:opacity="100%" style:font-name="Calibri" fo:font-size="11pt" fo:letter-spacing="normal" fo:font-style="normal" fo:font-weight="bold" officeooo:rsid="003a25ab" fo:background-color="#ffffff" loext:char-shading-value="0" style:font-name-asian="Calibri1" style:font-size-asian="11pt" style:language-asian="en" style:country-asian="US" style:font-weight-asian="bold" style:font-name-complex="SimSun" style:font-size-complex="11pt" style:font-weight-complex="bold"/>
    </style:style>
    <style:style style:name="T39" style:family="text">
      <style:text-properties fo:font-variant="normal" fo:text-transform="none" fo:color="#222222" loext:opacity="100%" style:text-position="super 58%" style:font-name="Calibri" fo:font-size="11pt" fo:letter-spacing="normal" fo:font-style="normal" fo:font-weight="normal" officeooo:rsid="003a25ab" fo:background-color="#ffffff" loext:char-shading-value="0" style:font-name-asian="Calibri1" style:font-size-asian="11pt" style:language-asian="en" style:country-asian="US" style:font-weight-asian="normal" style:font-name-complex="SimSun" style:font-size-complex="11pt" style:font-weight-complex="normal"/>
    </style:style>
    <style:style style:name="T40" style:family="text">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1eae3" fo:background-color="#ffffff" loext:char-shading-value="0"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T41" style:family="text">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a25ab" fo:background-color="#ffffff" loext:char-shading-value="0"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T42" style:family="text">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399e69" fo:background-color="#ffffff" loext:char-shading-value="0"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T43" style:family="text">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7a043c9" fo:background-color="#ffffff" loext:char-shading-value="0"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T44" style:family="text">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normal" officeooo:rsid="004d9885" fo:background-color="#ffffff" loext:char-shading-value="0" style:font-name-asian="Calibri1" style:font-size-asian="11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T45" style:family="text">
      <style:text-properties fo:font-variant="normal" fo:text-transform="none" fo:color="#222222" loext:opacity="100%" style:text-outline="false" style:text-line-through-style="none" style:text-line-through-type="none" style:font-name="Calibri" fo:font-size="11pt" fo:letter-spacing="normal" fo:font-style="normal" fo:text-shadow="none" style:text-underline-style="none" fo:font-weight="bold" officeooo:rsid="004d9885" fo:background-color="#ffffff" loext:char-shading-value="0" style:font-name-asian="Calibri1" style:font-size-asian="11pt" style:language-asian="en" style:country-asian="US" style:font-style-asian="normal" style:font-weight-asian="bold" style:font-name-complex="SimSun" style:font-size-complex="11pt" style:font-style-complex="normal" style:font-weight-complex="bold" style:text-overline-style="none" style:text-overline-color="font-color"/>
    </style:style>
    <style:style style:name="T46" style:family="text">
      <style:text-properties fo:font-variant="normal" fo:text-transform="none" fo:color="#0080c0" loext:opacity="100%" style:text-outline="false" style:text-line-through-style="none" style:text-line-through-type="none" style:font-name="Source Code Pro Semibold" fo:font-size="10pt" fo:letter-spacing="normal" fo:font-style="normal" fo:text-shadow="none" style:text-underline-style="none" fo:font-weight="normal" officeooo:rsid="0030e978" fo:background-color="#ffffff" loext:char-shading-value="0" style:font-name-asian="Calibri1" style:font-size-asian="10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font-name="Source Code Pro Semibold" fo:font-size="10pt" fo:letter-spacing="normal" fo:font-style="normal" fo:text-shadow="none" style:text-underline-style="none" fo:font-weight="normal" officeooo:rsid="079c8b49" fo:background-color="#ffffff" loext:char-shading-value="0" style:font-name-asian="Calibri1" style:font-size-asian="10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T48" style:family="text">
      <style:text-properties fo:font-variant="normal" fo:text-transform="none" fo:color="#000000" loext:opacity="100%" style:text-outline="false" style:text-line-through-style="none" style:text-line-through-type="none" style:font-name="Source Code Pro Semibold" fo:font-size="10pt" fo:letter-spacing="normal" fo:font-style="normal" fo:text-shadow="none" style:text-underline-style="none" fo:font-weight="normal" officeooo:rsid="0030e978" fo:background-color="#ffffff" loext:char-shading-value="0" style:font-name-asian="Calibri1" style:font-size-asian="10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T49" style:family="text">
      <style:text-properties fo:font-variant="normal" fo:text-transform="none" fo:color="#000000" loext:opacity="100%" style:text-outline="false" style:text-line-through-style="none" style:text-line-through-type="none" style:font-name="Source Code Pro Semibold" fo:font-size="10pt" fo:letter-spacing="normal" fo:font-style="normal" fo:text-shadow="none" style:text-underline-style="none" fo:font-weight="normal" officeooo:rsid="005048f3" fo:background-color="#ffffff" loext:char-shading-value="0" style:font-name-asian="Calibri1" style:font-size-asian="10pt" style:language-asian="en" style:country-asian="US" style:font-style-asian="normal" style:font-weight-asian="normal" style:font-name-complex="SimSun" style:font-size-complex="11pt" style:font-style-complex="normal" style:font-weight-complex="normal" style:text-overline-style="none" style:text-overline-color="font-color"/>
    </style:style>
    <style:style style:name="T50" style:family="text">
      <style:text-properties fo:font-weight="normal" style:font-weight-asian="normal" style:font-weight-complex="normal"/>
    </style:style>
    <style:style style:name="T51" style:family="text">
      <style:text-properties fo:font-weight="normal" officeooo:rsid="0045092c" style:font-weight-asian="normal" style:font-weight-complex="normal"/>
    </style:style>
    <style:style style:name="T52" style:family="text">
      <style:text-properties style:text-outline="false" style:text-line-through-style="none" style:text-line-through-type="none" fo:text-shadow="none" style:text-underline-style="none" fo:background-color="#ffffff" loext:char-shading-value="0" style:font-style-asian="normal" style:font-style-complex="normal" style:text-overline-style="none" style:text-overline-color="font-color"/>
    </style:style>
    <style:style style:name="T53" style:family="text">
      <style:text-properties style:text-outline="false" style:text-line-through-style="none" style:text-line-through-type="none" fo:text-shadow="none" style:text-underline-style="none" officeooo:rsid="0031eae3" fo:background-color="#ffffff" loext:char-shading-value="0" style:font-style-asian="normal" style:font-style-complex="normal" style:text-overline-style="none" style:text-overline-color="font-color"/>
    </style:style>
    <style:style style:name="T54" style:family="text">
      <style:text-properties style:text-outline="false" style:text-line-through-style="none" style:text-line-through-type="none" fo:text-shadow="none" style:text-underline-style="none" officeooo:rsid="0032c86f" fo:background-color="#ffffff" loext:char-shading-value="0" style:font-style-asian="normal" style:font-style-complex="normal" style:text-overline-style="none" style:text-overline-color="font-color"/>
    </style:style>
    <style:style style:name="T55" style:family="text">
      <style:text-properties style:text-outline="false" style:text-line-through-style="none" style:text-line-through-type="none" fo:text-shadow="none" style:text-underline-style="none" officeooo:rsid="0033a215" fo:background-color="#ffffff" loext:char-shading-value="0" style:font-style-asian="normal" style:font-style-complex="normal" style:text-overline-style="none" style:text-overline-color="font-color"/>
    </style:style>
    <style:style style:name="T56" style:family="text">
      <style:text-properties style:text-outline="false" style:text-line-through-style="none" style:text-line-through-type="none" fo:text-shadow="none" style:text-underline-style="none" officeooo:rsid="07a043c9" fo:background-color="#ffffff" loext:char-shading-value="0" style:font-style-asian="normal" style:font-style-complex="normal" style:text-overline-style="none" style:text-overline-color="font-color"/>
    </style:style>
    <style:style style:name="T57" style:family="text">
      <style:text-properties style:text-outline="false" style:text-line-through-style="none" style:text-line-through-type="none" fo:text-shadow="none" style:text-underline-style="none" officeooo:rsid="0037d384" fo:background-color="#ffffff" loext:char-shading-value="0" style:font-style-asian="normal" style:font-style-complex="normal" style:text-overline-style="none" style:text-overline-color="font-color"/>
    </style:style>
    <style:style style:name="T58" style:family="text">
      <style:text-properties style:text-outline="false" style:text-line-through-style="none" style:text-line-through-type="none" fo:text-shadow="none" style:text-underline-style="none" officeooo:rsid="00399e69" fo:background-color="#ffffff" loext:char-shading-value="0" style:font-style-asian="normal" style:font-style-complex="normal" style:text-overline-style="none" style:text-overline-color="font-color"/>
    </style:style>
    <style:style style:name="T59" style:family="text">
      <style:text-properties style:text-outline="false" style:text-line-through-style="none" style:text-line-through-type="none" fo:text-shadow="none" style:text-underline-style="none" officeooo:rsid="003b89b5" fo:background-color="#ffffff" loext:char-shading-value="0" style:font-style-asian="normal" style:font-style-complex="normal" style:text-overline-style="none" style:text-overline-color="font-color"/>
    </style:style>
    <style:style style:name="T60" style:family="text">
      <style:text-properties style:text-outline="false" style:text-line-through-style="none" style:text-line-through-type="none" fo:text-shadow="none" style:text-underline-style="none" officeooo:rsid="004c5579" fo:background-color="#ffffff" loext:char-shading-value="0" style:font-style-asian="normal" style:font-style-complex="normal" style:text-overline-style="none" style:text-overline-color="font-color"/>
    </style:style>
    <style:style style:name="T61" style:family="text">
      <style:text-properties style:text-outline="false" style:text-line-through-style="none" style:text-line-through-type="none" fo:text-shadow="none" style:text-underline-style="none" officeooo:rsid="004e5bfa" fo:background-color="#ffffff" loext:char-shading-value="0" style:font-style-asian="normal" style:font-style-complex="normal" style:text-overline-style="none" style:text-overline-color="font-color"/>
    </style:style>
    <style:style style:name="T62" style:family="text">
      <style:text-properties style:text-outline="false" style:text-line-through-style="none" style:text-line-through-type="none" fo:text-shadow="none" style:text-underline-style="none" officeooo:rsid="005048f3" fo:background-color="#ffffff" loext:char-shading-value="0" style:font-style-asian="normal" style:font-style-complex="normal" style:text-overline-style="none" style:text-overline-color="font-color"/>
    </style:style>
    <style:style style:name="T63" style:family="text">
      <style:text-properties style:text-outline="false" style:text-line-through-style="none" style:text-line-through-type="none" fo:text-shadow="none" style:text-underline-style="none" fo:font-weight="bold" officeooo:rsid="004c5579" fo:background-color="#ffffff" loext:char-shading-value="0" style:font-style-asian="normal" style:font-weight-asian="bold" style:font-style-complex="normal" style:font-weight-complex="bold" style:text-overline-style="none" style:text-overline-color="font-color"/>
    </style:style>
    <style:style style:name="T64" style:family="text">
      <style:text-properties style:text-outline="false" style:text-line-through-style="none" style:text-line-through-type="none" fo:text-shadow="none" style:text-underline-style="none" fo:font-weight="bold" officeooo:rsid="0031eae3" fo:background-color="#ffffff" loext:char-shading-value="0" style:font-style-asian="normal" style:font-weight-asian="bold" style:font-style-complex="normal" style:font-weight-complex="bold" style:text-overline-style="none" style:text-overline-color="font-color"/>
    </style:style>
    <style:style style:name="T65" style:family="text">
      <style:text-properties style:text-outline="false" style:text-line-through-style="none" style:text-line-through-type="none" fo:text-shadow="none" style:text-underline-style="none" fo:font-weight="bold" officeooo:rsid="004e5bfa" fo:background-color="#ffffff" loext:char-shading-value="0" style:font-style-asian="normal" style:font-weight-asian="bold" style:font-style-complex="normal" style:font-weight-complex="bold" style:text-overline-style="none" style:text-overline-color="font-color"/>
    </style:style>
    <style:style style:name="T66" style:family="text">
      <style:text-properties style:text-outline="false" style:text-line-through-style="none" style:text-line-through-type="none" fo:text-shadow="none" style:text-underline-style="none" fo:font-weight="bold" officeooo:rsid="005048f3" fo:background-color="#ffffff" loext:char-shading-value="0" style:font-style-asian="normal" style:font-weight-asian="bold" style:font-style-complex="normal" style:font-weight-complex="bold" style:text-overline-style="none" style:text-overline-color="font-color"/>
    </style:style>
    <style:style style:name="T67" style:family="text">
      <style:text-properties style:text-outline="false" style:text-line-through-style="none" style:text-line-through-type="none" style:text-position="super 58%" fo:text-shadow="none" style:text-underline-style="none" officeooo:rsid="0031eae3" fo:background-color="#ffffff" loext:char-shading-value="0" style:font-style-asian="normal" style:font-style-complex="normal" style:text-overline-style="none" style:text-overline-color="font-color"/>
    </style:style>
    <style:style style:name="T68" style:family="text">
      <style:text-properties style:text-outline="false" style:text-line-through-style="none" style:text-line-through-type="none" style:text-position="super 58%" fo:text-shadow="none" style:text-underline-style="none" officeooo:rsid="0033a215" fo:background-color="#ffffff" loext:char-shading-value="0" style:font-style-asian="normal" style:font-style-complex="normal" style:text-overline-style="none" style:text-overline-color="font-color"/>
    </style:style>
    <style:style style:name="T69" style:family="text">
      <style:text-properties style:text-outline="false" style:text-line-through-style="none" style:text-line-through-type="none" style:text-position="super 58%" fo:text-shadow="none" style:text-underline-style="none" officeooo:rsid="00399e69" fo:background-color="#ffffff" loext:char-shading-value="0" style:font-style-asian="normal" style:font-style-complex="normal" style:text-overline-style="none" style:text-overline-color="font-color"/>
    </style:style>
    <style:style style:name="T70" style:family="text">
      <style:text-properties style:text-position="super 58%"/>
    </style:style>
    <style:style style:name="T71" style:family="text">
      <style:text-properties style:text-position="super 58%" officeooo:rsid="0031eae3"/>
    </style:style>
    <style:style style:name="T72" style:family="text">
      <style:text-properties style:text-position="super 58%" officeooo:rsid="0033a215" fo:background-color="#ffffff" loext:char-shading-value="0"/>
    </style:style>
    <style:style style:name="T73" style:family="text">
      <style:text-properties style:text-position="super 58%" officeooo:rsid="00399e69" fo:background-color="#ffffff" loext:char-shading-value="0"/>
    </style:style>
    <style:style style:name="T74" style:family="text">
      <style:text-properties style:text-position="super 58%" officeooo:rsid="003a25ab" fo:background-color="#ffffff" loext:char-shading-value="0"/>
    </style:style>
    <style:style style:name="T75" style:family="text">
      <style:text-properties style:text-position="super 58%" officeooo:rsid="00423039"/>
    </style:style>
    <style:style style:name="T76" style:family="text">
      <style:text-properties officeooo:rsid="0031eae3"/>
    </style:style>
    <style:style style:name="T77" style:family="text">
      <style:text-properties officeooo:rsid="0033a215"/>
    </style:style>
    <style:style style:name="T78" style:family="text">
      <style:text-properties officeooo:rsid="0031eae3" fo:background-color="#ffffff" loext:char-shading-value="0"/>
    </style:style>
    <style:style style:name="T79" style:family="text">
      <style:text-properties officeooo:rsid="0033a215" fo:background-color="#ffffff" loext:char-shading-value="0"/>
    </style:style>
    <style:style style:name="T80" style:family="text">
      <style:text-properties officeooo:rsid="07a043c9" fo:background-color="#ffffff" loext:char-shading-value="0"/>
    </style:style>
    <style:style style:name="T81" style:family="text">
      <style:text-properties officeooo:rsid="00399e69" fo:background-color="#ffffff" loext:char-shading-value="0"/>
    </style:style>
    <style:style style:name="T82" style:family="text">
      <style:text-properties officeooo:rsid="003a25ab" fo:background-color="#ffffff" loext:char-shading-value="0"/>
    </style:style>
    <style:style style:name="T83" style:family="text">
      <style:text-properties officeooo:rsid="003b89b5" fo:background-color="#ffffff" loext:char-shading-value="0"/>
    </style:style>
    <style:style style:name="T84" style:family="text">
      <style:text-properties officeooo:rsid="003a25ab"/>
    </style:style>
    <style:style style:name="T85" style:family="text">
      <style:text-properties officeooo:rsid="003b89b5"/>
    </style:style>
    <style:style style:name="T86" style:family="text">
      <style:text-properties officeooo:rsid="003f7286"/>
    </style:style>
    <style:style style:name="T87" style:family="text">
      <style:text-properties officeooo:rsid="00415a19"/>
    </style:style>
    <style:style style:name="T88" style:family="text">
      <style:text-properties officeooo:rsid="00423039"/>
    </style:style>
    <style:style style:name="T89" style:family="text">
      <style:text-properties style:text-underline-style="solid" style:text-underline-width="auto" style:text-underline-color="font-color" officeooo:rsid="00423039"/>
    </style:style>
    <style:style style:name="T90" style:family="text">
      <style:text-properties fo:color="#2a00ff" loext:opacity="100%"/>
    </style:style>
    <style:style style:name="T91" style:family="text">
      <style:text-properties fo:color="#2a00ff" loext:opacity="100%" style:font-name="Source Code Pro Semibold" fo:font-size="10pt" style:font-size-asian="10pt"/>
    </style:style>
    <style:style style:name="T92" style:family="text">
      <style:text-properties fo:color="#3f7f5f" loext:opacity="100%" style:font-name="Source Code Pro Semibold" fo:font-size="10pt" style:font-size-asian="10pt"/>
    </style:style>
    <style:style style:name="T93" style:family="text">
      <style:text-properties fo:color="#3f7f5f" loext:opacity="100%" style:font-name="Source Code Pro Semibold" fo:font-size="10pt" fo:background-color="#ffffff" loext:char-shading-value="0" style:font-size-asian="10pt"/>
    </style:style>
    <style:style style:name="T94" style:family="text">
      <style:text-properties fo:color="#3f7f5f" loext:opacity="100%" style:font-name="Source Code Pro Semibold" fo:font-size="10pt" officeooo:rsid="004ad114" fo:background-color="#ffffff" loext:char-shading-value="0" style:font-size-asian="10pt"/>
    </style:style>
    <style:style style:name="T95" style:family="text">
      <style:text-properties fo:color="#642880" loext:opacity="100%" style:font-name="Source Code Pro Semibold" fo:font-size="10pt" fo:font-weight="bold" style:font-size-asian="10pt" style:font-weight-asian="bold"/>
    </style:style>
    <style:style style:name="T96" style:family="text">
      <style:text-properties officeooo:rsid="004e5bfa"/>
    </style:style>
    <style:style style:name="T97" style:family="text">
      <style:text-properties officeooo:rsid="005048f3"/>
    </style:style>
    <style:style style:name="T98" style:family="text">
      <style:text-properties officeooo:rsid="0052d1da"/>
    </style:style>
    <style:style style:name="T99" style:family="text">
      <style:text-properties officeooo:rsid="0053e4ba"/>
    </style:style>
    <style:style style:name="T100" style:family="text">
      <style:text-properties officeooo:rsid="005acde3"/>
    </style:style>
    <style:style style:name="T101" style:family="text">
      <style:text-properties officeooo:rsid="005f8986"/>
    </style:style>
    <style:style style:name="T102" style:family="text">
      <style:text-properties officeooo:rsid="005fd722"/>
    </style:style>
    <style:style style:name="T103" style:family="text">
      <style:text-properties officeooo:rsid="0061b7da"/>
    </style:style>
    <style:style style:name="T104" style:family="text">
      <style:text-properties officeooo:rsid="00630585"/>
    </style:style>
    <style:style style:name="T105" style:family="text">
      <style:text-properties fo:language="en" fo:country="IN" officeooo:rsid="006c2909"/>
    </style:style>
    <style:style style:name="T106" style:family="text">
      <style:text-properties fo:language="en" fo:country="IN" officeooo:rsid="00758fda"/>
    </style:style>
    <style:style style:name="T107" style:family="text">
      <style:text-properties fo:language="en" fo:country="IN" officeooo:rsid="0077688e"/>
    </style:style>
    <style:style style:name="T108" style:family="text">
      <style:text-properties officeooo:rsid="00713a68"/>
    </style:style>
    <style:style style:name="T109" style:family="text">
      <style:text-properties officeooo:rsid="0072577b"/>
    </style:style>
    <style:style style:name="T110" style:family="text">
      <style:text-properties officeooo:rsid="00758fda"/>
    </style:style>
    <style:style style:name="T111" style:family="text">
      <style:text-properties officeooo:rsid="0077688e"/>
    </style:style>
    <style:style style:name="T112" style:family="text">
      <style:text-properties officeooo:rsid="0077fd8d"/>
    </style:style>
    <style:style style:name="T113" style:family="text">
      <style:text-properties officeooo:rsid="00799515"/>
    </style:style>
    <style:style style:name="T114" style:family="text">
      <style:text-properties officeooo:rsid="007b15d3"/>
    </style:style>
    <style:style style:name="T115" style:family="text">
      <style:text-properties officeooo:rsid="007cac99"/>
    </style:style>
    <style:style style:name="T116" style:family="text">
      <style:text-properties officeooo:rsid="007f44d9"/>
    </style:style>
    <style:style style:name="T117" style:family="text">
      <style:text-properties officeooo:rsid="00807a4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svg:stroke-width="0.101cm"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4" text:outline-level="1"><text:span text:style-name="T21">S</text:span><text:span text:style-name="T20">election Sort Algorithm</text:span></text:h>
      <text:p text:style-name="P1"><text:span text:style-name="T30">We do apply </text:span><text:span text:style-name="T31">sorting</text:span><text:span text:style-name="T30"> in real-time when we do purchase items on-line, booking the flight or booking any hotel. An algorithm is a set of well defined-rules that clearly defines a step-by-step </text:span><text:span text:style-name="T33">approach</text:span><text:span text:style-name="T30"> to perform an activity.</text:span><text:span text:style-name="T31"> </text:span><text:span text:style-name="T30">The purpose of </text:span><text:span text:style-name="T31">any </text:span><text:span text:style-name="T30">sorting </text:span><text:span text:style-name="T31">algorithm </text:span><text:span text:style-name="T30">is to rearrange the list of items based on some well-defined ordering rule. </text:span><text:span text:style-name="T31">One sorting algorithm differs from another is due to just because of their well-defined ordering rule.</text:span><text:span text:style-name="T30"> </text:span><text:span text:style-name="T31">The study of different sorting algorithms itself a separate subject </text:span><text:span text:style-name="T32">of it’s kind </text:span><text:span text:style-name="T31">and that is clearly not our agenda right now. </text:span><text:span text:style-name="T32">Before we actually apply any sorting, we need to pass through the step of comparing list items among each other. </text:span></text:p>
      <text:p text:style-name="P4">Few examples are as follows; </text:p>
      <text:p text:style-name="P4">a) Comparison among integers could be possible based on their greatest value.</text:p>
      <text:p text:style-name="P4">b) Comparison among words could be done based on their order of choice of alphabets or could be based on the length of the word or could be frequency of it’s usage.</text:p>
      <text:p text:style-name="P5"/>
      <text:p text:style-name="P6">For example, let there is an array consists of five unsorted elements, given as follows;</text:p>
      <text:p text:style-name="P15"><text:span text:style-name="T13">int</text:span><text:span text:style-name="T1"> </text:span><text:span text:style-name="T16">ranks</text:span><text:span text:style-name="T1">[</text:span><text:span text:style-name="T2">5</text:span><text:span text:style-name="T1">]</text:span><text:span text:style-name="T4">={31, 15, 24, 2, 1};</text:span></text:p>
      <text:p text:style-name="P5"/>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72">Array</text:p>
          </table:table-cell>
          <table:table-cell table:style-name="Table18.B1" office:value-type="string">
            <text:p text:style-name="P72">31</text:p>
          </table:table-cell>
          <table:table-cell table:style-name="Table18.B1" office:value-type="string">
            <text:p text:style-name="P72">15</text:p>
          </table:table-cell>
          <table:table-cell table:style-name="Table18.B1" office:value-type="string">
            <text:p text:style-name="P72">24</text:p>
          </table:table-cell>
          <table:table-cell table:style-name="Table18.B1" office:value-type="string">
            <text:p text:style-name="P72">2</text:p>
          </table:table-cell>
          <table:table-cell table:style-name="Table18.F1" office:value-type="string">
            <text:p text:style-name="P72">1</text:p>
          </table:table-cell>
        </table:table-row>
        <table:table-row table:style-name="Table18.1">
          <table:table-cell table:style-name="Table18.A2" office:value-type="string">
            <text:p text:style-name="P119">Index</text:p>
          </table:table-cell>
          <table:table-cell table:style-name="Table18.B2" office:value-type="string">
            <text:p text:style-name="P119">0</text:p>
          </table:table-cell>
          <table:table-cell table:style-name="Table18.B2" office:value-type="string">
            <text:p text:style-name="P119">1</text:p>
          </table:table-cell>
          <table:table-cell table:style-name="Table18.B2" office:value-type="string">
            <text:p text:style-name="P119">2</text:p>
          </table:table-cell>
          <table:table-cell table:style-name="Table18.B2" office:value-type="string">
            <text:p text:style-name="P119">3</text:p>
          </table:table-cell>
          <table:table-cell table:style-name="Table18.F2" office:value-type="string">
            <text:p text:style-name="P119">4</text:p>
          </table:table-cell>
        </table:table-row>
        <table:table-row table:style-name="Table18.3">
          <table:table-cell table:style-name="Table18.A2" office:value-type="string">
            <text:p text:style-name="P71">Elements</text:p>
          </table:table-cell>
          <table:table-cell table:style-name="Table18.A2" office:value-type="string">
            <text:p text:style-name="P22"><text:span text:style-name="T16">ranks</text:span><text:span text:style-name="T1">[</text:span><text:span text:style-name="T4">0</text:span><text:span text:style-name="T1">]</text:span></text:p>
          </table:table-cell>
          <table:table-cell table:style-name="Table18.A2" office:value-type="string">
            <text:p text:style-name="P22"><text:span text:style-name="T16">ranks</text:span><text:span text:style-name="T3">[</text:span><text:span text:style-name="T4">1</text:span><text:span text:style-name="T3">]</text:span></text:p>
          </table:table-cell>
          <table:table-cell table:style-name="Table18.D3" office:value-type="string">
            <text:p text:style-name="P21"><text:span text:style-name="T16">ranks</text:span><text:span text:style-name="T1">[</text:span><text:span text:style-name="T4">2</text:span><text:span text:style-name="T1">]</text:span></text:p>
          </table:table-cell>
          <table:table-cell table:style-name="Table18.D3" office:value-type="string">
            <text:p text:style-name="P21"><text:span text:style-name="T16">ranks</text:span><text:span text:style-name="T1">[</text:span><text:span text:style-name="T4">3</text:span><text:span text:style-name="T1">]</text:span></text:p>
          </table:table-cell>
          <table:table-cell table:style-name="Table18.F3" office:value-type="string">
            <text:p text:style-name="P21"><text:span text:style-name="T16">ranks</text:span><text:span text:style-name="T1">[</text:span><text:span text:style-name="T4">4</text:span><text:span text:style-name="T1">]</text:span></text:p>
          </table:table-cell>
        </table:table-row>
        <table:table-row table:style-name="Table18.3">
          <table:table-cell table:style-name="Table18.A2" office:value-type="string">
            <text:p text:style-name="P71">Positions</text:p>
          </table:table-cell>
          <table:table-cell table:style-name="Table18.A2" office:value-type="string">
            <text:p text:style-name="P34">1</text:p>
          </table:table-cell>
          <table:table-cell table:style-name="Table18.A2" office:value-type="string">
            <text:p text:style-name="P34">2</text:p>
          </table:table-cell>
          <table:table-cell table:style-name="Table18.D4" office:value-type="string">
            <text:p text:style-name="P33">3</text:p>
          </table:table-cell>
          <table:table-cell table:style-name="Table18.D4" office:value-type="string">
            <text:p text:style-name="P33">4</text:p>
          </table:table-cell>
          <table:table-cell table:style-name="Table18.F4" office:value-type="string">
            <text:p text:style-name="P33">5</text:p>
          </table:table-cell>
        </table:table-row>
      </table:table>
      <text:p text:style-name="P6"/>
      <text:p text:style-name="P10"><text:span text:style-name="T20">Pass 1:</text:span> <text:span text:style-name="T76">Find</text:span> the <text:span text:style-name="T76">1</text:span><text:span text:style-name="T71">st</text:span><text:span text:style-name="T76"> </text:span>minimum <text:span text:style-name="T76">by searching array elements from </text:span><text:span text:style-name="T18">ranks</text:span><text:span text:style-name="T53">[0] to </text:span><text:span text:style-name="T18">ranks</text:span><text:span text:style-name="T53">[</text:span><text:span text:style-name="T58">4</text:span><text:span text:style-name="T53">].</text:span></text:p>
      <text:p text:style-name="P2"><text:span text:style-name="T43"><text:tab/> Set the element </text:span><text:span text:style-name="T46">ranks</text:span><text:span text:style-name="T47">[</text:span><text:span text:style-name="T48">0</text:span><text:span text:style-name="T47">]</text:span><text:span text:style-name="T45"> </text:span><text:span text:style-name="T43">of the array as </text:span><text:span text:style-name="T44">a </text:span><text:span text:style-name="T43">minimum.</text:span></text:p>
      <text:p text:style-name="P12"><text:span text:style-name="T56"><text:tab/> </text:span><text:span text:style-name="T63">m</text:span><text:span text:style-name="T64">inimum</text:span><text:span text:style-name="T53"> </text:span><text:span text:style-name="T63">= 31</text:span><text:span text:style-name="T60">.</text:span></text:p>
      <text:p text:style-name="P13"><text:span text:style-name="T11"><text:tab/> </text:span><text:span text:style-name="T53">Comparing </text:span><text:span text:style-name="T60">latest </text:span><text:span text:style-name="T63">minimum</text:span><text:span text:style-name="T53"> with </text:span><text:span text:style-name="T18">ranks</text:span><text:span text:style-name="T9">[</text:span><text:span text:style-name="T10">1</text:span><text:span text:style-name="T9">]</text:span><text:span text:style-name="T53"> : </text:span><text:span text:style-name="T65">31</text:span><text:span text:style-name="T53"> &lt; </text:span><text:span text:style-name="T61">15</text:span><text:span text:style-name="T53">, </text:span><text:span text:style-name="T63">m</text:span><text:span text:style-name="T64">inimum = 1</text:span><text:span text:style-name="T63">5</text:span><text:span text:style-name="T53"> </text:span></text:p>
      <text:p text:style-name="P13"><text:span text:style-name="T53"><text:tab/> Comparing </text:span><text:span text:style-name="T60">latest </text:span><text:span text:style-name="T63">minimum</text:span><text:span text:style-name="T53"> with </text:span><text:span text:style-name="T18">ranks</text:span><text:span text:style-name="T9">[</text:span><text:span text:style-name="T10">2</text:span><text:span text:style-name="T9">]</text:span><text:span text:style-name="T53"> : </text:span><text:span text:style-name="T64">15</text:span><text:span text:style-name="T53"> &lt; </text:span><text:span text:style-name="T60">24</text:span><text:span text:style-name="T53">, </text:span><text:span text:style-name="T60">m</text:span><text:span text:style-name="T53">inimum = 1</text:span><text:span text:style-name="T60">5</text:span><text:span text:style-name="T53"> </text:span></text:p>
      <text:p text:style-name="P13"><text:span text:style-name="T53"><text:tab/> Comparing </text:span><text:span text:style-name="T60">latest </text:span><text:span text:style-name="T63">minimum</text:span><text:span text:style-name="T53"> with </text:span><text:span text:style-name="T18">ranks</text:span><text:span text:style-name="T9">[</text:span><text:span text:style-name="T10">3</text:span><text:span text:style-name="T9">]</text:span><text:span text:style-name="T60"> </text:span><text:span text:style-name="T53">: </text:span><text:span text:style-name="T64">15</text:span><text:span text:style-name="T53"> &lt; <text:s text:c="2"/></text:span><text:span text:style-name="T60">2</text:span><text:span text:style-name="T53">, </text:span><text:span text:style-name="T63">m</text:span><text:span text:style-name="T64">inimum = </text:span><text:span text:style-name="T63">2</text:span></text:p>
      <text:p text:style-name="P13"><text:span text:style-name="T53"><text:s/><text:tab/> Comparing </text:span><text:span text:style-name="T60">latest </text:span><text:span text:style-name="T63">minimum</text:span><text:span text:style-name="T53"> with </text:span><text:span text:style-name="T18">ranks</text:span><text:span text:style-name="T9">[</text:span><text:span text:style-name="T10">4</text:span><text:span text:style-name="T9">]</text:span><text:span text:style-name="T60"> </text:span><text:span text:style-name="T53">: <text:s text:c="2"/></text:span><text:span text:style-name="T63">2</text:span><text:span text:style-name="T53"> &lt; <text:s text:c="2"/></text:span><text:span text:style-name="T60">1</text:span><text:span text:style-name="T53">, </text:span><text:span text:style-name="T63">m</text:span><text:span text:style-name="T64">inimum = </text:span><text:span text:style-name="T63">1</text:span></text:p>
      <text:p text:style-name="P95"/>
      <text:p text:style-name="P97"><text:span text:style-name="T77">U</text:span><text:span text:style-name="T53">nsorted</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85"><draw:line text:anchor-type="paragraph" draw:z-index="1" draw:name="Shape1" draw:style-name="gr1" draw:text-style-name="P190" svg:x1="2.833cm" svg:y1="0.549cm" svg:x2="2.847cm" svg:y2="1.763cm"><text:p/></draw:line></text:p>
          </table:table-cell>
          <table:table-cell table:style-name="Table19.B1" office:value-type="string">
            <text:p text:style-name="P49"/>
          </table:table-cell>
          <table:table-cell table:style-name="Table19.C1" table:number-columns-spanned="3" office:value-type="string">
            <text:p text:style-name="P96"/>
          </table:table-cell>
          <table:covered-table-cell/>
          <table:covered-table-cell/>
          <table:table-cell table:style-name="Table19.F1" office:value-type="string">
            <text:p text:style-name="P116"><text:span text:style-name="T97">m</text:span>inimum</text:p>
            <text:p text:style-name="P59"><draw:line text:anchor-type="paragraph" draw:z-index="0" draw:name="Shape1" draw:style-name="gr1" draw:text-style-name="P190" svg:x1="0.97cm" svg:y1="0.012cm" svg:x2="0.984cm" svg:y2="1.226cm"><text:p/></draw:line></text:p>
          </table:table-cell>
        </table:table-row>
        <table:table-row table:style-name="Table19.2">
          <table:table-cell table:style-name="Table19.A2" office:value-type="string">
            <text:p text:style-name="P85">Array</text:p>
          </table:table-cell>
          <table:table-cell table:style-name="Table19.B2" office:value-type="string">
            <text:p text:style-name="P85"><text:s/>31 </text:p>
          </table:table-cell>
          <table:table-cell table:style-name="Table19.A2" office:value-type="string">
            <text:p text:style-name="P85">15</text:p>
          </table:table-cell>
          <table:table-cell table:style-name="Table19.A2" office:value-type="string">
            <text:p text:style-name="P85">24</text:p>
          </table:table-cell>
          <table:table-cell table:style-name="Table19.A2" office:value-type="string">
            <text:p text:style-name="P85">2</text:p>
          </table:table-cell>
          <table:table-cell table:style-name="Table19.B2" office:value-type="string">
            <text:p text:style-name="P85"><text:s/>1 </text:p>
          </table:table-cell>
        </table:table-row>
        <table:table-row table:style-name="Table19.3">
          <table:table-cell table:style-name="Table19.A3" office:value-type="string">
            <text:p text:style-name="P84">Elements</text:p>
          </table:table-cell>
          <table:table-cell table:style-name="Table19.B3" office:value-type="string">
            <text:p text:style-name="P32"><text:span text:style-name="T16">ranks</text:span><text:span text:style-name="T1">[</text:span><text:span text:style-name="T4">0</text:span><text:span text:style-name="T1">]</text:span></text:p>
          </table:table-cell>
          <table:table-cell table:style-name="Table19.C3" office:value-type="string">
            <text:p text:style-name="P32"><text:span text:style-name="T16">ranks</text:span><text:span text:style-name="T3">[</text:span><text:span text:style-name="T4">1</text:span><text:span text:style-name="T3">]</text:span></text:p>
          </table:table-cell>
          <table:table-cell table:style-name="Table19.D3" office:value-type="string">
            <text:p text:style-name="P31"><text:span text:style-name="T16">ranks</text:span><text:span text:style-name="T1">[</text:span><text:span text:style-name="T4">2</text:span><text:span text:style-name="T1">]</text:span></text:p>
          </table:table-cell>
          <table:table-cell table:style-name="Table19.D3" office:value-type="string">
            <text:p text:style-name="P31"><text:span text:style-name="T16">ranks</text:span><text:span text:style-name="T1">[</text:span><text:span text:style-name="T4">3</text:span><text:span text:style-name="T1">]</text:span></text:p>
          </table:table-cell>
          <table:table-cell table:style-name="Table19.F3" office:value-type="string">
            <text:p text:style-name="P31"><text:span text:style-name="T16">ranks</text:span><text:span text:style-name="T1">[</text:span><text:span text:style-name="T4">4</text:span><text:span text:style-name="T1">]</text:span></text:p>
          </table:table-cell>
        </table:table-row>
        <table:table-row table:style-name="Table19.3">
          <table:table-cell table:style-name="Table19.A4" office:value-type="string">
            <text:p text:style-name="P84">Positions</text:p>
          </table:table-cell>
          <table:table-cell table:style-name="Table19.B4" office:value-type="string">
            <text:p text:style-name="P50">1</text:p>
          </table:table-cell>
          <table:table-cell table:style-name="Table19.C4" office:value-type="string">
            <text:p text:style-name="P50">2</text:p>
          </table:table-cell>
          <table:table-cell table:style-name="Table19.D4" office:value-type="string">
            <text:p text:style-name="P48">3</text:p>
          </table:table-cell>
          <table:table-cell table:style-name="Table19.D4" office:value-type="string">
            <text:p text:style-name="P48">4</text:p>
          </table:table-cell>
          <table:table-cell table:style-name="Table19.F4" office:value-type="string">
            <text:p text:style-name="P48">5</text:p>
          </table:table-cell>
        </table:table-row>
      </table:table>
      <text:p text:style-name="P54"><text:s text:c="2"/></text:p>
      <text:p text:style-name="P7"><text:span text:style-name="T53"><text:s/>Put 1</text:span><text:span text:style-name="T67">st</text:span><text:span text:style-name="T53"> </text:span><text:span text:style-name="T52">minimum</text:span><text:span text:style-name="T53"> in the 1</text:span><text:span text:style-name="T67">st</text:span><text:span text:style-name="T53"> position </text:span><text:span text:style-name="T54">of the array by swapping </text:span><text:span text:style-name="T55">elements at </text:span><text:span text:style-name="T54">the positions 1 and 5.</text:span></text:p>
      <text:p text:style-name="P110"><text:s text:c="47"/></text:p>
      <table:table table:name="Table20" table:style-name="Table20">
        <table:table-column table:style-name="Table20.A"/>
        <table:table-column table:style-name="Table20.B"/>
        <table:table-column table:style-name="Table20.C"/>
        <table:table-column table:style-name="Table20.D"/>
        <table:table-column table:style-name="Table20.E" table:number-columns-repeated="2"/>
        <table:table-column table:style-name="Table20.G"/>
        <table:table-row table:style-name="Table20.1">
          <table:table-cell table:style-name="Table20.A1" office:value-type="string">
            <text:p text:style-name="P74"/>
          </table:table-cell>
          <table:table-cell table:style-name="Table20.B1" office:value-type="string">
            <text:p text:style-name="P98">Sorted</text:p>
          </table:table-cell>
          <table:table-cell table:style-name="Table20.A1" office:value-type="string">
            <text:p text:style-name="P36"/>
          </table:table-cell>
          <table:table-cell table:style-name="Table20.D1" table:number-columns-spanned="3" office:value-type="string">
            <text:p text:style-name="P111">Unsorted</text:p>
          </table:table-cell>
          <table:covered-table-cell/>
          <table:covered-table-cell/>
          <table:table-cell table:style-name="Table20.G1" office:value-type="string">
            <text:p text:style-name="P57"/>
          </table:table-cell>
        </table:table-row>
        <table:table-row table:style-name="Table20.2">
          <table:table-cell table:style-name="Table20.A2" office:value-type="string">
            <text:p text:style-name="P74">Array</text:p>
          </table:table-cell>
          <table:table-cell table:style-name="Table20.B2" office:value-type="string">
            <text:p text:style-name="P109">1</text:p>
          </table:table-cell>
          <table:table-cell table:style-name="Table20.A1" office:value-type="string">
            <text:p text:style-name="P109"/>
          </table:table-cell>
          <table:table-cell table:style-name="Table20.D2" office:value-type="string">
            <text:p text:style-name="P74">15</text:p>
          </table:table-cell>
          <table:table-cell table:style-name="Table20.E2" office:value-type="string">
            <text:p text:style-name="P74">24</text:p>
          </table:table-cell>
          <table:table-cell table:style-name="Table20.F2" office:value-type="string">
            <text:p text:style-name="P74">2</text:p>
          </table:table-cell>
          <table:table-cell table:style-name="Table20.G2" office:value-type="string">
            <text:p text:style-name="P90"><text:s/>31 </text:p>
          </table:table-cell>
        </table:table-row>
        <table:table-row table:style-name="Table20.3">
          <table:table-cell table:style-name="Table20.A3" office:value-type="string">
            <text:p text:style-name="P73">Elements</text:p>
          </table:table-cell>
          <table:table-cell table:style-name="Table20.B3" office:value-type="string">
            <text:p text:style-name="P24"><text:span text:style-name="T16">ranks</text:span><text:span text:style-name="T1">[</text:span><text:span text:style-name="T4">0</text:span><text:span text:style-name="T1">]</text:span></text:p>
          </table:table-cell>
          <table:table-cell table:style-name="Table20.A1" office:value-type="string">
            <text:p text:style-name="P24"/>
          </table:table-cell>
          <table:table-cell table:style-name="Table20.D3" office:value-type="string">
            <text:p text:style-name="P24"><text:span text:style-name="T16">ranks</text:span><text:span text:style-name="T3">[</text:span><text:span text:style-name="T4">1</text:span><text:span text:style-name="T3">]</text:span></text:p>
          </table:table-cell>
          <table:table-cell table:style-name="Table20.E3" office:value-type="string">
            <text:p text:style-name="P23"><text:span text:style-name="T16">ranks</text:span><text:span text:style-name="T1">[</text:span><text:span text:style-name="T4">2</text:span><text:span text:style-name="T1">]</text:span></text:p>
          </table:table-cell>
          <table:table-cell table:style-name="Table20.E3" office:value-type="string">
            <text:p text:style-name="P23"><text:span text:style-name="T16">ranks</text:span><text:span text:style-name="T1">[</text:span><text:span text:style-name="T4">3</text:span><text:span text:style-name="T1">]</text:span></text:p>
          </table:table-cell>
          <table:table-cell table:style-name="Table20.G3" office:value-type="string">
            <text:p text:style-name="P23"><text:span text:style-name="T16">ranks</text:span><text:span text:style-name="T1">[</text:span><text:span text:style-name="T4">4</text:span><text:span text:style-name="T1">]</text:span></text:p>
          </table:table-cell>
        </table:table-row>
        <table:table-row table:style-name="Table20.3">
          <table:table-cell table:style-name="Table20.A4" office:value-type="string">
            <text:p text:style-name="P73">Positions</text:p>
          </table:table-cell>
          <table:table-cell table:style-name="Table20.B4" office:value-type="string">
            <text:p text:style-name="P37">1</text:p>
          </table:table-cell>
          <table:table-cell table:style-name="Table20.A1" office:value-type="string">
            <text:p text:style-name="P37"/>
          </table:table-cell>
          <table:table-cell table:style-name="Table20.D4" office:value-type="string">
            <text:p text:style-name="P37">2</text:p>
          </table:table-cell>
          <table:table-cell table:style-name="Table20.E4" office:value-type="string">
            <text:p text:style-name="P35">3</text:p>
          </table:table-cell>
          <table:table-cell table:style-name="Table20.E4" office:value-type="string">
            <text:p text:style-name="P35">4</text:p>
          </table:table-cell>
          <table:table-cell table:style-name="Table20.G4" office:value-type="string">
            <text:p text:style-name="P35">5</text:p>
          </table:table-cell>
        </table:table-row>
      </table:table>
      <text:p text:style-name="P19"/>
      <text:p text:style-name="P14"><text:soft-page-break/><text:span text:style-name="T26"><text:s text:c="2"/>W</text:span><text:span text:style-name="T25">hy swapping the elements?</text:span></text:p>
      <text:p text:style-name="P16">If suppose element 31 is inserted into the position 2nd then every other element had to shift from position 3 to till the end of the array. This would cause an extra overhead. <text:span text:style-name="T86">It logically becomes the first element of among the unsorted array which get swapped by the minimum available among the unsorted sub-array.</text:span></text:p>
      <text:p text:style-name="P19"/>
      <text:p text:style-name="P10"><text:span text:style-name="T26">Pass </text:span><text:span text:style-name="T27">2</text:span><text:span text:style-name="T26">:</text:span><text:span text:style-name="T80"> </text:span><text:span text:style-name="T78">Find</text:span><text:span text:style-name="T80"> the </text:span><text:span text:style-name="T79">2</text:span><text:span text:style-name="T72">nd</text:span><text:span text:style-name="T79"> </text:span><text:span text:style-name="T78"><text:s/></text:span><text:span text:style-name="T80">minimum </text:span><text:span text:style-name="T78">by searching array elements from </text:span><text:span text:style-name="T18">ranks</text:span><text:span text:style-name="T53">[</text:span><text:span text:style-name="T55">1</text:span><text:span text:style-name="T53">] to </text:span><text:span text:style-name="T18">ranks</text:span><text:span text:style-name="T53">[</text:span><text:span text:style-name="T58">4</text:span><text:span text:style-name="T53">].</text:span></text:p>
      <text:p text:style-name="P2"><text:span text:style-name="T40"><text:tab/> </text:span><text:span text:style-name="T43">Set the element </text:span><text:span text:style-name="T46">ranks</text:span><text:span text:style-name="T47">[</text:span><text:span text:style-name="T49">1</text:span><text:span text:style-name="T47">]</text:span><text:span text:style-name="T45"> </text:span><text:span text:style-name="T43">of the array as </text:span><text:span text:style-name="T44">a </text:span><text:span text:style-name="T43">minimum.</text:span></text:p>
      <text:p text:style-name="P13"><text:span text:style-name="T56"><text:tab/> </text:span><text:span text:style-name="T63">m</text:span><text:span text:style-name="T64">inimum</text:span><text:span text:style-name="T53"> </text:span><text:span text:style-name="T63">= </text:span><text:span text:style-name="T66">15</text:span><text:span text:style-name="T60">.</text:span></text:p>
      <text:p text:style-name="P13"><text:span text:style-name="T53"><text:tab/> Comparing </text:span><text:span text:style-name="T60">latest </text:span><text:span text:style-name="T63">minimum</text:span><text:span text:style-name="T53"> with </text:span><text:span text:style-name="T18">ranks</text:span><text:span text:style-name="T9">[</text:span><text:span text:style-name="T10">2</text:span><text:span text:style-name="T9">]</text:span><text:span text:style-name="T53"> : </text:span><text:span text:style-name="T64">15</text:span><text:span text:style-name="T53"> &lt; </text:span><text:span text:style-name="T60">24</text:span><text:span text:style-name="T53">, </text:span><text:span text:style-name="T60">m</text:span><text:span text:style-name="T53">inimum = 1</text:span><text:span text:style-name="T60">5</text:span><text:span text:style-name="T53"> </text:span></text:p>
      <text:p text:style-name="P13"><text:span text:style-name="T53"><text:tab/> Comparing </text:span><text:span text:style-name="T60">latest </text:span><text:span text:style-name="T63">minimum</text:span><text:span text:style-name="T53"> with </text:span><text:span text:style-name="T18">ranks</text:span><text:span text:style-name="T9">[</text:span><text:span text:style-name="T10">3</text:span><text:span text:style-name="T9">]</text:span><text:span text:style-name="T60"> </text:span><text:span text:style-name="T53">: </text:span><text:span text:style-name="T64">15</text:span><text:span text:style-name="T53"> &lt; <text:s text:c="2"/></text:span><text:span text:style-name="T60">2</text:span><text:span text:style-name="T53">, </text:span><text:span text:style-name="T63">m</text:span><text:span text:style-name="T64">inimum = </text:span><text:span text:style-name="T63">2</text:span></text:p>
      <text:p text:style-name="P13"><text:span text:style-name="T53"><text:s/><text:tab/> Comparing </text:span><text:span text:style-name="T60">latest </text:span><text:span text:style-name="T63">minimum</text:span><text:span text:style-name="T53"> with </text:span><text:span text:style-name="T19">ranks</text:span><text:span text:style-name="T9">[</text:span><text:span text:style-name="T10">4</text:span><text:span text:style-name="T9">]</text:span><text:span text:style-name="T60"> </text:span><text:span text:style-name="T53">: <text:s text:c="2"/></text:span><text:span text:style-name="T63">2</text:span><text:span text:style-name="T53"> &lt; <text:s/></text:span><text:span text:style-name="T62">31</text:span><text:span text:style-name="T53">, </text:span><text:span text:style-name="T60">m</text:span><text:span text:style-name="T53">inimum = </text:span><text:span text:style-name="T62">2</text:span></text:p>
      <text:p text:style-name="P69"/>
      <text:p text:style-name="P112"><text:s text:c="44"/>Unsorted <text:s text:c="2"/></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74"><draw:line text:anchor-type="paragraph" draw:z-index="2" draw:name="Shape1" draw:style-name="gr1" draw:text-style-name="P190" svg:x1="4.935cm" svg:y1="0.534cm" svg:x2="4.949cm" svg:y2="1.748cm"><text:p/></draw:line></text:p>
          </table:table-cell>
          <table:table-cell table:style-name="Table1.B1" office:value-type="string">
            <text:p text:style-name="P99">Sorted</text:p>
          </table:table-cell>
          <table:table-cell table:style-name="Table1.A1" office:value-type="string">
            <text:p text:style-name="P36"/>
          </table:table-cell>
          <table:table-cell table:style-name="Table1.D1" table:number-columns-spanned="3" office:value-type="string">
            <text:p text:style-name="P97"><text:s text:c="40"/><text:span text:style-name="T97">minimum</text:span></text:p>
            <text:p text:style-name="P58"><draw:line text:anchor-type="paragraph" draw:z-index="3" draw:name="Shape1" draw:style-name="gr1" draw:text-style-name="P190" svg:x1="4.87cm" svg:y1="0.032cm" svg:x2="4.884cm" svg:y2="1.246cm"><text:p/></draw:line></text:p>
          </table:table-cell>
          <table:covered-table-cell/>
          <table:covered-table-cell/>
          <table:table-cell table:style-name="Table1.G1" office:value-type="string">
            <text:p text:style-name="P57"/>
          </table:table-cell>
        </table:table-row>
        <table:table-row table:style-name="Table1.2">
          <table:table-cell table:style-name="Table1.A2" office:value-type="string">
            <text:p text:style-name="P74">Array</text:p>
          </table:table-cell>
          <table:table-cell table:style-name="Table1.B2" office:value-type="string">
            <text:p text:style-name="P109">1</text:p>
          </table:table-cell>
          <table:table-cell table:style-name="Table1.A1" office:value-type="string">
            <text:p text:style-name="P109"/>
          </table:table-cell>
          <table:table-cell table:style-name="Table1.D2" office:value-type="string">
            <text:p text:style-name="P74">15 </text:p>
          </table:table-cell>
          <table:table-cell table:style-name="Table1.E2" office:value-type="string">
            <text:p text:style-name="P74">24</text:p>
          </table:table-cell>
          <table:table-cell table:style-name="Table1.F2" office:value-type="string">
            <text:p text:style-name="P91"><text:s/>2 </text:p>
          </table:table-cell>
          <table:table-cell table:style-name="Table1.G2" office:value-type="string">
            <text:p text:style-name="P74"><text:span text:style-name="T77">3</text:span>1 </text:p>
          </table:table-cell>
        </table:table-row>
        <table:table-row table:style-name="Table1.3">
          <table:table-cell table:style-name="Table1.A3" office:value-type="string">
            <text:p text:style-name="P73">Elements</text:p>
          </table:table-cell>
          <table:table-cell table:style-name="Table1.B3" office:value-type="string">
            <text:p text:style-name="P24"><text:span text:style-name="T16">ranks</text:span><text:span text:style-name="T1">[</text:span><text:span text:style-name="T4">0</text:span><text:span text:style-name="T1">]</text:span></text:p>
          </table:table-cell>
          <table:table-cell table:style-name="Table1.A1" office:value-type="string">
            <text:p text:style-name="P24"/>
          </table:table-cell>
          <table:table-cell table:style-name="Table1.D3" office:value-type="string">
            <text:p text:style-name="P24"><text:span text:style-name="T16">ranks</text:span><text:span text:style-name="T3">[</text:span><text:span text:style-name="T4">1</text:span><text:span text:style-name="T3">]</text:span></text:p>
          </table:table-cell>
          <table:table-cell table:style-name="Table1.E3" office:value-type="string">
            <text:p text:style-name="P23"><text:span text:style-name="T16">ranks</text:span><text:span text:style-name="T1">[</text:span><text:span text:style-name="T4">2</text:span><text:span text:style-name="T1">]</text:span></text:p>
          </table:table-cell>
          <table:table-cell table:style-name="Table1.E3" office:value-type="string">
            <text:p text:style-name="P23"><text:span text:style-name="T16">ranks</text:span><text:span text:style-name="T1">[</text:span><text:span text:style-name="T4">3</text:span><text:span text:style-name="T1">]</text:span></text:p>
          </table:table-cell>
          <table:table-cell table:style-name="Table1.G3" office:value-type="string">
            <text:p text:style-name="P23"><text:span text:style-name="T16">ranks</text:span><text:span text:style-name="T1">[</text:span><text:span text:style-name="T4">4</text:span><text:span text:style-name="T1">]</text:span></text:p>
          </table:table-cell>
        </table:table-row>
        <table:table-row table:style-name="Table1.3">
          <table:table-cell table:style-name="Table1.A4" office:value-type="string">
            <text:p text:style-name="P73">Positions</text:p>
          </table:table-cell>
          <table:table-cell table:style-name="Table1.B4" office:value-type="string">
            <text:p text:style-name="P37">1</text:p>
          </table:table-cell>
          <table:table-cell table:style-name="Table1.A1" office:value-type="string">
            <text:p text:style-name="P37"/>
          </table:table-cell>
          <table:table-cell table:style-name="Table1.D4" office:value-type="string">
            <text:p text:style-name="P37">2</text:p>
          </table:table-cell>
          <table:table-cell table:style-name="Table1.E4" office:value-type="string">
            <text:p text:style-name="P35">3</text:p>
          </table:table-cell>
          <table:table-cell table:style-name="Table1.E4" office:value-type="string">
            <text:p text:style-name="P35">4</text:p>
          </table:table-cell>
          <table:table-cell table:style-name="Table1.G4" office:value-type="string">
            <text:p text:style-name="P35">5</text:p>
          </table:table-cell>
        </table:table-row>
      </table:table>
      <text:p text:style-name="P55"><text:s/></text:p>
      <text:p text:style-name="P8"><text:span text:style-name="T53">Put </text:span><text:span text:style-name="T55">2</text:span><text:span text:style-name="T68">nd</text:span><text:span text:style-name="T55"> </text:span><text:span text:style-name="T53"><text:s/></text:span><text:span text:style-name="T56">minimum </text:span><text:span text:style-name="T53"><text:s/>in the </text:span><text:span text:style-name="T55">2</text:span><text:span text:style-name="T68">nd</text:span><text:span text:style-name="T53"> position </text:span><text:span text:style-name="T54">of the array by swapping </text:span><text:span text:style-name="T57">elements at </text:span><text:span text:style-name="T54">the positions </text:span><text:span text:style-name="T57">2</text:span><text:span text:style-name="T54"> and </text:span><text:span text:style-name="T57">4</text:span><text:span text:style-name="T54">.</text:span></text:p>
      <text:p text:style-name="P113"><text:s text:c="74"/></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A"/>
        <table:table-row table:style-name="Table2.1">
          <table:table-cell table:style-name="Table2.A1" office:value-type="string">
            <text:p text:style-name="P77"/>
          </table:table-cell>
          <table:table-cell table:style-name="Table2.B1" office:value-type="string">
            <text:p text:style-name="P99">Sorted</text:p>
          </table:table-cell>
          <table:table-cell table:style-name="Table2.A1" office:value-type="string">
            <text:p text:style-name="P39"/>
          </table:table-cell>
          <table:table-cell table:style-name="Table2.A1" office:value-type="string">
            <text:p text:style-name="P39"/>
          </table:table-cell>
          <table:table-cell table:style-name="Table2.E1" table:number-columns-spanned="3" office:value-type="string">
            <text:p text:style-name="P117">Unsorted <text:s text:c="2"/></text:p>
          </table:table-cell>
          <table:covered-table-cell/>
          <table:covered-table-cell/>
        </table:table-row>
        <table:table-row table:style-name="Table2.2">
          <table:table-cell table:style-name="Table2.A2" office:value-type="string">
            <text:p text:style-name="P76">Array</text:p>
          </table:table-cell>
          <table:table-cell table:style-name="Table2.B2" office:value-type="string">
            <text:p text:style-name="P108">1</text:p>
          </table:table-cell>
          <table:table-cell table:style-name="Table2.C2" office:value-type="string">
            <text:p text:style-name="P79"><text:s/>2 </text:p>
          </table:table-cell>
          <table:table-cell table:style-name="Table2.A1" office:value-type="string">
            <text:p text:style-name="P108"/>
          </table:table-cell>
          <table:table-cell table:style-name="Table2.E2" office:value-type="string">
            <text:p text:style-name="P93">24</text:p>
          </table:table-cell>
          <table:table-cell table:style-name="Table2.F2" office:value-type="string">
            <text:p text:style-name="P88"><text:s/>15 </text:p>
          </table:table-cell>
          <table:table-cell table:style-name="Table2.G2" office:value-type="string">
            <text:p text:style-name="P76"><text:span text:style-name="T77">3</text:span>1 </text:p>
          </table:table-cell>
        </table:table-row>
        <table:table-row table:style-name="Table2.3">
          <table:table-cell table:style-name="Table2.A3" office:value-type="string">
            <text:p text:style-name="P75">Elements</text:p>
          </table:table-cell>
          <table:table-cell table:style-name="Table2.B3" office:value-type="string">
            <text:p text:style-name="P26"><text:span text:style-name="T16">ranks</text:span><text:span text:style-name="T1">[</text:span><text:span text:style-name="T4">0</text:span><text:span text:style-name="T1">]</text:span></text:p>
          </table:table-cell>
          <table:table-cell table:style-name="Table2.C3" office:value-type="string">
            <text:p text:style-name="P26"><text:span text:style-name="T16">ranks</text:span><text:span text:style-name="T3">[</text:span><text:span text:style-name="T4">1</text:span><text:span text:style-name="T3">]</text:span></text:p>
          </table:table-cell>
          <table:table-cell table:style-name="Table2.A1" office:value-type="string">
            <text:p text:style-name="P26"/>
          </table:table-cell>
          <table:table-cell table:style-name="Table2.E3" office:value-type="string">
            <text:p text:style-name="P26"><text:span text:style-name="T16">ranks</text:span><text:span text:style-name="T1">[</text:span><text:span text:style-name="T4">2</text:span><text:span text:style-name="T1">]</text:span></text:p>
          </table:table-cell>
          <table:table-cell table:style-name="Table2.E2" office:value-type="string">
            <text:p text:style-name="P25"><text:span text:style-name="T16">ranks</text:span><text:span text:style-name="T1">[</text:span><text:span text:style-name="T4">3</text:span><text:span text:style-name="T1">]</text:span></text:p>
          </table:table-cell>
          <table:table-cell table:style-name="Table2.G3" office:value-type="string">
            <text:p text:style-name="P25"><text:span text:style-name="T16">ranks</text:span><text:span text:style-name="T1">[</text:span><text:span text:style-name="T4">4</text:span><text:span text:style-name="T1">]</text:span></text:p>
          </table:table-cell>
        </table:table-row>
        <table:table-row table:style-name="Table2.3">
          <table:table-cell table:style-name="Table2.A4" office:value-type="string">
            <text:p text:style-name="P75">Positions</text:p>
          </table:table-cell>
          <table:table-cell table:style-name="Table2.B4" office:value-type="string">
            <text:p text:style-name="P40">1</text:p>
          </table:table-cell>
          <table:table-cell table:style-name="Table2.C4" office:value-type="string">
            <text:p text:style-name="P40">2</text:p>
          </table:table-cell>
          <table:table-cell table:style-name="Table2.A1" office:value-type="string">
            <text:p text:style-name="P40"/>
          </table:table-cell>
          <table:table-cell table:style-name="Table2.E4" office:value-type="string">
            <text:p text:style-name="P40">3</text:p>
          </table:table-cell>
          <table:table-cell table:style-name="Table2.F4" office:value-type="string">
            <text:p text:style-name="P38">4</text:p>
          </table:table-cell>
          <table:table-cell table:style-name="Table2.G4" office:value-type="string">
            <text:p text:style-name="P38">5</text:p>
          </table:table-cell>
        </table:table-row>
      </table:table>
      <text:p text:style-name="P17"/>
      <text:p text:style-name="P10"><text:span text:style-name="T26">Pass </text:span><text:span text:style-name="T28">3</text:span><text:span text:style-name="T26">:</text:span><text:span text:style-name="T80"> </text:span><text:span text:style-name="T78">Find</text:span><text:span text:style-name="T80"> the </text:span><text:span text:style-name="T81">3</text:span><text:span text:style-name="T73">rd </text:span><text:span text:style-name="T80">minimum </text:span><text:span text:style-name="T78">by searching array elements from </text:span><text:span text:style-name="T18">ranks</text:span><text:span text:style-name="T53">[</text:span><text:span text:style-name="T58">2</text:span><text:span text:style-name="T53">] to </text:span><text:span text:style-name="T18">ranks</text:span><text:span text:style-name="T53">[</text:span><text:span text:style-name="T58">4</text:span><text:span text:style-name="T53">].</text:span></text:p>
      <text:p text:style-name="P2"><text:span text:style-name="T40"><text:tab/> </text:span><text:span text:style-name="T43">Set the element </text:span><text:span text:style-name="T46">ranks</text:span><text:span text:style-name="T47">[</text:span><text:span text:style-name="T49">2</text:span><text:span text:style-name="T47">]</text:span><text:span text:style-name="T45"> </text:span><text:span text:style-name="T43">of the array as </text:span><text:span text:style-name="T44">a </text:span><text:span text:style-name="T43">minimum.</text:span></text:p>
      <text:p text:style-name="P13"><text:span text:style-name="T56"><text:tab/> </text:span><text:span text:style-name="T63">m</text:span><text:span text:style-name="T64">inimum</text:span><text:span text:style-name="T53"> </text:span><text:span text:style-name="T63">= </text:span><text:span text:style-name="T66">24</text:span><text:span text:style-name="T60">.</text:span></text:p>
      <text:p text:style-name="P13"><text:span text:style-name="T53"><text:tab/> Comparing </text:span><text:span text:style-name="T60">latest </text:span><text:span text:style-name="T63">minimum</text:span><text:span text:style-name="T53"> with </text:span><text:span text:style-name="T18">ranks</text:span><text:span text:style-name="T9">[</text:span><text:span text:style-name="T10">3</text:span><text:span text:style-name="T9">]</text:span><text:span text:style-name="T60"> </text:span><text:span text:style-name="T53">: </text:span><text:span text:style-name="T66">24</text:span><text:span text:style-name="T53"> &lt; <text:s text:c="2"/></text:span><text:span text:style-name="T62">15</text:span><text:span text:style-name="T53">, </text:span><text:span text:style-name="T63">m</text:span><text:span text:style-name="T64">inimum = </text:span><text:span text:style-name="T66">15</text:span></text:p>
      <text:p text:style-name="P13"><text:span text:style-name="T53"><text:s/><text:tab/> Comparing </text:span><text:span text:style-name="T60">latest </text:span><text:span text:style-name="T63">minimum</text:span><text:span text:style-name="T53"> with </text:span><text:span text:style-name="T19">ranks</text:span><text:span text:style-name="T9">[</text:span><text:span text:style-name="T10">4</text:span><text:span text:style-name="T9">]</text:span><text:span text:style-name="T60"> </text:span><text:span text:style-name="T53">: </text:span><text:span text:style-name="T66">15</text:span><text:span text:style-name="T53"> &lt; <text:s/></text:span><text:span text:style-name="T62">31</text:span><text:span text:style-name="T53">, <text:s/></text:span><text:span text:style-name="T60">m</text:span><text:span text:style-name="T53">inimum = </text:span><text:span text:style-name="T62">15</text:span></text:p>
      <text:p text:style-name="P56"/>
      <text:p text:style-name="P114"><text:s text:c="70"/>Unsorted </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A"/>
        <table:table-row table:style-name="Table3.1">
          <table:table-cell table:style-name="Table3.A1" office:value-type="string">
            <text:p text:style-name="P79"><draw:line text:anchor-type="paragraph" draw:z-index="5" draw:name="Shape1" draw:style-name="gr1" draw:text-style-name="P190" svg:x1="9.64cm" svg:y1="0.54cm" svg:x2="9.654cm" svg:y2="1.754cm"><text:p/></draw:line></text:p>
          </table:table-cell>
          <table:table-cell table:style-name="Table3.B1" office:value-type="string">
            <text:p text:style-name="P99">Sorted</text:p>
          </table:table-cell>
          <table:table-cell table:style-name="Table3.A1" office:value-type="string">
            <text:p text:style-name="P42"/>
          </table:table-cell>
          <table:table-cell table:style-name="Table3.A1" office:value-type="string">
            <text:p text:style-name="P42"/>
          </table:table-cell>
          <table:table-cell table:style-name="Table3.E1" table:number-columns-spanned="3" office:value-type="string">
            <text:p text:style-name="P113"><draw:line text:anchor-type="paragraph" draw:z-index="4" draw:name="Shape1" draw:style-name="gr1" draw:text-style-name="P190" svg:x1="0.617cm" svg:y1="0.473cm" svg:x2="0.631cm" svg:y2="1.687cm"><text:p/></draw:line><text:span text:style-name="T97">m</text:span>inimum</text:p>
          </table:table-cell>
          <table:covered-table-cell/>
          <table:covered-table-cell/>
        </table:table-row>
        <table:table-row table:style-name="Table3.2">
          <table:table-cell table:style-name="Table3.A2" office:value-type="string">
            <text:p text:style-name="P79">Array</text:p>
          </table:table-cell>
          <table:table-cell table:style-name="Table3.B2" office:value-type="string">
            <text:p text:style-name="P107">1</text:p>
          </table:table-cell>
          <table:table-cell table:style-name="Table3.C2" office:value-type="string">
            <text:p text:style-name="P79"><text:s/>2 </text:p>
          </table:table-cell>
          <table:table-cell table:style-name="Table3.A1" office:value-type="string">
            <text:p text:style-name="P107"/>
          </table:table-cell>
          <table:table-cell table:style-name="Table3.E2" office:value-type="string">
            <text:p text:style-name="P89"><text:s/>24 </text:p>
          </table:table-cell>
          <table:table-cell table:style-name="Table3.E2" office:value-type="string">
            <text:p text:style-name="P88"><text:s/>15 </text:p>
          </table:table-cell>
          <table:table-cell table:style-name="Table3.G2" office:value-type="string">
            <text:p text:style-name="P88"><text:span text:style-name="T77">3</text:span>1 </text:p>
          </table:table-cell>
        </table:table-row>
        <table:table-row table:style-name="Table3.3">
          <table:table-cell table:style-name="Table3.A3" office:value-type="string">
            <text:p text:style-name="P78">Elements</text:p>
          </table:table-cell>
          <table:table-cell table:style-name="Table3.B3" office:value-type="string">
            <text:p text:style-name="P28"><text:span text:style-name="T16">ranks</text:span><text:span text:style-name="T1">[</text:span><text:span text:style-name="T4">0</text:span><text:span text:style-name="T1">]</text:span></text:p>
          </table:table-cell>
          <table:table-cell table:style-name="Table3.C3" office:value-type="string">
            <text:p text:style-name="P28"><text:span text:style-name="T16">ranks</text:span><text:span text:style-name="T3">[</text:span><text:span text:style-name="T4">1</text:span><text:span text:style-name="T3">]</text:span></text:p>
          </table:table-cell>
          <table:table-cell table:style-name="Table3.A1" office:value-type="string">
            <text:p text:style-name="P28"/>
          </table:table-cell>
          <table:table-cell table:style-name="Table3.E3" office:value-type="string">
            <text:p text:style-name="P28"><text:span text:style-name="T16">ranks</text:span><text:span text:style-name="T1">[</text:span><text:span text:style-name="T4">2</text:span><text:span text:style-name="T1">]</text:span></text:p>
          </table:table-cell>
          <table:table-cell table:style-name="Table3.F3" office:value-type="string">
            <text:p text:style-name="P27"><text:span text:style-name="T16">ranks</text:span><text:span text:style-name="T1">[</text:span><text:span text:style-name="T4">3</text:span><text:span text:style-name="T1">]</text:span></text:p>
          </table:table-cell>
          <table:table-cell table:style-name="Table3.G3" office:value-type="string">
            <text:p text:style-name="P27"><text:span text:style-name="T16">ranks</text:span><text:span text:style-name="T1">[</text:span><text:span text:style-name="T4">4</text:span><text:span text:style-name="T1">]</text:span></text:p>
          </table:table-cell>
        </table:table-row>
        <table:table-row table:style-name="Table3.3">
          <table:table-cell table:style-name="Table3.A4" office:value-type="string">
            <text:p text:style-name="P78">Positions</text:p>
          </table:table-cell>
          <table:table-cell table:style-name="Table3.B4" office:value-type="string">
            <text:p text:style-name="P43">1</text:p>
          </table:table-cell>
          <table:table-cell table:style-name="Table3.C4" office:value-type="string">
            <text:p text:style-name="P43">2</text:p>
          </table:table-cell>
          <table:table-cell table:style-name="Table3.A1" office:value-type="string">
            <text:p text:style-name="P43"/>
          </table:table-cell>
          <table:table-cell table:style-name="Table3.E4" office:value-type="string">
            <text:p text:style-name="P43">3</text:p>
          </table:table-cell>
          <table:table-cell table:style-name="Table3.F4" office:value-type="string">
            <text:p text:style-name="P41">4</text:p>
          </table:table-cell>
          <table:table-cell table:style-name="Table3.G4" office:value-type="string">
            <text:p text:style-name="P41">5</text:p>
          </table:table-cell>
        </table:table-row>
      </table:table>
      <text:p text:style-name="P56"/>
      <text:p text:style-name="P10"/>
      <text:p text:style-name="P11"><text:span text:style-name="T53">Put </text:span><text:span text:style-name="T58">3</text:span><text:span text:style-name="T69">rd</text:span><text:span text:style-name="T58"> </text:span><text:span text:style-name="T53"><text:s/></text:span><text:span text:style-name="T56">minimum </text:span><text:span text:style-name="T53"><text:s/>in the </text:span><text:span text:style-name="T58">3</text:span><text:span text:style-name="T69">rd</text:span><text:span text:style-name="T58"> </text:span><text:span text:style-name="T53">position </text:span><text:span text:style-name="T54">of the array by swapping </text:span><text:span text:style-name="T57">elements at </text:span><text:span text:style-name="T54">the positions </text:span><text:span text:style-name="T58">3</text:span><text:span text:style-name="T54"> and </text:span><text:span text:style-name="T57">4</text:span><text:span text:style-name="T54">. </text:span></text:p>
      <text:p text:style-name="P114"><text:s text:c="99"/></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row table:style-name="Table4.1">
          <table:table-cell table:style-name="Table4.A1" office:value-type="string">
            <text:p text:style-name="P81"/>
          </table:table-cell>
          <table:table-cell table:style-name="Table4.B1" office:value-type="string">
            <text:p text:style-name="P100">Sorted</text:p>
          </table:table-cell>
          <table:table-cell table:style-name="Table4.B1" office:value-type="string">
            <text:p text:style-name="P100"/>
          </table:table-cell>
          <table:table-cell table:style-name="Table4.A1" office:value-type="string">
            <text:p text:style-name="P45"/>
          </table:table-cell>
          <table:table-cell table:style-name="Table4.A1" office:value-type="string">
            <text:p text:style-name="P45"/>
          </table:table-cell>
          <table:table-cell table:style-name="Table4.F1" table:number-columns-spanned="2" office:value-type="string">
            <text:p text:style-name="P117">Unsorted </text:p>
          </table:table-cell>
          <table:covered-table-cell/>
        </table:table-row>
        <table:table-row table:style-name="Table4.2">
          <table:table-cell table:style-name="Table4.A2" office:value-type="string">
            <text:p text:style-name="P81">Array</text:p>
          </table:table-cell>
          <table:table-cell table:style-name="Table4.B2" office:value-type="string">
            <text:p text:style-name="P106">1</text:p>
          </table:table-cell>
          <table:table-cell table:style-name="Table4.C2" office:value-type="string">
            <text:p text:style-name="P81"><text:s/>2 </text:p>
          </table:table-cell>
          <table:table-cell table:style-name="Table4.D2" office:value-type="string">
            <text:p text:style-name="P81"><text:s/><text:span text:style-name="T84">15</text:span></text:p>
          </table:table-cell>
          <table:table-cell table:style-name="Table4.A1" office:value-type="string">
            <text:p text:style-name="P106"/>
          </table:table-cell>
          <table:table-cell table:style-name="Table4.F2" office:value-type="string">
            <text:p text:style-name="P87">24 </text:p>
          </table:table-cell>
          <table:table-cell table:style-name="Table4.G2" office:value-type="string">
            <text:p text:style-name="P86">31 </text:p>
          </table:table-cell>
        </table:table-row>
        <table:table-row table:style-name="Table4.3">
          <table:table-cell table:style-name="Table4.A3" office:value-type="string">
            <text:p text:style-name="P80">Elements</text:p>
          </table:table-cell>
          <table:table-cell table:style-name="Table4.B3" office:value-type="string">
            <text:p text:style-name="P29"><text:span text:style-name="T16">ranks</text:span><text:span text:style-name="T1">[</text:span><text:span text:style-name="T4">0</text:span><text:span text:style-name="T1">]</text:span></text:p>
          </table:table-cell>
          <table:table-cell table:style-name="Table4.C3" office:value-type="string">
            <text:p text:style-name="P29"><text:span text:style-name="T16">ranks</text:span><text:span text:style-name="T3">[</text:span><text:span text:style-name="T4">1</text:span><text:span text:style-name="T3">]</text:span></text:p>
          </table:table-cell>
          <table:table-cell table:style-name="Table4.D3" office:value-type="string">
            <text:p text:style-name="P29"><text:span text:style-name="T16">ranks</text:span><text:span text:style-name="T3">[</text:span><text:span text:style-name="T5">2</text:span><text:span text:style-name="T3">]</text:span></text:p>
          </table:table-cell>
          <table:table-cell table:style-name="Table4.A1" office:value-type="string">
            <text:p text:style-name="P29"/>
          </table:table-cell>
          <table:table-cell table:style-name="Table4.F3" office:value-type="string">
            <text:p text:style-name="P29"><text:span text:style-name="T16">ranks</text:span><text:span text:style-name="T1">[</text:span><text:span text:style-name="T4">3</text:span><text:span text:style-name="T1">]</text:span></text:p>
          </table:table-cell>
          <table:table-cell table:style-name="Table4.G2" office:value-type="string">
            <text:p text:style-name="P29"><text:span text:style-name="T16">ranks</text:span><text:span text:style-name="T1">[</text:span><text:span text:style-name="T4">4</text:span><text:span text:style-name="T1">]</text:span></text:p>
          </table:table-cell>
        </table:table-row>
        <table:table-row table:style-name="Table4.3">
          <table:table-cell table:style-name="Table4.A4" office:value-type="string">
            <text:p text:style-name="P80">Positions</text:p>
          </table:table-cell>
          <table:table-cell table:style-name="Table4.B4" office:value-type="string">
            <text:p text:style-name="P51">1</text:p>
          </table:table-cell>
          <table:table-cell table:style-name="Table4.C4" office:value-type="string">
            <text:p text:style-name="P66">2</text:p>
          </table:table-cell>
          <table:table-cell table:style-name="Table4.D4" office:value-type="string">
            <text:p text:style-name="P66">3</text:p>
          </table:table-cell>
          <table:table-cell table:style-name="Table4.A1" office:value-type="string">
            <text:p text:style-name="P46"/>
          </table:table-cell>
          <table:table-cell table:style-name="Table4.F4" office:value-type="string">
            <text:p text:style-name="P46">4</text:p>
          </table:table-cell>
          <table:table-cell table:style-name="Table4.G4" office:value-type="string">
            <text:p text:style-name="P44">5</text:p>
          </table:table-cell>
        </table:table-row>
      </table:table>
      <text:p text:style-name="P20"/>
      <text:p text:style-name="P3"><text:span text:style-name="T37">Pass </text:span><text:span text:style-name="T38">4</text:span><text:span text:style-name="T37">:</text:span><text:span text:style-name="T34"> </text:span><text:span text:style-name="T35">Find</text:span><text:span text:style-name="T34"> the </text:span><text:span text:style-name="T36">4</text:span><text:span text:style-name="T39">th</text:span><text:span text:style-name="T36"> </text:span><text:span text:style-name="T34">minimum </text:span><text:span text:style-name="T35">by searching array elements from </text:span><text:span text:style-name="T46">ranks</text:span><text:span text:style-name="T40">[</text:span><text:span text:style-name="T41">3</text:span><text:span text:style-name="T40">] to </text:span><text:span text:style-name="T46">ranks</text:span><text:span text:style-name="T40">[</text:span><text:span text:style-name="T42">4</text:span><text:span text:style-name="T40">].</text:span></text:p>
      <text:p text:style-name="P2"><text:span text:style-name="T40"><text:tab/> </text:span><text:span text:style-name="T43">Set the element </text:span><text:span text:style-name="T46">ranks</text:span><text:span text:style-name="T47">[</text:span><text:span text:style-name="T49">3</text:span><text:span text:style-name="T47">]</text:span><text:span text:style-name="T45"> </text:span><text:span text:style-name="T43">of the array as </text:span><text:span text:style-name="T44">a </text:span><text:span text:style-name="T43">minimum.</text:span></text:p>
      <text:p text:style-name="P13"><text:span text:style-name="T56"><text:tab/> </text:span><text:span text:style-name="T63">m</text:span><text:span text:style-name="T64">inimum</text:span><text:span text:style-name="T53"> </text:span><text:span text:style-name="T63">= </text:span><text:span text:style-name="T66">24</text:span><text:span text:style-name="T60">.</text:span></text:p>
      <text:p text:style-name="P13"><text:span text:style-name="T53"><text:tab/> Comparing </text:span><text:span text:style-name="T60">latest </text:span><text:span text:style-name="T63">minimum</text:span><text:span text:style-name="T53"> with </text:span><text:span text:style-name="T18">ranks</text:span><text:span text:style-name="T9">[</text:span><text:span text:style-name="T10">3</text:span><text:span text:style-name="T9">]</text:span><text:span text:style-name="T60"> </text:span><text:span text:style-name="T53">: </text:span><text:span text:style-name="T66">24</text:span><text:span text:style-name="T53"> &lt; <text:s text:c="2"/></text:span><text:span text:style-name="T62">31</text:span><text:span text:style-name="T53">, </text:span><text:span text:style-name="T63">m</text:span><text:span text:style-name="T64">inimum = </text:span><text:span text:style-name="T66">24</text:span></text:p>
      <text:p text:style-name="P114"><text:s text:c="101"/>Unsorted </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row table:style-name="Table5.1">
          <table:table-cell table:style-name="Table5.A1" office:value-type="string">
            <text:p text:style-name="P81"/>
          </table:table-cell>
          <table:table-cell table:style-name="Table5.B1" office:value-type="string">
            <text:p text:style-name="P100">Sorted</text:p>
          </table:table-cell>
          <table:table-cell table:style-name="Table5.B1" office:value-type="string">
            <text:p text:style-name="P100"/>
          </table:table-cell>
          <table:table-cell table:style-name="Table5.A1" office:value-type="string">
            <text:p text:style-name="P45"/>
          </table:table-cell>
          <table:table-cell table:style-name="Table5.A1" office:value-type="string">
            <text:p text:style-name="P45"/>
          </table:table-cell>
          <table:table-cell table:style-name="Table5.F1" table:number-columns-spanned="2" office:value-type="string">
            <text:p text:style-name="P103"><draw:line text:anchor-type="paragraph" draw:z-index="6" draw:name="Shape1" draw:style-name="gr1" draw:text-style-name="P190" svg:x1="0.603cm" svg:y1="0.559cm" svg:x2="0.617cm" svg:y2="1.773cm"><text:p/></draw:line><draw:line text:anchor-type="paragraph" draw:z-index="7" draw:name="Shape1" draw:style-name="gr1" draw:text-style-name="P190" svg:x1="2.776cm" svg:y1="0.531cm" svg:x2="2.79cm" svg:y2="1.745cm"><text:p/></draw:line><text:span text:style-name="T97">m</text:span>inimum</text:p>
          </table:table-cell>
          <table:covered-table-cell/>
        </table:table-row>
        <table:table-row table:style-name="Table5.2">
          <table:table-cell table:style-name="Table5.A2" office:value-type="string">
            <text:p text:style-name="P81">Array</text:p>
          </table:table-cell>
          <table:table-cell table:style-name="Table5.B2" office:value-type="string">
            <text:p text:style-name="P106">1</text:p>
          </table:table-cell>
          <table:table-cell table:style-name="Table5.C2" office:value-type="string">
            <text:p text:style-name="P81"><text:s/>2 </text:p>
          </table:table-cell>
          <table:table-cell table:style-name="Table5.D2" office:value-type="string">
            <text:p text:style-name="P81"><text:s/><text:span text:style-name="T84">15</text:span></text:p>
          </table:table-cell>
          <table:table-cell table:style-name="Table5.A1" office:value-type="string">
            <text:p text:style-name="P106"/>
          </table:table-cell>
          <table:table-cell table:style-name="Table5.F2" office:value-type="string">
            <text:p text:style-name="P87"><text:span text:style-name="T84"><text:s/>24</text:span> </text:p>
          </table:table-cell>
          <table:table-cell table:style-name="Table5.G2" office:value-type="string">
            <text:p text:style-name="P86"><text:span text:style-name="T77"><text:s/>3</text:span>1 </text:p>
          </table:table-cell>
        </table:table-row>
        <table:table-row table:style-name="Table5.3">
          <table:table-cell table:style-name="Table5.A3" office:value-type="string">
            <text:p text:style-name="P80">Elements</text:p>
          </table:table-cell>
          <table:table-cell table:style-name="Table5.B3" office:value-type="string">
            <text:p text:style-name="P29"><text:span text:style-name="T16">ranks</text:span><text:span text:style-name="T1">[</text:span><text:span text:style-name="T4">0</text:span><text:span text:style-name="T1">]</text:span></text:p>
          </table:table-cell>
          <table:table-cell table:style-name="Table5.C3" office:value-type="string">
            <text:p text:style-name="P29"><text:span text:style-name="T16">ranks</text:span><text:span text:style-name="T3">[</text:span><text:span text:style-name="T4">1</text:span><text:span text:style-name="T3">]</text:span></text:p>
          </table:table-cell>
          <table:table-cell table:style-name="Table5.D3" office:value-type="string">
            <text:p text:style-name="P29"><text:span text:style-name="T16">ranks</text:span><text:span text:style-name="T3">[</text:span><text:span text:style-name="T5">2</text:span><text:span text:style-name="T3">]</text:span></text:p>
          </table:table-cell>
          <table:table-cell table:style-name="Table5.A1" office:value-type="string">
            <text:p text:style-name="P29"/>
          </table:table-cell>
          <table:table-cell table:style-name="Table5.F3" office:value-type="string">
            <text:p text:style-name="P29"><text:span text:style-name="T16">ranks</text:span><text:span text:style-name="T1">[</text:span><text:span text:style-name="T4">3</text:span><text:span text:style-name="T1">]</text:span></text:p>
          </table:table-cell>
          <table:table-cell table:style-name="Table5.G3" office:value-type="string">
            <text:p text:style-name="P29"><text:span text:style-name="T16">ranks</text:span><text:span text:style-name="T1">[</text:span><text:span text:style-name="T4">4</text:span><text:span text:style-name="T1">]</text:span></text:p>
          </table:table-cell>
        </table:table-row>
        <table:table-row table:style-name="Table5.3">
          <table:table-cell table:style-name="Table5.A4" office:value-type="string">
            <text:p text:style-name="P80">Positions</text:p>
          </table:table-cell>
          <table:table-cell table:style-name="Table5.B4" office:value-type="string">
            <text:p text:style-name="P51">1</text:p>
          </table:table-cell>
          <table:table-cell table:style-name="Table5.C4" office:value-type="string">
            <text:p text:style-name="P66">2</text:p>
          </table:table-cell>
          <table:table-cell table:style-name="Table5.D4" office:value-type="string">
            <text:p text:style-name="P66">3</text:p>
          </table:table-cell>
          <table:table-cell table:style-name="Table5.A1" office:value-type="string">
            <text:p text:style-name="P46"/>
          </table:table-cell>
          <table:table-cell table:style-name="Table5.F4" office:value-type="string">
            <text:p text:style-name="P46">4</text:p>
          </table:table-cell>
          <table:table-cell table:style-name="Table5.G4" office:value-type="string">
            <text:p text:style-name="P44">5</text:p>
          </table:table-cell>
        </table:table-row>
      </table:table>
      <text:p text:style-name="P128"/>
      <text:p text:style-name="P129"><text:s text:c="48"/></text:p>
      <table:table table:name="Table6" table:style-name="Table6">
        <table:table-column table:style-name="Table6.A"/>
        <table:table-column table:style-name="Table6.B"/>
        <table:table-column table:style-name="Table6.C"/>
        <table:table-column table:style-name="Table6.A"/>
        <table:table-column table:style-name="Table6.C"/>
        <table:table-column table:style-name="Table6.F"/>
        <table:table-column table:style-name="Table6.G"/>
        <table:table-row table:style-name="Table6.1">
          <table:table-cell table:style-name="Table6.A1" office:value-type="string">
            <text:p text:style-name="P83"/>
          </table:table-cell>
          <table:table-cell table:style-name="Table6.B1" office:value-type="string">
            <text:p text:style-name="P101">Sorted</text:p>
          </table:table-cell>
          <table:table-cell table:style-name="Table6.B1" office:value-type="string">
            <text:p text:style-name="P101"/>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G1" office:value-type="string">
            <text:p text:style-name="P118">Unsorted </text:p>
          </table:table-cell>
        </table:table-row>
        <table:table-row table:style-name="Table6.2">
          <table:table-cell table:style-name="Table6.A2" office:value-type="string">
            <text:p text:style-name="P83">Array</text:p>
          </table:table-cell>
          <table:table-cell table:style-name="Table6.B2" office:value-type="string">
            <text:p text:style-name="P105">1</text:p>
          </table:table-cell>
          <table:table-cell table:style-name="Table6.C2" office:value-type="string">
            <text:p text:style-name="P83"><text:s/>2 </text:p>
          </table:table-cell>
          <table:table-cell table:style-name="Table6.D2" office:value-type="string">
            <text:p text:style-name="P83"><text:s/><text:span text:style-name="T84">15</text:span></text:p>
          </table:table-cell>
          <table:table-cell table:style-name="Table6.E2" office:value-type="string">
            <text:p text:style-name="P92"><text:span text:style-name="T84"><text:s/>24</text:span> </text:p>
          </table:table-cell>
          <table:table-cell table:style-name="Table6.A1" office:value-type="string">
            <text:p text:style-name="P105"/>
          </table:table-cell>
          <table:table-cell table:style-name="Table6.G2" office:value-type="string">
            <text:p text:style-name="P104">31 </text:p>
          </table:table-cell>
        </table:table-row>
        <table:table-row table:style-name="Table6.3">
          <table:table-cell table:style-name="Table6.A3" office:value-type="string">
            <text:p text:style-name="P82">Elements</text:p>
          </table:table-cell>
          <table:table-cell table:style-name="Table6.B3" office:value-type="string">
            <text:p text:style-name="P30"><text:span text:style-name="T16">ranks</text:span><text:span text:style-name="T1">[</text:span><text:span text:style-name="T4">0</text:span><text:span text:style-name="T1">]</text:span></text:p>
          </table:table-cell>
          <table:table-cell table:style-name="Table6.C3" office:value-type="string">
            <text:p text:style-name="P30"><text:span text:style-name="T16">ranks</text:span><text:span text:style-name="T3">[</text:span><text:span text:style-name="T4">1</text:span><text:span text:style-name="T3">]</text:span></text:p>
          </table:table-cell>
          <table:table-cell table:style-name="Table6.D3" office:value-type="string">
            <text:p text:style-name="P30"><text:span text:style-name="T16">ranks</text:span><text:span text:style-name="T3">[</text:span><text:span text:style-name="T5">2</text:span><text:span text:style-name="T3">]</text:span></text:p>
          </table:table-cell>
          <table:table-cell table:style-name="Table6.E3" office:value-type="string">
            <text:p text:style-name="P30"><text:span text:style-name="T16">ranks</text:span><text:span text:style-name="T1">[</text:span><text:span text:style-name="T4">3</text:span><text:span text:style-name="T1">]</text:span></text:p>
          </table:table-cell>
          <table:table-cell table:style-name="Table6.A1" office:value-type="string">
            <text:p text:style-name="P30"/>
          </table:table-cell>
          <table:table-cell table:style-name="Table6.G3" office:value-type="string">
            <text:p text:style-name="P30"><text:span text:style-name="T16">ranks</text:span><text:span text:style-name="T1">[</text:span><text:span text:style-name="T4">4</text:span><text:span text:style-name="T1">]</text:span></text:p>
          </table:table-cell>
        </table:table-row>
        <table:table-row table:style-name="Table6.3">
          <table:table-cell table:style-name="Table6.A4" office:value-type="string">
            <text:p text:style-name="P82">Positions</text:p>
          </table:table-cell>
          <table:table-cell table:style-name="Table6.B4" office:value-type="string">
            <text:p text:style-name="P52">1</text:p>
          </table:table-cell>
          <table:table-cell table:style-name="Table6.C4" office:value-type="string">
            <text:p text:style-name="P67">2</text:p>
          </table:table-cell>
          <table:table-cell table:style-name="Table6.D4" office:value-type="string">
            <text:p text:style-name="P67">3</text:p>
          </table:table-cell>
          <table:table-cell table:style-name="Table6.E4" office:value-type="string">
            <text:p text:style-name="P52">4</text:p>
          </table:table-cell>
          <table:table-cell table:style-name="Table6.A1" office:value-type="string">
            <text:p text:style-name="P52"/>
          </table:table-cell>
          <table:table-cell table:style-name="Table6.G4" office:value-type="string">
            <text:p text:style-name="P52">5</text:p>
          </table:table-cell>
        </table:table-row>
      </table:table>
      <text:p text:style-name="P18"/>
      <text:p text:style-name="P9"><text:span text:style-name="T26">Pass</text:span><text:span text:style-name="T29">5</text:span><text:span text:style-name="T26">:</text:span><text:span text:style-name="T80"> <text:s/></text:span><text:span text:style-name="T83">T</text:span><text:span text:style-name="T80">he </text:span><text:span text:style-name="T83">5</text:span><text:span text:style-name="T74">th</text:span><text:span text:style-name="T82"> </text:span><text:span text:style-name="T80">minimum </text:span><text:span text:style-name="T59">is the same element </text:span><text:span text:style-name="T18">ranks</text:span><text:span text:style-name="T53">[</text:span><text:span text:style-name="T58">4</text:span><text:span text:style-name="T53">], </text:span><text:span text:style-name="T59">since it is the last element of the array.</text:span></text:p>
      <text:p text:style-name="P115"><text:s text:c="121"/>Unsorted </text:p>
      <table:table table:name="Table7" table:style-name="Table7">
        <table:table-column table:style-name="Table7.A"/>
        <table:table-column table:style-name="Table7.B"/>
        <table:table-column table:style-name="Table7.C"/>
        <table:table-column table:style-name="Table7.A"/>
        <table:table-column table:style-name="Table7.C"/>
        <table:table-column table:style-name="Table7.F"/>
        <table:table-column table:style-name="Table7.G"/>
        <table:table-row table:style-name="Table7.1">
          <table:table-cell table:style-name="Table7.A1" office:value-type="string">
            <text:p text:style-name="P83"/>
          </table:table-cell>
          <table:table-cell table:style-name="Table7.B1" office:value-type="string">
            <text:p text:style-name="P101">Sorted</text:p>
          </table:table-cell>
          <table:table-cell table:style-name="Table7.B1" office:value-type="string">
            <text:p text:style-name="P101"/>
          </table:table-cell>
          <table:table-cell table:style-name="Table7.A1" office:value-type="string">
            <text:p text:style-name="P47"/>
          </table:table-cell>
          <table:table-cell table:style-name="Table7.A1" office:value-type="string">
            <text:p text:style-name="P47"/>
          </table:table-cell>
          <table:table-cell table:style-name="Table7.A1" office:value-type="string">
            <text:p text:style-name="P47"/>
          </table:table-cell>
          <table:table-cell table:style-name="Table7.G1" office:value-type="string">
            <text:p text:style-name="P120"><draw:line text:anchor-type="paragraph" draw:z-index="8" draw:name="Shape1" draw:style-name="gr1" draw:text-style-name="P190" svg:x1="0.603cm" svg:y1="0.559cm" svg:x2="0.617cm" svg:y2="1.773cm"><text:p/></draw:line><text:span text:style-name="T97">m</text:span>inimum</text:p>
          </table:table-cell>
        </table:table-row>
        <table:table-row table:style-name="Table7.2">
          <table:table-cell table:style-name="Table7.A2" office:value-type="string">
            <text:p text:style-name="P83">Array</text:p>
          </table:table-cell>
          <table:table-cell table:style-name="Table7.B2" office:value-type="string">
            <text:p text:style-name="P105">1</text:p>
          </table:table-cell>
          <table:table-cell table:style-name="Table7.C2" office:value-type="string">
            <text:p text:style-name="P83"><text:s/>2 </text:p>
          </table:table-cell>
          <table:table-cell table:style-name="Table7.D2" office:value-type="string">
            <text:p text:style-name="P83"><text:s/><text:span text:style-name="T84">15</text:span></text:p>
          </table:table-cell>
          <table:table-cell table:style-name="Table7.E2" office:value-type="string">
            <text:p text:style-name="P92"><text:span text:style-name="T84"><text:s/>24</text:span> </text:p>
          </table:table-cell>
          <table:table-cell table:style-name="Table7.A1" office:value-type="string">
            <text:p text:style-name="P105"/>
          </table:table-cell>
          <table:table-cell table:style-name="Table7.G2" office:value-type="string">
            <text:p text:style-name="P92"><text:span text:style-name="T77">3</text:span>1 </text:p>
          </table:table-cell>
        </table:table-row>
        <table:table-row table:style-name="Table7.3">
          <table:table-cell table:style-name="Table7.A3" office:value-type="string">
            <text:p text:style-name="P82">Elements</text:p>
          </table:table-cell>
          <table:table-cell table:style-name="Table7.B3" office:value-type="string">
            <text:p text:style-name="P30"><text:span text:style-name="T16">ranks</text:span><text:span text:style-name="T1">[</text:span><text:span text:style-name="T4">0</text:span><text:span text:style-name="T1">]</text:span></text:p>
          </table:table-cell>
          <table:table-cell table:style-name="Table7.C3" office:value-type="string">
            <text:p text:style-name="P30"><text:span text:style-name="T16">ranks</text:span><text:span text:style-name="T3">[</text:span><text:span text:style-name="T4">1</text:span><text:span text:style-name="T3">]</text:span></text:p>
          </table:table-cell>
          <table:table-cell table:style-name="Table7.D3" office:value-type="string">
            <text:p text:style-name="P30"><text:span text:style-name="T16">ranks</text:span><text:span text:style-name="T3">[</text:span><text:span text:style-name="T5">2</text:span><text:span text:style-name="T3">]</text:span></text:p>
          </table:table-cell>
          <table:table-cell table:style-name="Table7.E3" office:value-type="string">
            <text:p text:style-name="P30"><text:span text:style-name="T16">ranks</text:span><text:span text:style-name="T1">[</text:span><text:span text:style-name="T4">3</text:span><text:span text:style-name="T1">]</text:span></text:p>
          </table:table-cell>
          <table:table-cell table:style-name="Table7.A1" office:value-type="string">
            <text:p text:style-name="P30"/>
          </table:table-cell>
          <table:table-cell table:style-name="Table7.G3" office:value-type="string">
            <text:p text:style-name="P30"><text:span text:style-name="T16">ranks</text:span><text:span text:style-name="T1">[</text:span><text:span text:style-name="T4">4</text:span><text:span text:style-name="T1">]</text:span></text:p>
          </table:table-cell>
        </table:table-row>
        <table:table-row table:style-name="Table7.3">
          <table:table-cell table:style-name="Table7.A4" office:value-type="string">
            <text:p text:style-name="P82">Positions</text:p>
          </table:table-cell>
          <table:table-cell table:style-name="Table7.B4" office:value-type="string">
            <text:p text:style-name="P52">1</text:p>
          </table:table-cell>
          <table:table-cell table:style-name="Table7.C4" office:value-type="string">
            <text:p text:style-name="P67">2</text:p>
          </table:table-cell>
          <table:table-cell table:style-name="Table7.D4" office:value-type="string">
            <text:p text:style-name="P67">3</text:p>
          </table:table-cell>
          <table:table-cell table:style-name="Table7.E4" office:value-type="string">
            <text:p text:style-name="P52">4</text:p>
          </table:table-cell>
          <table:table-cell table:style-name="Table7.A1" office:value-type="string">
            <text:p text:style-name="P52"/>
          </table:table-cell>
          <table:table-cell table:style-name="Table7.G4" office:value-type="string">
            <text:p text:style-name="P52">5</text:p>
          </table:table-cell>
        </table:table-row>
      </table:table>
      <text:p text:style-name="P155"/>
      <text:p text:style-name="P9"><text:span text:style-name="T59">The 5th minimum is the last element of the array and finally array </text:span><text:span text:style-name="T18">ranks </text:span><text:span text:style-name="T59">sorted completely.</text:span></text:p>
      <text:p text:style-name="P60"/>
      <table:table table:name="Table8" table:style-name="Table8">
        <table:table-column table:style-name="Table8.A"/>
        <table:table-column table:style-name="Table8.B"/>
        <table:table-column table:style-name="Table8.C"/>
        <table:table-column table:style-name="Table8.A"/>
        <table:table-column table:style-name="Table8.C"/>
        <table:table-column table:style-name="Table8.F"/>
        <table:table-row table:style-name="Table8.1">
          <table:table-cell table:style-name="Table8.A1" office:value-type="string">
            <text:p text:style-name="P83"/>
          </table:table-cell>
          <table:table-cell table:style-name="Table8.B1" table:number-columns-spanned="2" office:value-type="string">
            <text:p text:style-name="P102">Sorted <text:span text:style-name="T85">Array</text:span></text:p>
          </table:table-cell>
          <table:covered-table-cell/>
          <table:table-cell table:style-name="Table8.A1" office:value-type="string">
            <text:p text:style-name="P47"/>
          </table:table-cell>
          <table:table-cell table:style-name="Table8.A1" office:value-type="string">
            <text:p text:style-name="P47"/>
          </table:table-cell>
          <table:table-cell table:style-name="Table8.A1" office:value-type="string">
            <text:p text:style-name="P47"/>
          </table:table-cell>
        </table:table-row>
        <table:table-row table:style-name="Table8.2">
          <table:table-cell table:style-name="Table8.A2" office:value-type="string">
            <text:p text:style-name="P83">Array</text:p>
          </table:table-cell>
          <table:table-cell table:style-name="Table8.B2" office:value-type="string">
            <text:p text:style-name="P105">1</text:p>
          </table:table-cell>
          <table:table-cell table:style-name="Table8.C2" office:value-type="string">
            <text:p text:style-name="P83"><text:s/>2 </text:p>
          </table:table-cell>
          <table:table-cell table:style-name="Table8.D2" office:value-type="string">
            <text:p text:style-name="P83"><text:s/><text:span text:style-name="T84">15</text:span></text:p>
          </table:table-cell>
          <table:table-cell table:style-name="Table8.E2" office:value-type="string">
            <text:p text:style-name="P92"><text:span text:style-name="T84"><text:s/>24</text:span> </text:p>
          </table:table-cell>
          <table:table-cell table:style-name="Table8.F2" office:value-type="string">
            <text:p text:style-name="P92"><text:span text:style-name="T77">3</text:span>1 </text:p>
          </table:table-cell>
        </table:table-row>
        <table:table-row table:style-name="Table8.3">
          <table:table-cell table:style-name="Table8.A3" office:value-type="string">
            <text:p text:style-name="P82">Elements</text:p>
          </table:table-cell>
          <table:table-cell table:style-name="Table8.B3" office:value-type="string">
            <text:p text:style-name="P30"><text:span text:style-name="T16">ranks</text:span><text:span text:style-name="T1">[</text:span><text:span text:style-name="T4">0</text:span><text:span text:style-name="T1">]</text:span></text:p>
          </table:table-cell>
          <table:table-cell table:style-name="Table8.C3" office:value-type="string">
            <text:p text:style-name="P30"><text:span text:style-name="T16">ranks</text:span><text:span text:style-name="T3">[</text:span><text:span text:style-name="T4">1</text:span><text:span text:style-name="T3">]</text:span></text:p>
          </table:table-cell>
          <table:table-cell table:style-name="Table8.D3" office:value-type="string">
            <text:p text:style-name="P30"><text:span text:style-name="T16">ranks</text:span><text:span text:style-name="T3">[</text:span><text:span text:style-name="T5">2</text:span><text:span text:style-name="T3">]</text:span></text:p>
          </table:table-cell>
          <table:table-cell table:style-name="Table8.E3" office:value-type="string">
            <text:p text:style-name="P30"><text:span text:style-name="T16">ranks</text:span><text:span text:style-name="T1">[</text:span><text:span text:style-name="T4">3</text:span><text:span text:style-name="T1">]</text:span></text:p>
          </table:table-cell>
          <table:table-cell table:style-name="Table8.F3" office:value-type="string">
            <text:p text:style-name="P30"><text:span text:style-name="T16">ranks</text:span><text:span text:style-name="T1">[</text:span><text:span text:style-name="T4">4</text:span><text:span text:style-name="T1">]</text:span></text:p>
          </table:table-cell>
        </table:table-row>
        <table:table-row table:style-name="Table8.3">
          <table:table-cell table:style-name="Table8.A4" office:value-type="string">
            <text:p text:style-name="P82">Positions</text:p>
          </table:table-cell>
          <table:table-cell table:style-name="Table8.B4" office:value-type="string">
            <text:p text:style-name="P52">1</text:p>
          </table:table-cell>
          <table:table-cell table:style-name="Table8.C4" office:value-type="string">
            <text:p text:style-name="P67">2</text:p>
          </table:table-cell>
          <table:table-cell table:style-name="Table8.D4" office:value-type="string">
            <text:p text:style-name="P67">3</text:p>
          </table:table-cell>
          <table:table-cell table:style-name="Table8.E4" office:value-type="string">
            <text:p text:style-name="P52">4</text:p>
          </table:table-cell>
          <table:table-cell table:style-name="Table8.F4" office:value-type="string">
            <text:p text:style-name="P52">5</text:p>
          </table:table-cell>
        </table:table-row>
      </table:table>
      <text:h text:style-name="P181" text:outline-level="2"><text:soft-page-break/>Algorithm</text:h>
      <text:p text:style-name="P94"/>
      <text:p text:style-name="P94">Input:</text:p>
      <text:p text:style-name="P53"><text:tab/><text:span text:style-name="T87">array : list of unsorted elements/items</text:span></text:p>
      <text:p text:style-name="P53"><text:tab/><text:span text:style-name="T87">size : size of the array</text:span></text:p>
      <text:p text:style-name="P121">Steps:</text:p>
      <text:p text:style-name="P121"><text:tab/><text:span text:style-name="T50">Let try to sort a list of i</text:span><text:span text:style-name="T51">tems</text:span><text:span text:style-name="T50"> in ascending order.</text:span></text:p>
      <text:list xml:id="list4080478115" text:style-name="L1">
        <text:list-item>
          <text:p text:style-name="P182">Select the first item of the unsorted array(i.e., unsorted[0], if unsorted is the array name). </text:p>
        </text:list-item>
        <text:list-item>
          <text:p text:style-name="P182">Assuming first item is the 1<text:span text:style-name="T70">st</text:span> minimum of the unsorted list. Compare the first item of the unsorted list with the rest of the items.</text:p>
        </text:list-item>
        <text:list-item>
          <text:p text:style-name="P183"><text:span text:style-name="T88">W</text:span>hile comparing first <text:span text:style-name="T88">element</text:span> with other <text:span text:style-name="T88">elements</text:span>, <text:span text:style-name="T88">search the complete list to find the element with the minimum possible value</text:span>. <text:span text:style-name="T88">If found, then swap the elements at their currents positions. <text:s/>The 1</text:span><text:span text:style-name="T75">st</text:span><text:span text:style-name="T88"> minimum element will settle at 1</text:span><text:span text:style-name="T75">st</text:span><text:span text:style-name="T88"> position and will be treated as the sorted array. The list with 2</text:span><text:span text:style-name="T75">nd</text:span><text:span text:style-name="T88"> position onwards will be the </text:span><text:span text:style-name="T89">unsorted sub-array</text:span><text:span text:style-name="T88">.</text:span></text:p>
        </text:list-item>
        <text:list-item>
          <text:p text:style-name="P184">Repeat the steps 1-3, to find the 2nd minimum and to place it in the 2nd position in the list. We need to repeat steps 1-3 for 3rd minimum, 4th minimum and so on till we reach the last element of the unsorted list. This way, it will completely sort, the list of items.</text:p>
        </text:list-item>
      </text:list>
      <text:p text:style-name="P61">Based on finding minimum value ordering rule, sorts the list in ascending order. If the ordering rule is to find maximum value, sorts the list in descending order. </text:p>
      <text:p text:style-name="P68">The comparison between list items turns challenging when we need to decide greatness on a listed item based on multiple criteria not just a single one as <text:span text:style-name="T96">a natural order of a number or alphabet</text:span>. So, our total focus will be restricted to, finding comparison rules among list items. Without well-defined comparison rules, it will not be possible to sort the listed items as per our choice, whatever any sorting algorithm we do apply.</text:p>
      <text:p text:style-name="P122"/>
      <text:p text:style-name="P152">Implementation</text:p>
      <text:p text:style-name="P153"/>
      <table:table table:name="Table603" table:style-name="Table603">
        <table:table-column table:style-name="Table603.A"/>
        <table:table-row table:style-name="Table603.1">
          <table:table-cell table:style-name="Table603.A1" office:value-type="string">
            <text:h text:style-name="P178" text:outline-level="4">SelectionSortIntegers.c</text:h>
          </table:table-cell>
        </table:table-row>
        <table:table-row table:style-name="TableLine2128078127776">
          <table:table-cell table:style-name="Table603.A1" office:value-type="string">
            <text:p text:style-name="P160"><text:span text:style-name="T14"># include</text:span> <text:span text:style-name="T90">&lt;stdio.h&gt;</text:span></text:p>
            <text:p text:style-name="P156"/>
            <text:p text:style-name="P174">// swap elements in order to sort from the unsorted array elements.</text:p>
            <text:p text:style-name="P158"><text:span text:style-name="T12">void</text:span><text:span text:style-name="T1"> </text:span><text:span text:style-name="T7">swap</text:span><text:span text:style-name="T1">(</text:span><text:span text:style-name="T12">int</text:span><text:span text:style-name="T1"> arr[], </text:span><text:span text:style-name="T12">int</text:span><text:span text:style-name="T1"> sortedElementPosition, </text:span><text:span text:style-name="T12">int</text:span><text:span text:style-name="T1"> selectedElementIndex){</text:span></text:p>
            <text:p text:style-name="P158"><text:span text:style-name="T1"><text:tab/></text:span><text:span text:style-name="T12">int</text:span><text:span text:style-name="T1"> </text:span><text:span text:style-name="T15">temp</text:span><text:span text:style-name="T1">;</text:span></text:p>
            <text:p text:style-name="P161"><text:tab/>temp = arr[sortedElementPosition];</text:p>
            <text:p text:style-name="P161"><text:tab/>arr[sortedElementPosition] = arr[selectedElementIndex];</text:p>
            <text:p text:style-name="P161"><text:tab/>arr[selectedElementIndex] = temp;</text:p>
            <text:p text:style-name="P161">}</text:p>
            <text:p text:style-name="P156"/>
            <text:p text:style-name="P158"><text:span text:style-name="T92">// </text:span><text:span text:style-name="T93">Select index of an array element to put </text:span><text:span text:style-name="T94">it </text:span><text:span text:style-name="T93">in the next sorted position.</text:span></text:p>
            <text:p text:style-name="P158"><text:span text:style-name="T12">int</text:span><text:span text:style-name="T1"> </text:span><text:span text:style-name="T7">selectElementIndex</text:span><text:span text:style-name="T1">(</text:span><text:span text:style-name="T12">int</text:span><text:span text:style-name="T1"> arr[], </text:span><text:span text:style-name="T12">int</text:span><text:span text:style-name="T1"> </text:span><text:span text:style-name="T8">startIndex</text:span><text:span text:style-name="T1">, </text:span><text:span text:style-name="T12">int</text:span><text:span text:style-name="T1"> size) {</text:span></text:p>
            <text:p text:style-name="P158"><text:span text:style-name="T1"><text:tab/></text:span><text:span text:style-name="T12">int</text:span><text:span text:style-name="T1"> </text:span><text:span text:style-name="T15">minValue</text:span><text:span text:style-name="T1"> = arr[</text:span><text:span text:style-name="T8">startIndex</text:span><text:span text:style-name="T1">];</text:span></text:p>
            <text:p text:style-name="P158"><text:span text:style-name="T1"><text:tab/></text:span><text:span text:style-name="T12">int</text:span><text:span text:style-name="T1"> </text:span><text:span text:style-name="T15">minIndex</text:span><text:span text:style-name="T1"> = </text:span><text:span text:style-name="T8">startIndex</text:span><text:span text:style-name="T1">;</text:span></text:p>
            <text:p text:style-name="P156"/>
            <text:p text:style-name="P158"><text:span text:style-name="T1"><text:tab/></text:span><text:span text:style-name="T92">// search smallest element in the remaining unsorted sub-array </text:span></text:p>
            <text:p text:style-name="P174"><text:s text:c="6"/>// to sort in ascending order.</text:p>
            <text:p text:style-name="P158"><text:span text:style-name="T1"><text:tab/></text:span><text:span text:style-name="T12">for</text:span><text:span text:style-name="T1"> (</text:span><text:span text:style-name="T12">int</text:span><text:span text:style-name="T1"> </text:span><text:span text:style-name="T15">index</text:span><text:span text:style-name="T1"> = minIndex + 1; index &lt; size; index++) {</text:span></text:p>
            <text:p text:style-name="P158"><text:span text:style-name="T1"><text:tab/><text:tab/></text:span><text:span text:style-name="T12">if</text:span><text:span text:style-name="T1"> (arr[index] &lt; minValue) {</text:span></text:p>
            <text:p text:style-name="P161"><text:tab/><text:tab/><text:tab/>minIndex = index;</text:p>
            <text:p text:style-name="P161"><text:tab/><text:tab/><text:tab/>minValue = arr[index];</text:p>
            <text:p text:style-name="P161"><text:tab/><text:tab/>}</text:p>
            <text:p text:style-name="P161"><text:tab/>}</text:p>
            <text:p text:style-name="P158"><text:span text:style-name="T1"><text:tab/></text:span><text:span text:style-name="T12">return</text:span><text:span text:style-name="T1"> minIndex;</text:span></text:p>
            <text:p text:style-name="P161">}</text:p>
            <text:p text:style-name="P156"/>
            <text:p text:style-name="P156"/>
            <text:p text:style-name="P156"><text:soft-page-break/></text:p>
            <text:p text:style-name="P158"><text:span text:style-name="T12">void</text:span><text:span text:style-name="T1"> </text:span><text:span text:style-name="T7">selectionSort</text:span><text:span text:style-name="T1">(</text:span><text:span text:style-name="T12">int</text:span><text:span text:style-name="T1"> arr[], </text:span><text:span text:style-name="T12">int</text:span><text:span text:style-name="T1"> size) {</text:span></text:p>
            <text:p text:style-name="P158"><text:span text:style-name="T1"><text:tab/></text:span><text:span text:style-name="T12">for</text:span><text:span text:style-name="T1"> (</text:span><text:span text:style-name="T12">int</text:span><text:span text:style-name="T1"> </text:span><text:span text:style-name="T15">index</text:span><text:span text:style-name="T1"> = 0; index &lt; size; index++) {</text:span></text:p>
            <text:p text:style-name="P158"><text:span text:style-name="T1"><text:tab/><text:tab/></text:span><text:span text:style-name="T12">int</text:span><text:span text:style-name="T1"> </text:span><text:span text:style-name="T15">selectedIndex</text:span><text:span text:style-name="T1"> = selectElementIndex(arr, index, size);</text:span></text:p>
            <text:p text:style-name="P161"><text:tab/><text:tab/>swap(arr, index, selectedIndex);</text:p>
            <text:p text:style-name="P161"><text:tab/>}</text:p>
            <text:p text:style-name="P156"/>
            <text:p text:style-name="P161">}</text:p>
            <text:p text:style-name="P156"/>
            <text:p text:style-name="P158"><text:span text:style-name="T12">void</text:span><text:span text:style-name="T1"> </text:span><text:span text:style-name="T7">printSortedArray</text:span><text:span text:style-name="T1">(</text:span><text:span text:style-name="T12">int</text:span><text:span text:style-name="T1"> arr[], </text:span><text:span text:style-name="T12">int</text:span><text:span text:style-name="T1"> size) {</text:span></text:p>
            <text:p text:style-name="P158"><text:span text:style-name="T1"><text:tab/></text:span><text:span text:style-name="T12">for</text:span><text:span text:style-name="T1"> (</text:span><text:span text:style-name="T12">int</text:span><text:span text:style-name="T1"> </text:span><text:span text:style-name="T15">index</text:span><text:span text:style-name="T1"> = 0; index &lt; size; index++) {</text:span></text:p>
            <text:p text:style-name="P158"><text:span text:style-name="T1"><text:tab/><text:tab/></text:span><text:span text:style-name="T95">printf</text:span><text:span text:style-name="T1">(</text:span><text:span text:style-name="T91">"%d "</text:span><text:span text:style-name="T1">, arr[index]);</text:span></text:p>
            <text:p text:style-name="P161"><text:tab/>}</text:p>
            <text:p text:style-name="P158"><text:span text:style-name="T1"><text:tab/></text:span><text:span text:style-name="T95">printf</text:span><text:span text:style-name="T1">(</text:span><text:span text:style-name="T91">"\n"</text:span><text:span text:style-name="T1">);</text:span></text:p>
            <text:p text:style-name="P161">}</text:p>
            <text:p text:style-name="P156"/>
            <text:p text:style-name="P158"><text:span text:style-name="T12">int</text:span><text:span text:style-name="T1"> </text:span><text:span text:style-name="T7">main</text:span><text:span text:style-name="T1">() {</text:span></text:p>
            <text:p text:style-name="P158"><text:span text:style-name="T1"><text:tab/></text:span><text:span text:style-name="T12">int</text:span><text:span text:style-name="T1"> </text:span><text:span text:style-name="T15">ranks</text:span><text:span text:style-name="T1">[5] = { 31, 15, 24, 2, 1 }; </text:span><text:span text:style-name="T92">// unsorted array</text:span></text:p>
            <text:p text:style-name="P158"><text:span text:style-name="T1"><text:tab/></text:span><text:span text:style-name="T12">int</text:span><text:span text:style-name="T1"> </text:span><text:span text:style-name="T15">size</text:span><text:span text:style-name="T1"> = </text:span><text:span text:style-name="T12">sizeof</text:span><text:span text:style-name="T1">(ranks) / </text:span><text:span text:style-name="T12">sizeof</text:span><text:span text:style-name="T1">(ranks[0]);</text:span></text:p>
            <text:p text:style-name="P161"><text:tab/>selectionSort(ranks, size);</text:p>
            <text:p text:style-name="P158"><text:span text:style-name="T1"><text:tab/></text:span><text:span text:style-name="T95">printf</text:span><text:span text:style-name="T1">(</text:span><text:span text:style-name="T91">"Sorted array: \n"</text:span><text:span text:style-name="T1">);</text:span></text:p>
            <text:p text:style-name="P161"><text:tab/>printSortedArray(ranks, size);</text:p>
            <text:p text:style-name="P158"><text:span text:style-name="T1"><text:tab/></text:span><text:span text:style-name="T12">return</text:span><text:span text:style-name="T1"> 0;</text:span></text:p>
            <text:p text:style-name="P161">}</text:p>
            <text:p text:style-name="P160"/>
          </table:table-cell>
        </table:table-row>
        <table:table-row table:style-name="Table603.3">
          <table:table-cell table:style-name="Table603.A1" office:value-type="string">
            <text:p text:style-name="P163">Output</text:p>
          </table:table-cell>
        </table:table-row>
        <table:table-row table:style-name="Table603.4">
          <table:table-cell table:style-name="Table603.A1" office:value-type="string">
            <text:p text:style-name="P170">Sorted array: </text:p>
            <text:p text:style-name="P172">1 2 15 24 31 </text:p>
          </table:table-cell>
        </table:table-row>
      </table:table>
      <text:p text:style-name="P62"/>
      <text:p text:style-name="P127">C strcmp() function declaration</text:p>
      <text:p text:style-name="P123"/>
      <text:p text:style-name="P123">int strcmp(const char *str1, const char *str2)</text:p>
      <text:p text:style-name="P123"/>
      <text:p text:style-name="P62">str1 – The first string</text:p>
      <text:p text:style-name="P62">str2 – The second string</text:p>
      <text:p text:style-name="P62"/>
      <text:p text:style-name="P63"><text:span text:style-name="T99">The</text:span><text:span text:style-name="T24"> </text:span><text:span text:style-name="T20">strcmp</text:span><text:span text:style-name="T24">()</text:span> function returns the following <text:span text:style-name="T99">result </text:span>based on the <text:span text:style-name="T99">following </text:span>comparison r<text:span text:style-name="T99">ule</text:span>:</text:p>
      <text:p text:style-name="P62"/>
      <text:p text:style-name="P65"><text:span text:style-name="T24">A) </text:span><text:span text:style-name="T20">strcmp</text:span><text:span text:style-name="T24">()</text:span><text:span text:style-name="T99"> will return value </text:span><text:span text:style-name="T20">0 </text:span>if both the strings are equal</text:p>
      <text:p text:style-name="P65"><text:span text:style-name="T24">B)</text:span><text:span text:style-name="T99"> </text:span><text:span text:style-name="T20">strcmp</text:span><text:span text:style-name="T24">() </text:span><text:span text:style-name="T99">will return value </text:span>&gt;0 if the ASCII value of first unmatched character of string str1 is <text:s text:c="3"/>greater than the character in string str2</text:p>
      <text:p text:style-name="P65"><text:span text:style-name="T24">C)</text:span><text:span text:style-name="T99"> </text:span><text:span text:style-name="T20">strcmp</text:span><text:span text:style-name="T24">() </text:span><text:span text:style-name="T99">will return value</text:span>&lt;0 if the ASCII value of first unmatched character of string str1 is less than the character in string str2</text:p>
      <text:p text:style-name="P70">Instead of using this C standard library’s string comparison function we may need to write our own version string comparing function. It entirely depends how we like to sort the given unsorted strings. String manipulation is one of the widely used activity related to writing programs. </text:p>
      <text:p text:style-name="P63"><text:s/></text:p>
      <text:p text:style-name="P64"><text:span text:style-name="T23">Exercise</text:span><text:span text:style-name="T22">: </text:span><text:span text:style-name="T98">The following program sorts the words in an ascending order. Please apply selection sort algorithm to reimplement the given program. Also give the actual sequence of words after pass 3.</text:span></text:p>
      <text:p text:style-name="P124"/>
      <table:table table:name="Table9" table:style-name="Table9">
        <table:table-column table:style-name="Table9.A"/>
        <table:table-row table:style-name="Table9.1">
          <table:table-cell table:style-name="Table9.A1" office:value-type="string">
            <text:h text:style-name="P179" text:outline-level="4">Sort<text:span text:style-name="T98">Words</text:span>.c</text:h>
          </table:table-cell>
        </table:table-row>
        <table:table-row table:style-name="TableLine2128078125600">
          <table:table-cell table:style-name="Table9.A1" office:value-type="string">
            <text:p text:style-name="P176">/*</text:p>
            <text:p text:style-name="P175"><text:s/>* Sorting words in alphabetical order.</text:p>
            <text:p text:style-name="P175"><text:s/>* Output the given words and the sorted words.</text:p>
            <text:p text:style-name="P175"><text:s/>*/</text:p>
            <text:p text:style-name="P157"/>
            <text:p text:style-name="P159"><text:span text:style-name="T12">#include</text:span><text:span text:style-name="T1"> </text:span><text:span text:style-name="T91">&lt;stdio.h&gt;</text:span></text:p>
            <text:p text:style-name="P159"><text:span text:style-name="T12">#include</text:span><text:span text:style-name="T1"> </text:span><text:span text:style-name="T91">&lt;string.h&gt;</text:span></text:p>
            <text:p text:style-name="P159"><text:span text:style-name="T12">int</text:span><text:span text:style-name="T1"> </text:span><text:span text:style-name="T7">main</text:span><text:span text:style-name="T1">() {</text:span></text:p>
            <text:p text:style-name="P157"/>
            <text:p text:style-name="P159"><text:span text:style-name="T1"><text:tab/></text:span><text:span text:style-name="T12">char</text:span><text:span text:style-name="T1"> <text:s/></text:span><text:span text:style-name="T15">temp</text:span><text:span text:style-name="T1">[20];</text:span></text:p>
            <text:p text:style-name="P159"><text:span text:style-name="T1"><text:tab/></text:span><text:span text:style-name="T12">int</text:span><text:span text:style-name="T1"> <text:s/></text:span><text:span text:style-name="T15">wordCount</text:span><text:span text:style-name="T1"> = 5;</text:span></text:p>
            <text:p text:style-name="P157"/>
            <text:p text:style-name="P159"><text:span text:style-name="T1"><text:tab/></text:span><text:span text:style-name="T12">char</text:span><text:span text:style-name="T1"> </text:span><text:span text:style-name="T15">unsorted</text:span><text:span text:style-name="T1">[5][20] = { </text:span><text:span text:style-name="T91">"SelectionSort"</text:span><text:span text:style-name="T1">, </text:span><text:span text:style-name="T91">"QuickSort"</text:span><text:span text:style-name="T1">, </text:span><text:span text:style-name="T91">"BubbleSort"</text:span><text:span text:style-name="T1">,</text:span></text:p>
            <text:p text:style-name="P159"><text:span text:style-name="T1"><text:tab/><text:tab/><text:tab/> <text:s text:c="12"/></text:span><text:span text:style-name="T91">"InsertionSort"</text:span><text:span text:style-name="T1">, </text:span><text:span text:style-name="T91">"ShellSort"</text:span><text:span text:style-name="T1"> };</text:span></text:p>
            <text:p text:style-name="P157"/>
            <text:p text:style-name="P159"><text:span text:style-name="T1"><text:tab/></text:span><text:span text:style-name="T95">printf</text:span><text:span text:style-name="T1">(</text:span><text:span text:style-name="T91">"\n-----------------------\n"</text:span><text:span text:style-name="T1">);</text:span></text:p>
            <text:p text:style-name="P159"><text:span text:style-name="T1"><text:tab/></text:span><text:span text:style-name="T95">printf</text:span><text:span text:style-name="T1">(</text:span><text:span text:style-name="T91">"Unsorted Array "</text:span><text:span text:style-name="T1">);</text:span></text:p>
            <text:p text:style-name="P159"><text:span text:style-name="T1"><text:tab/></text:span><text:span text:style-name="T95">printf</text:span><text:span text:style-name="T1">(</text:span><text:span text:style-name="T91">"\n-----------------------\n"</text:span><text:span text:style-name="T1">);</text:span></text:p>
            <text:p text:style-name="P157"/>
            <text:p text:style-name="P159"><text:span text:style-name="T1"><text:tab/></text:span><text:span text:style-name="T12">for</text:span><text:span text:style-name="T1"> (</text:span><text:span text:style-name="T12">int</text:span><text:span text:style-name="T1"> </text:span><text:span text:style-name="T15">outer</text:span><text:span text:style-name="T1"> = 0; outer &lt; wordCount; outer++) {</text:span></text:p>
            <text:p text:style-name="P159"><text:span text:style-name="T1"><text:tab/><text:tab/></text:span><text:span text:style-name="T95">printf</text:span><text:span text:style-name="T1">(</text:span><text:span text:style-name="T91">"%s\n"</text:span><text:span text:style-name="T1">, unsorted[outer]);</text:span></text:p>
            <text:p text:style-name="P162"><text:tab/>}</text:p>
            <text:p text:style-name="P157"/>
            <text:p text:style-name="P159"><text:span text:style-name="T1"><text:tab/></text:span><text:span text:style-name="T12">for</text:span><text:span text:style-name="T1"> (</text:span><text:span text:style-name="T12">int</text:span><text:span text:style-name="T1"> </text:span><text:span text:style-name="T15">outer</text:span><text:span text:style-name="T1"> = 0; outer &lt; wordCount - 1; outer++) {</text:span></text:p>
            <text:p text:style-name="P159"><text:span text:style-name="T1"><text:tab/><text:tab/></text:span><text:span text:style-name="T12">for</text:span><text:span text:style-name="T1"> (</text:span><text:span text:style-name="T12">int</text:span><text:span text:style-name="T1"> </text:span><text:span text:style-name="T17">inner</text:span><text:span text:style-name="T1"> = outer + 1; </text:span><text:span text:style-name="T6">inner</text:span><text:span text:style-name="T1"> &lt; wordCount; </text:span><text:span text:style-name="T6">inner</text:span><text:span text:style-name="T1">++) {</text:span></text:p>
            <text:p text:style-name="P159"><text:span text:style-name="T1"><text:tab/><text:tab/><text:tab/></text:span><text:span text:style-name="T12">int</text:span><text:span text:style-name="T1"> </text:span><text:span text:style-name="T15">result</text:span><text:span text:style-name="T1"> = </text:span><text:span text:style-name="T95">strcmp</text:span><text:span text:style-name="T1">(unsorted[outer], unsorted[</text:span><text:span text:style-name="T6">inner</text:span><text:span text:style-name="T1">]);</text:span></text:p>
            <text:p text:style-name="P159"><text:span text:style-name="T1"><text:tab/><text:tab/><text:tab/></text:span><text:span text:style-name="T12">if</text:span><text:span text:style-name="T1"> ( result &gt; 0) {</text:span></text:p>
            <text:p text:style-name="P159"><text:span text:style-name="T1"><text:tab/><text:tab/><text:tab/><text:tab/></text:span><text:span text:style-name="T95">strcpy</text:span><text:span text:style-name="T1">(temp, unsorted[outer]);</text:span></text:p>
            <text:p text:style-name="P159"><text:span text:style-name="T1"><text:tab/><text:tab/><text:tab/><text:tab/></text:span><text:span text:style-name="T95">strcpy</text:span><text:span text:style-name="T1">(unsorted[outer], unsorted[</text:span><text:span text:style-name="T6">inner</text:span><text:span text:style-name="T1">]);</text:span></text:p>
            <text:p text:style-name="P159"><text:span text:style-name="T1"><text:tab/><text:tab/><text:tab/><text:tab/></text:span><text:span text:style-name="T95">strcpy</text:span><text:span text:style-name="T1">(unsorted[</text:span><text:span text:style-name="T6">inner</text:span><text:span text:style-name="T1">], temp);</text:span></text:p>
            <text:p text:style-name="P162"><text:tab/><text:tab/><text:tab/>}</text:p>
            <text:p text:style-name="P162"><text:tab/><text:tab/>}</text:p>
            <text:p text:style-name="P162"><text:tab/>}</text:p>
            <text:p text:style-name="P157"/>
            <text:p text:style-name="P159"><text:span text:style-name="T1"><text:tab/></text:span><text:span text:style-name="T95">printf</text:span><text:span text:style-name="T1">(</text:span><text:span text:style-name="T91">"\n-----------------------\n"</text:span><text:span text:style-name="T1">);</text:span></text:p>
            <text:p text:style-name="P159"><text:span text:style-name="T1"><text:tab/></text:span><text:span text:style-name="T95">printf</text:span><text:span text:style-name="T1">(</text:span><text:span text:style-name="T91">"Sorted Array"</text:span><text:span text:style-name="T1">);</text:span></text:p>
            <text:p text:style-name="P159"><text:span text:style-name="T1"><text:tab/></text:span><text:span text:style-name="T95">printf</text:span><text:span text:style-name="T1">(</text:span><text:span text:style-name="T91">"\n-----------------------\n"</text:span><text:span text:style-name="T1">);</text:span></text:p>
            <text:p text:style-name="P157"/>
            <text:p text:style-name="P159"><text:span text:style-name="T1"><text:tab/></text:span><text:span text:style-name="T12">for</text:span><text:span text:style-name="T1"> (</text:span><text:span text:style-name="T12">int</text:span><text:span text:style-name="T1"> </text:span><text:span text:style-name="T15">outer</text:span><text:span text:style-name="T1"> = 0; outer &lt; wordCount; outer++) {</text:span></text:p>
            <text:p text:style-name="P159"><text:span text:style-name="T1"><text:tab/><text:tab/></text:span><text:span text:style-name="T95">printf</text:span><text:span text:style-name="T1">(</text:span><text:span text:style-name="T91">"%s\n"</text:span><text:span text:style-name="T1">, unsorted[outer]);</text:span></text:p>
            <text:p text:style-name="P162"><text:tab/>}</text:p>
            <text:p text:style-name="P157"/>
            <text:p text:style-name="P159"><text:span text:style-name="T1"><text:tab/></text:span><text:span text:style-name="T95">printf</text:span><text:span text:style-name="T1">(</text:span><text:span text:style-name="T91">"--------------------------\n"</text:span><text:span text:style-name="T1">);</text:span></text:p>
            <text:p text:style-name="P159"><text:span text:style-name="T1"><text:tab/></text:span><text:span text:style-name="T12">return</text:span><text:span text:style-name="T1"> 0;</text:span></text:p>
            <text:p text:style-name="P157"/>
            <text:p text:style-name="P162">}</text:p>
            <text:p text:style-name="P177"/>
          </table:table-cell>
        </table:table-row>
        <table:table-row table:style-name="Table9.3">
          <table:table-cell table:style-name="Table9.A1" office:value-type="string">
            <text:p text:style-name="P164">Output</text:p>
          </table:table-cell>
        </table:table-row>
        <table:table-row table:style-name="Table9.4">
          <table:table-cell table:style-name="Table9.A1" office:value-type="string">
            <text:p text:style-name="P171">-----------------------</text:p>
            <text:p text:style-name="P169">Unsorted Array </text:p>
            <text:p text:style-name="P169">-----------------------</text:p>
            <text:p text:style-name="P169">SelectionSort</text:p>
            <text:p text:style-name="P169">QuickSort</text:p>
            <text:p text:style-name="P169"><text:soft-page-break/>BubbleSort</text:p>
            <text:p text:style-name="P169">InsertionSort</text:p>
            <text:p text:style-name="P169">ShellSort</text:p>
            <text:p text:style-name="P169"/>
            <text:p text:style-name="P169">-----------------------</text:p>
            <text:p text:style-name="P169">Sorted Array</text:p>
            <text:p text:style-name="P169">-----------------------</text:p>
            <text:p text:style-name="P169">BubbleSort</text:p>
            <text:p text:style-name="P169">InsertionSort</text:p>
            <text:p text:style-name="P169">QuickSort</text:p>
            <text:p text:style-name="P169">SelectionSort</text:p>
            <text:p text:style-name="P169">ShellSort</text:p>
            <text:p text:style-name="P169">--------------------------</text:p>
            <text:p text:style-name="P173"/>
          </table:table-cell>
        </table:table-row>
      </table:table>
      <text:p text:style-name="P125"/>
      <text:p text:style-name="P126">We need to write algorithm for each different case in order to sort the given unsorted arrays consisting of strings.</text:p>
      <table:table table:name="Table10" table:style-name="Table10">
        <table:table-column table:style-name="Table10.A"/>
        <table:table-column table:style-name="Table10.B"/>
        <table:table-row table:style-name="TableLine2128078132672">
          <table:table-cell table:style-name="Table10.A1" office:value-type="string">
            <text:p text:style-name="P168">Unsorted Array</text:p>
          </table:table-cell>
          <table:table-cell table:style-name="Table10.B1" office:value-type="string">
            <text:p text:style-name="P168">Sorted Array</text:p>
          </table:table-cell>
        </table:table-row>
        <table:table-row table:style-name="Table10.2">
          <table:table-cell table:style-name="Table10.A2" table:number-columns-spanned="2" office:value-type="string">
            <text:p text:style-name="P145">Problem A</text:p>
          </table:table-cell>
          <table:covered-table-cell/>
        </table:table-row>
        <table:table-row table:style-name="Table10.3">
          <table:table-cell table:style-name="Table10.A3" office:value-type="string">
            <text:p text:style-name="P137">*7 * * <text:s text:c="2"/></text:p>
            <text:p text:style-name="P139">* *9 * * * </text:p>
            <text:p text:style-name="P139">* 5* <text:s text:c="7"/></text:p>
            <text:p text:style-name="P139">*3 <text:s text:c="8"/></text:p>
            <text:p text:style-name="P139">* * *8 * <text:s text:c="2"/></text:p>
          </table:table-cell>
          <table:table-cell table:style-name="Table10.A2" office:value-type="string">
            <text:p text:style-name="P166">*3</text:p>
            <text:p text:style-name="P166">*5* <text:s/></text:p>
            <text:p text:style-name="P166">*7* * <text:s text:c="4"/></text:p>
            <text:p text:style-name="P166">* * *8 * <text:s/></text:p>
            <text:p text:style-name="P166">* *9* * * </text:p>
          </table:table-cell>
        </table:table-row>
        <table:table-row table:style-name="Table10.4">
          <table:table-cell table:style-name="Table10.A2" table:number-columns-spanned="2" office:value-type="string">
            <text:p text:style-name="P145">Problem A<text:span text:style-name="T108">2</text:span></text:p>
          </table:table-cell>
          <table:covered-table-cell/>
        </table:table-row>
        <table:table-row table:style-name="Table10.5">
          <table:table-cell table:style-name="Table10.A3" office:value-type="string">
            <text:p text:style-name="P142">* * *</text:p>
            <text:p text:style-name="P142">*********** <text:s text:c="4"/></text:p>
            <text:p text:style-name="P139">* * * * * </text:p>
            <text:p text:style-name="P140">* *</text:p>
            <text:p text:style-name="P140">************* <text:s text:c="6"/></text:p>
            <text:p text:style-name="P140">*</text:p>
            <text:p text:style-name="P140">*************** <text:s text:c="8"/></text:p>
            <text:p text:style-name="P139">* * * <text:s/>* <text:s/></text:p>
          </table:table-cell>
          <table:table-cell table:style-name="Table10.A2" office:value-type="string">
            <text:p text:style-name="P167">*</text:p>
            <text:p text:style-name="P165">* *</text:p>
            <text:p text:style-name="P165">* * *</text:p>
            <text:p text:style-name="P165">* * * *</text:p>
            <text:p text:style-name="P167">* * * * *</text:p>
            <text:p text:style-name="P140">***********</text:p>
            <text:p text:style-name="P140">*************</text:p>
            <text:p text:style-name="P140">***************</text:p>
          </table:table-cell>
        </table:table-row>
        <table:table-row table:style-name="Table10.6">
          <table:table-cell table:style-name="Table10.A2" table:number-columns-spanned="2" office:value-type="string">
            <text:p text:style-name="P146">Problem <text:span text:style-name="T100">B</text:span>1</text:p>
          </table:table-cell>
          <table:covered-table-cell/>
        </table:table-row>
        <table:table-row table:style-name="Table10.7">
          <table:table-cell table:style-name="Table10.A3" office:value-type="string">
            <text:p text:style-name="P143">*****3*****| </text:p>
            <text:p text:style-name="P141">**2*---+ <text:s text:c="4"/></text:p>
            <text:p text:style-name="P141">*1**| <text:s text:c="7"/></text:p>
            <text:p text:style-name="P141">**2****| <text:s text:c="4"/></text:p>
            <text:p text:style-name="P141">**2****| <text:s text:c="4"/></text:p>
            <text:p text:style-name="P141">***3*******| </text:p>
            <text:p text:style-name="P141">***2***| <text:s text:c="4"/></text:p>
            <text:p text:style-name="P141">*1**| <text:s text:c="7"/></text:p>
            <text:p text:style-name="P141">**3*****---+</text:p>
          </table:table-cell>
          <table:table-cell table:style-name="Table10.A2" office:value-type="string">
            <text:p text:style-name="P139">*1**|</text:p>
            <text:p text:style-name="P143">*1**|</text:p>
            <text:p text:style-name="P143">*1**|</text:p>
            <text:p text:style-name="P143">**2*---+</text:p>
            <text:p text:style-name="P143">***2***|</text:p>
            <text:p text:style-name="P143">**2****|</text:p>
            <text:p text:style-name="P143">**3*****---+</text:p>
            <text:p text:style-name="P143">*****3*****|</text:p>
            <text:p text:style-name="P143">***3*******|</text:p>
          </table:table-cell>
        </table:table-row>
        <table:table-row table:style-name="Table10.8">
          <table:table-cell table:style-name="Table10.A2" table:number-columns-spanned="2" office:value-type="string">
            <text:p text:style-name="P147">Problem <text:span text:style-name="T100">B2</text:span></text:p>
          </table:table-cell>
          <table:covered-table-cell/>
        </table:table-row>
        <table:table-row table:style-name="Table10.9">
          <table:table-cell table:style-name="Table10.A3" office:value-type="string">
            <text:p text:style-name="P140">************</text:p>
            <text:p text:style-name="P140">*************** </text:p>
            <text:p text:style-name="P140">***** <text:s text:c="7"/></text:p>
            <text:p text:style-name="P140">******** <text:s text:c="4"/></text:p>
            <text:p text:style-name="P140">***** <text:s text:c="7"/></text:p>
            <text:p text:style-name="P140">******** <text:s text:c="4"/></text:p>
            <text:p text:style-name="P140">************ </text:p>
            <text:p text:style-name="P140">*****</text:p>
            <text:p text:style-name="P140">*************** <text:s text:c="7"/></text:p>
            <text:p text:style-name="P140">******** <text:s text:c="4"/></text:p>
            <text:p text:style-name="P140">************ </text:p>
            <text:p text:style-name="P140">***************</text:p>
          </table:table-cell>
          <table:table-cell table:style-name="Table10.A2" office:value-type="string">
            <text:p text:style-name="P139">*****</text:p>
            <text:p text:style-name="P139">*****</text:p>
            <text:p text:style-name="P139">*****</text:p>
            <text:p text:style-name="P139">********</text:p>
            <text:p text:style-name="P139">********</text:p>
            <text:p text:style-name="P139">********</text:p>
            <text:p text:style-name="P139">************</text:p>
            <text:p text:style-name="P139">************</text:p>
            <text:p text:style-name="P139">************</text:p>
            <text:p text:style-name="P139">***************</text:p>
            <text:p text:style-name="P139">***************</text:p>
            <text:p text:style-name="P139">***************</text:p>
          </table:table-cell>
        </table:table-row>
        <table:table-row table:style-name="Table10.10">
          <table:table-cell table:style-name="Table10.A2" table:number-columns-spanned="2" office:value-type="string">
            <text:p text:style-name="P148">Problem <text:span text:style-name="T100">B3</text:span></text:p>
            <text:p text:style-name="P148"><text:s text:c="43"/><text:span text:style-name="T109">a</text:span> <text:s text:c="8"/><text:span text:style-name="T109">b</text:span> <text:s text:c="4"/><text:span text:style-name="T109">rank</text:span></text:p>
          </table:table-cell>
          <table:covered-table-cell/>
        </table:table-row>
        <table:table-row table:style-name="Table10.11">
          <table:table-cell table:style-name="Table10.A3" office:value-type="string">
            <text:p text:style-name="P136">|00| <text:s text:c="6"/>|**|</text:p>
            <text:p text:style-name="P180">|*************|</text:p>
            <text:p text:style-name="P180">|**| <text:s text:c="6"/>|**|</text:p>
            <text:p text:style-name="P180">|**| <text:s text:c="6"/>|**|</text:p>
            <text:p text:style-name="P180">|**| <text:s text:c="6"/>|**|</text:p>
            <text:p text:style-name="P180">|**| <text:s text:c="6"/>|00|</text:p>
            <text:p text:style-name="P180">|**| <text:s text:c="6"/>|**|</text:p>
            <text:p text:style-name="P180">|**| <text:s text:c="6"/>|00| </text:p>
            <text:p text:style-name="P180">|*************|</text:p>
            <text:p text:style-name="P180">|00| <text:s text:c="6"/>|**|</text:p>
          </table:table-cell>
          <table:table-cell table:style-name="Table10.A2" office:value-type="string">
            <text:p text:style-name="P138">|**| <text:s text:c="6"/>|**| <text:span text:style-name="T105"><text:s text:c="3"/></text:span><text:span text:style-name="T106">1</text:span></text:p>
            <text:p text:style-name="P180">|**| <text:s text:c="6"/>|**| <text:span text:style-name="T105"><text:s text:c="3"/></text:span><text:span text:style-name="T106">1</text:span></text:p>
            <text:p text:style-name="P180">|00| <text:s text:c="6"/>|**| <text:span text:style-name="T105"><text:s text:c="3"/></text:span><text:span text:style-name="T106">2 </text:span><text:span text:style-name="T107">A</text:span></text:p>
            <text:p text:style-name="P180">|**| <text:s text:c="6"/>|00| <text:span text:style-name="T105"><text:s text:c="3"/></text:span><text:span text:style-name="T106">3 </text:span><text:span text:style-name="T107">B</text:span></text:p>
            <text:p text:style-name="P180">|*************| <text:span text:style-name="T105"><text:s text:c="3"/></text:span><text:span text:style-name="T106">4</text:span></text:p>
            <text:p text:style-name="P180">|*************| <text:span text:style-name="T105"><text:s text:c="3"/></text:span><text:span text:style-name="T106">4</text:span></text:p>
            <text:p text:style-name="P180">|**| <text:s text:c="6"/>|**| <text:s text:c="3"/><text:span text:style-name="T110">5</text:span></text:p>
            <text:p text:style-name="P180">|00| <text:s text:c="6"/>|**| <text:s text:c="3"/><text:span text:style-name="T110">6 </text:span><text:span text:style-name="T111">A</text:span></text:p>
            <text:p text:style-name="P180">|**| <text:s text:c="6"/>|00| <text:s text:c="3"/><text:span text:style-name="T110">7 </text:span><text:span text:style-name="T111">B</text:span></text:p>
            <text:p text:style-name="P138">|**| <text:s text:c="6"/>|**| <text:s text:c="3"/><text:span text:style-name="T110">8</text:span></text:p>
          </table:table-cell>
        </table:table-row>
        <text:soft-page-break/>
        <table:table-row table:style-name="Table10.12">
          <table:table-cell table:style-name="Table10.A3" office:value-type="string">
            <text:p text:style-name="P136"/>
          </table:table-cell>
          <table:table-cell table:style-name="Table10.A2" office:value-type="string">
            <text:p text:style-name="P138"/>
          </table:table-cell>
        </table:table-row>
      </table:table>
      <text:p text:style-name="P126"/>
      <table:table table:name="Table11" table:style-name="Table11">
        <table:table-column table:style-name="Table11.A"/>
        <table:table-column table:style-name="Table11.B"/>
        <table:table-column table:style-name="Table11.C"/>
        <table:table-column table:style-name="Table11.D"/>
        <table:table-row table:style-name="TableLine2128078116080">
          <table:table-cell table:style-name="Table11.A1" table:number-columns-spanned="4" office:value-type="string">
            <text:p text:style-name="P149">Problem <text:span text:style-name="T101">C1</text:span></text:p>
          </table:table-cell>
          <table:covered-table-cell/>
          <table:covered-table-cell/>
          <table:covered-table-cell/>
        </table:table-row>
        <table:table-row table:style-name="Table11.2">
          <table:table-cell table:style-name="Table11.A2" office:value-type="string">
            <text:p text:style-name="P133"><text:s text:c="2"/>|: <text:s text:c="2"/>:| <text:s text:c="6"/>1 <text:s text:c="8"/></text:p>
            <text:p text:style-name="P134"><text:s text:c="2"/>|: <text:s text:c="2"/>:| <text:s text:c="6"/>1 <text:s text:c="6"/></text:p>
            <text:p text:style-name="P134"><text:s text:c="2"/>[_____] <text:s text:c="6"/>1 <text:s text:c="6"/></text:p>
            <text:p text:style-name="P134"><text:s text:c="2"/>|: <text:s text:c="2"/>:| <text:s text:c="6"/>1 <text:s text:c="6"/></text:p>
            <text:p text:style-name="P134"><text:s text:c="2"/>|:___:| <text:s text:c="6"/>1 <text:s text:c="6"/></text:p>
            <text:p text:style-name="P134"><text:s text:c="2"/>||_|_|| <text:s text:c="6"/>1 <text:s text:c="6"/></text:p>
            <text:p text:style-name="P134"><text:s text:c="2"/>|/ <text:s text:c="2"/><text:span text:style-name="T102">\</text:span>| <text:s text:c="6"/>1 <text:s text:c="7"/></text:p>
            <text:p text:style-name="P134"><text:s text:c="2"/>(=___=) <text:s text:c="6"/>0 <text:s text:c="6"/></text:p>
            <text:p text:style-name="P134"><text:s text:c="2"/>|: <text:s text:c="2"/>:| <text:s text:c="6"/>1 <text:s text:c="6"/></text:p>
            <text:p text:style-name="P134"><text:s text:c="2"/>|: <text:s text:c="2"/>:| <text:s text:c="5"/>-1 <text:s text:c="6"/></text:p>
            <text:p text:style-name="P134"><text:s text:c="2"/>|: <text:s text:c="2"/>:| <text:s text:c="5"/>-1 <text:s text:c="6"/></text:p>
            <text:p text:style-name="P134"><text:s text:c="2"/>;' <text:s text:c="2"/>'; <text:s text:c="5"/>-1 <text:s text:c="6"/></text:p>
            <text:p text:style-name="P134"><text:s text:c="2"/>|: <text:s text:c="2"/>:| <text:s text:c="6"/>1 <text:s text:c="6"/></text:p>
            <text:p text:style-name="P134"><text:s/><text:span text:style-name="T102">\</text:span>'._6_.'/ <text:s text:c="5"/>0 <text:s text:c="3"/></text:p>
            <text:p text:style-name="P134"><text:s text:c="2"/>|: o :| <text:s text:c="5"/>-1 <text:s text:c="6"/></text:p>
            <text:p text:style-name="P135"><text:s text:c="4"/>\o/ <text:s text:c="7"/>-1 <text:s text:c="6"/></text:p>
            <text:p text:style-name="P135"><text:s text:c="3"/>\' '/<text:tab/>-1 <text:s text:c="7"/></text:p>
            <text:p text:style-name="P134"><text:s text:c="2"/>|: <text:s text:c="2"/>:| <text:s text:c="5"/>-1 <text:s text:c="6"/></text:p>
            <text:p text:style-name="P134"><text:s text:c="2"/>|:___:| <text:s text:c="6"/>1 <text:s text:c="6"/></text:p>
            <text:p text:style-name="P134"><text:span text:style-name="T102"><text:s/>\</text:span>\ <text:s text:c="6"/>// <text:s text:c="3"/>0 <text:s text:c="4"/></text:p>
            <text:p text:style-name="P134"><text:s text:c="2"/>|: <text:s text:c="2"/>:| <text:s text:c="6"/>1 <text:s text:c="6"/></text:p>
            <text:p text:style-name="P134"><text:s text:c="2"/>|: o :| <text:s text:c="5"/>-1 <text:s text:c="6"/></text:p>
            <text:p text:style-name="P134"><text:s text:c="2"/>|: o :| <text:s text:c="5"/>-1 <text:s text:c="6"/></text:p>
            <text:p text:style-name="P134"><text:s text:c="2"/>|: <text:s text:c="2"/>:| <text:s text:c="5"/>-1 <text:s text:c="6"/></text:p>
            <text:p text:style-name="P134"><text:s text:c="2"/>|: <text:s text:c="2"/>:| <text:s text:c="5"/>-1 <text:s text:c="6"/></text:p>
            <text:p text:style-name="P134"><text:s text:c="2"/>|: <text:s text:c="2"/>:| <text:s text:c="5"/>-1 <text:s text:c="6"/></text:p>
            <text:p text:style-name="P134">||9 <text:s text:c="2"/>. <text:s text:c="2"/>3||) <text:s/>0 <text:s text:c="2"/></text:p>
            <text:p text:style-name="P134">|| <text:s text:c="2"/>/ <text:s text:c="4"/>|| <text:s text:c="2"/>0 <text:s text:c="2"/></text:p>
            <text:p text:style-name="P134"><text:s text:c="2"/>|: <text:s text:c="2"/>:| <text:s text:c="6"/>1 <text:s text:c="6"/></text:p>
            <text:p text:style-name="P134">|| <text:s text:c="7"/>|| <text:s text:c="3"/>0 <text:s text:c="3"/></text:p>
            <text:p text:style-name="P134"><text:s text:c="2"/>|: <text:s text:c="2"/>:| <text:s text:c="6"/>1 <text:s text:c="6"/></text:p>
            <text:p text:style-name="P134"><text:s text:c="3"/>/__ <text:s text:c="9"/>1 <text:s text:c="7"/></text:p>
            <text:p text:style-name="P134"><text:s/>/ <text:s text:c="6"/>\ <text:s text:c="5"/>0 <text:s text:c="4"/></text:p>
            <text:p text:style-name="P134"><text:s text:c="2"/>|: o :| <text:s text:c="5"/>-1 <text:s text:c="6"/></text:p>
            <text:p text:style-name="P134"><text:s text:c="2"/>|: <text:s text:c="2"/>:| <text:s text:c="5"/>-1 <text:s text:c="6"/></text:p>
            <text:p text:style-name="P134"><text:s/>/.'12 '.<text:span text:style-name="T103">\</text:span> <text:s text:c="5"/>0 <text:s text:c="3"/></text:p>
            <text:p text:style-name="P134"><text:s text:c="2"/>(=___=) <text:s text:c="6"/>0 <text:s text:c="6"/></text:p>
            <text:p text:style-name="P134"><text:s text:c="2"/>[_____] <text:s text:c="6"/>1 <text:s text:c="6"/></text:p>
            <text:p text:style-name="P134"><text:s text:c="2"/>|: <text:s text:c="2"/>:| <text:s text:c="5"/>-1</text:p>
          </table:table-cell>
          <table:table-cell table:style-name="Table11.A2" office:value-type="string">
            <text:p text:style-name="P132"><text:s text:c="4"/>/___\ <text:s text:c="5"/>1-<text:span text:style-name="T112">1</text:span></text:p>
            <text:p text:style-name="P150"><text:s text:c="3"/>|/ <text:s text:c="2"/>\|<text:tab/>1-<text:span text:style-name="T112">2</text:span> </text:p>
            <text:p text:style-name="P150"><text:s text:c="3"/>||_|_||<text:tab/>1-<text:span text:style-name="T112">3</text:span></text:p>
            <text:p text:style-name="P150"><text:s text:c="3"/>[_____]<text:tab/>1-<text:span text:style-name="T112">4</text:span></text:p>
            <text:p text:style-name="P150"><text:s text:c="3"/>|:___:|<text:tab/>1-<text:span text:style-name="T112">5</text:span></text:p>
            <text:p text:style-name="P150"><text:s text:c="3"/>[_____]<text:tab/>1-<text:span text:style-name="T112">6</text:span></text:p>
            <text:p text:style-name="P150"><text:s text:c="3"/>|: <text:s text:c="2"/>:|<text:tab/>1-<text:span text:style-name="T112">7</text:span></text:p>
            <text:p text:style-name="P150"><text:s text:c="3"/>|: <text:s text:c="2"/>:|<text:tab/>1-<text:span text:style-name="T112">7</text:span></text:p>
            <text:p text:style-name="P150"><text:s text:c="3"/>|: <text:s text:c="2"/>:|<text:tab/>1-<text:span text:style-name="T112">7</text:span></text:p>
            <text:p text:style-name="P150"><text:s text:c="3"/>|: <text:s text:c="2"/>:|<text:tab/>1-<text:span text:style-name="T112">7</text:span></text:p>
            <text:p text:style-name="P150"><text:s text:c="3"/>|: <text:s text:c="2"/>:|<text:tab/>1-<text:span text:style-name="T112">7</text:span></text:p>
            <text:p text:style-name="P150"><text:s text:c="3"/>|: <text:s text:c="2"/>:|<text:tab/>1-<text:span text:style-name="T112">7</text:span></text:p>
            <text:p text:style-name="P150"><text:s text:c="3"/>|: <text:s text:c="2"/>:|<text:tab/>1-<text:span text:style-name="T112">7</text:span></text:p>
            <text:p text:style-name="P150"><text:s text:c="3"/>|:___:|<text:tab/>1-<text:span text:style-name="T113">8</text:span></text:p>
            <text:p text:style-name="P150"><text:s text:c="3"/>(=___=)<text:tab/>0-<text:span text:style-name="T115">1</text:span></text:p>
            <text:p text:style-name="P150"><text:s text:c="2"/>/.'12 '.\<text:tab/>0-<text:span text:style-name="T115">2</text:span></text:p>
            <text:p text:style-name="P150"><text:s/>// <text:s text:c="6"/>\\<text:tab/>0-<text:span text:style-name="T115">3</text:span></text:p>
            <text:p text:style-name="P150">|| <text:s text:c="2"/>\ <text:s text:c="4"/>||<text:tab/>0-<text:span text:style-name="T115">4</text:span></text:p>
            <text:p text:style-name="P150">||9 <text:s text:c="2"/>. <text:s text:c="2"/>3||)<text:tab/>0-<text:span text:style-name="T115">5</text:span></text:p>
            <text:p text:style-name="P150">|| <text:s text:c="2"/>/ <text:s text:c="4"/>||<text:tab/>0-<text:span text:style-name="T115">6</text:span></text:p>
            <text:p text:style-name="P150"><text:s/>\\ <text:s text:c="6"/>//<text:tab/>0-<text:span text:style-name="T115">7</text:span></text:p>
            <text:p text:style-name="P150"><text:s text:c="2"/>\'._6_.'/<text:tab/>0-<text:span text:style-name="T115">8</text:span></text:p>
            <text:p text:style-name="P150"><text:s text:c="3"/>(=___=)<text:tab/>0-<text:span text:style-name="T115">9</text:span></text:p>
            <text:p text:style-name="P150"><text:s text:c="3"/>|: <text:s text:c="2"/>:|<text:tab/>-1 <text:span text:style-name="T114">1</text:span></text:p>
            <text:p text:style-name="P150"><text:s text:c="3"/>|: <text:s text:c="2"/>:|<text:tab/>-1 <text:span text:style-name="T114">1</text:span></text:p>
            <text:p text:style-name="P150"><text:s text:c="3"/>|: <text:s text:c="2"/>:|<text:tab/>-1 <text:span text:style-name="T114">1</text:span></text:p>
            <text:p text:style-name="P150"><text:s text:c="3"/>|: <text:s text:c="2"/>:|<text:tab/>-1 <text:span text:style-name="T114">1</text:span></text:p>
            <text:p text:style-name="P150"><text:s text:c="3"/>|: <text:s text:c="2"/>:|<text:tab/>-1 <text:span text:style-name="T114">1</text:span></text:p>
            <text:p text:style-name="P150"><text:s text:c="3"/>|: <text:s text:c="2"/>:|<text:tab/>-1 <text:span text:style-name="T114">1</text:span></text:p>
            <text:p text:style-name="P150"><text:s text:c="3"/>|: <text:s text:c="2"/>:|<text:tab/>-1 <text:span text:style-name="T114">1</text:span></text:p>
            <text:p text:style-name="P150"><text:s text:c="3"/>|: <text:s text:c="2"/>:|<text:tab/>-1 <text:span text:style-name="T114">1</text:span></text:p>
            <text:p text:style-name="P150"><text:s text:c="3"/>|: <text:s text:c="2"/>:|<text:tab/>-1 <text:span text:style-name="T114">1</text:span></text:p>
            <text:p text:style-name="P150"><text:s text:c="3"/>|: o :|<text:tab/>-1 <text:span text:style-name="T114">2</text:span></text:p>
            <text:p text:style-name="P150"><text:s text:c="3"/>|: o :|<text:tab/>-1 <text:span text:style-name="T114">2</text:span></text:p>
            <text:p text:style-name="P150"><text:s text:c="3"/>|: o :|<text:tab/>-1 <text:span text:style-name="T114">2</text:span></text:p>
            <text:p text:style-name="P150"><text:s text:c="3"/>|: o :|<text:tab/>-1 <text:span text:style-name="T114">2</text:span></text:p>
            <text:p text:style-name="P150"><text:s text:c="3"/>;' <text:s text:c="2"/>';<text:tab/>-1 <text:span text:style-name="T114">3</text:span></text:p>
            <text:p text:style-name="P150"><text:s text:c="4"/>\' '/<text:tab/>-1 <text:span text:style-name="T114">4</text:span></text:p>
            <text:p text:style-name="P150"><text:s text:c="5"/>\o/ <text:s text:c="6"/>-1 <text:span text:style-name="T114">5</text:span></text:p>
          </table:table-cell>
          <table:table-cell table:style-name="Table11.A2" office:value-type="string">
            <text:p text:style-name="P132"><text:s text:c="6"/>|: <text:s text:c="2"/>:| -1 <text:s text:c="6"/></text:p>
            <text:p text:style-name="P132"><text:s text:c="6"/>|: <text:s text:c="2"/>:| -1 <text:s text:c="6"/></text:p>
            <text:p text:style-name="P132"><text:s text:c="8"/>\o/ <text:s text:c="2"/>-1 <text:s text:c="6"/></text:p>
            <text:p text:style-name="P132"><text:s text:c="2"/>1 <text:s text:c="2"/>[_____] <text:s text:c="5"/>0 <text:s text:c="2"/></text:p>
            <text:p text:style-name="P132"><text:s text:c="6"/>|: o :| <text:s text:c="5"/>0 <text:s text:c="2"/></text:p>
            <text:p text:style-name="P132"><text:s text:c="6"/>|: <text:s text:c="2"/>:| <text:s/>1 <text:s text:c="6"/></text:p>
            <text:p text:style-name="P132"><text:s text:c="6"/>|: <text:s text:c="2"/>:| <text:s/>1 <text:s text:c="6"/></text:p>
            <text:p text:style-name="P132"><text:s text:c="6"/>|: <text:s text:c="2"/>:| -1 <text:s text:c="6"/></text:p>
            <text:p text:style-name="P132"><text:s text:c="6"/>|: <text:s text:c="2"/>:| <text:s/>1 <text:s text:c="6"/></text:p>
            <text:p text:style-name="P132"><text:s text:c="6"/>|:___:| <text:s/>1 <text:s text:c="6"/></text:p>
            <text:p text:style-name="P132"><text:s text:c="6"/>(=___=) <text:s text:c="5"/>0 <text:s text:c="2"/></text:p>
            <text:p text:style-name="P132"><text:s text:c="6"/>|: o :| <text:s text:c="5"/>0 <text:s text:c="2"/></text:p>
            <text:p text:style-name="P132"><text:s text:c="4"/>// <text:s text:c="6"/>\\ <text:s text:c="3"/>0 <text:s text:c="2"/></text:p>
            <text:p text:style-name="P132"><text:s text:c="5"/>/.'12 '.\ <text:s text:c="4"/>0 <text:s text:c="2"/></text:p>
            <text:p text:style-name="P132"><text:s text:c="3"/>|| <text:s text:c="2"/>/ <text:s text:c="4"/>|| <text:s text:c="2"/>0 <text:s text:c="2"/></text:p>
            <text:p text:style-name="P132"><text:s text:c="6"/>|: <text:s text:c="2"/>:| -1 <text:s text:c="6"/></text:p>
            <text:p text:style-name="P132"><text:s text:c="6"/>|: o :| <text:s text:c="5"/>0 <text:s text:c="2"/></text:p>
            <text:p text:style-name="P132"><text:s text:c="2"/>1 <text:s text:c="2"/>||_|_|| <text:s text:c="5"/>0 <text:s text:c="2"/></text:p>
            <text:p text:style-name="P132"><text:s text:c="6"/>;' <text:s text:c="2"/>'; -1 <text:s text:c="6"/></text:p>
            <text:p text:style-name="P132"><text:s text:c="6"/>|: <text:s text:c="2"/>:| <text:s/>1 <text:s text:c="6"/></text:p>
            <text:p text:style-name="P132"><text:s text:c="6"/>|: <text:s text:c="2"/>:| -1 <text:s text:c="6"/></text:p>
            <text:p text:style-name="P132"><text:s text:c="6"/>(=___=) <text:s text:c="5"/>0 <text:s text:c="2"/></text:p>
            <text:p text:style-name="P132"><text:s text:c="5"/>\'._6_.'/ <text:s text:c="4"/>0 <text:s text:c="2"/></text:p>
            <text:p text:style-name="P132"><text:s text:c="6"/>|: <text:s text:c="2"/>:| <text:s/>1 <text:s text:c="6"/></text:p>
            <text:p text:style-name="P132"><text:s text:c="2"/>1 <text:s text:c="3"/>/__\ <text:s text:c="7"/>0 <text:s text:c="2"/></text:p>
            <text:p text:style-name="P132"><text:s text:c="7"/>\' '/ <text:s/>-1 <text:s text:c="6"/></text:p>
            <text:p text:style-name="P132"><text:s text:c="6"/>|: <text:s text:c="2"/>:| <text:s/>1 <text:s text:c="6"/></text:p>
            <text:p text:style-name="P132"><text:s text:c="2"/>1 <text:s text:c="2"/>[_____] <text:s text:c="5"/>0 <text:s text:c="2"/></text:p>
            <text:p text:style-name="P132"><text:s text:c="6"/>|: <text:s text:c="2"/>:| -1 <text:s text:c="6"/></text:p>
            <text:p text:style-name="P132"><text:s text:c="6"/>|: <text:s text:c="2"/>:| -1 <text:s text:c="6"/></text:p>
            <text:p text:style-name="P132"><text:s text:c="2"/>1 <text:s text:c="2"/>|/ <text:s text:c="2"/>\| <text:s text:c="5"/>0 <text:s text:c="2"/></text:p>
            <text:p text:style-name="P132"><text:s text:c="4"/>\\ <text:s text:c="6"/>// <text:s text:c="3"/>0 <text:s text:c="2"/></text:p>
            <text:p text:style-name="P132"><text:s text:c="6"/>|: <text:s text:c="2"/>:| -1 <text:s text:c="6"/></text:p>
            <text:p text:style-name="P132"><text:s text:c="2"/>1 <text:s text:c="2"/>|:___:| <text:s text:c="5"/>0 <text:s text:c="2"/></text:p>
            <text:p text:style-name="P132"><text:s text:c="6"/>|: o :| <text:s text:c="5"/>0 <text:s text:c="2"/></text:p>
            <text:p text:style-name="P132"><text:s text:c="3"/>|| <text:s text:c="2"/>\ <text:s text:c="4"/>|| <text:s text:c="2"/>0 <text:s text:c="2"/></text:p>
            <text:p text:style-name="P132"><text:s text:c="6"/>|: <text:s text:c="2"/>:| -1 <text:s text:c="6"/></text:p>
            <text:p text:style-name="P132"><text:s text:c="6"/>|: <text:s text:c="2"/>:| <text:s/>1 <text:s text:c="6"/></text:p>
            <text:p text:style-name="P132"><text:s text:c="3"/>||9 <text:s text:c="2"/>. <text:s text:c="2"/>3||) <text:s/>0 <text:s text:c="2"/></text:p>
          </table:table-cell>
          <table:table-cell table:style-name="Table11.D2" office:value-type="string">
            <text:p text:style-name="P131"><text:span text:style-name="T103">1</text:span> <text:s text:c="3"/>/___\ <text:s text:c="4"/><text:span text:style-name="T103">0 </text:span><text:span text:style-name="T117">1</text:span></text:p>
            <text:p text:style-name="P151"><text:span text:style-name="T103">1</text:span> <text:s text:c="2"/>|/ <text:s text:c="2"/>\|<text:tab/><text:span text:style-name="T103">0 </text:span><text:span text:style-name="T117">2</text:span></text:p>
            <text:p text:style-name="P151"><text:span text:style-name="T103">1</text:span> <text:s text:c="2"/>||_|_||<text:tab/><text:span text:style-name="T103">0 </text:span><text:span text:style-name="T117">3</text:span></text:p>
            <text:p text:style-name="P151"><text:span text:style-name="T103">1</text:span> <text:s text:c="2"/>[_____]<text:tab/><text:span text:style-name="T103">0 </text:span><text:span text:style-name="T117">4 </text:span></text:p>
            <text:p text:style-name="P151"><text:span text:style-name="T103">1</text:span> <text:s text:c="2"/>|:___:|<text:tab/><text:span text:style-name="T103">0 </text:span><text:span text:style-name="T117">5</text:span></text:p>
            <text:p text:style-name="P151"><text:span text:style-name="T103">1</text:span> <text:s text:c="2"/>[_____]<text:tab/><text:span text:style-name="T103">0 </text:span><text:span text:style-name="T117">6</text:span></text:p>
            <text:p text:style-name="P151"><text:s text:c="4"/>|: <text:s text:c="2"/>:|<text:tab/>1 </text:p>
            <text:p text:style-name="P151"><text:s text:c="4"/>|: <text:s text:c="2"/>:|<text:tab/>1 </text:p>
            <text:p text:style-name="P151"><text:s text:c="4"/>|: <text:s text:c="2"/>:|<text:tab/>1 </text:p>
            <text:p text:style-name="P151"><text:s text:c="4"/>|: <text:s text:c="2"/>:|<text:tab/>1 </text:p>
            <text:p text:style-name="P151"><text:s text:c="4"/>|: <text:s text:c="2"/>:|<text:tab/>1 </text:p>
            <text:p text:style-name="P151"><text:s text:c="4"/>|: <text:s text:c="2"/>:|<text:tab/>1</text:p>
            <text:p text:style-name="P151"><text:s text:c="4"/>|: <text:s text:c="2"/>:|<text:tab/>1</text:p>
            <text:p text:style-name="P151"><text:s text:c="4"/>|:___:|<text:tab/>1</text:p>
            <text:p text:style-name="P151"><text:s text:c="4"/>(=___=)<text:tab/>0</text:p>
            <text:p text:style-name="P151"><text:s text:c="3"/>/.'12 '.\<text:tab/>0</text:p>
            <text:p text:style-name="P151"><text:s text:c="2"/>// <text:s text:c="6"/>\\<text:tab/>0</text:p>
            <text:p text:style-name="P151"><text:s/>|| <text:s text:c="2"/>\ <text:s text:c="4"/>||<text:tab/>0</text:p>
            <text:p text:style-name="P151"><text:s/>||9 <text:s text:c="2"/>. <text:s text:c="2"/>3||)0</text:p>
            <text:p text:style-name="P151"><text:s/>|| <text:s text:c="2"/>/ <text:s text:c="4"/>||<text:tab/>0</text:p>
            <text:p text:style-name="P151"><text:s text:c="2"/>\\ <text:s text:c="6"/>//<text:tab/>0</text:p>
            <text:p text:style-name="P151"><text:s text:c="3"/>\'._6_.'/<text:tab/>0</text:p>
            <text:p text:style-name="P151"><text:s text:c="4"/>(=___=)<text:tab/>0</text:p>
            <text:p text:style-name="P151"><text:s text:c="4"/>|: <text:s text:c="2"/>:|<text:tab/>-1</text:p>
            <text:p text:style-name="P151"><text:s text:c="4"/>|: <text:s text:c="2"/>:|<text:tab/>-1</text:p>
            <text:p text:style-name="P151"><text:s text:c="4"/>|: <text:s text:c="2"/>:|<text:tab/>-1</text:p>
            <text:p text:style-name="P151"><text:s text:c="4"/>|: <text:s text:c="2"/>:|<text:tab/>-1</text:p>
            <text:p text:style-name="P151"><text:s text:c="4"/>|: <text:s text:c="2"/>:|<text:tab/>-1</text:p>
            <text:p text:style-name="P151"><text:s text:c="4"/>|: <text:s text:c="2"/>:|<text:tab/>-1</text:p>
            <text:p text:style-name="P151"><text:s text:c="4"/>|: <text:s text:c="2"/>:|<text:tab/>-1</text:p>
            <text:p text:style-name="P151"><text:s text:c="4"/>|: <text:s text:c="2"/>:|<text:tab/>-1</text:p>
            <text:p text:style-name="P151"><text:s text:c="4"/>|: <text:s text:c="2"/>:|<text:tab/>-1</text:p>
            <text:p text:style-name="P151"><text:s text:c="4"/>|: o :|<text:tab/> <text:span text:style-name="T104">0</text:span></text:p>
            <text:p text:style-name="P151"><text:s text:c="4"/>|: o :|<text:tab/> <text:span text:style-name="T104">0</text:span></text:p>
            <text:p text:style-name="P151"><text:s text:c="4"/>|: o :|<text:tab/> <text:span text:style-name="T104">0</text:span></text:p>
            <text:p text:style-name="P151"><text:s text:c="4"/>|: o :|<text:tab/> <text:span text:style-name="T104">0</text:span></text:p>
            <text:p text:style-name="P151"><text:s text:c="4"/>;' <text:s text:c="2"/>';<text:tab/>-1</text:p>
            <text:p text:style-name="P151"><text:s text:c="5"/>\' '/<text:tab/>-1</text:p>
            <text:p text:style-name="P130"><text:s text:c="6"/>\o/ <text:s text:c="5"/>-1</text:p>
          </table:table-cell>
        </table:table-row>
        <table:table-row table:style-name="TableLine2128078128864">
          <table:table-cell table:style-name="Table11.A2" office:value-type="string">
            <text:p text:style-name="P144"/>
          </table:table-cell>
          <table:table-cell table:style-name="Table11.A2" office:value-type="string">
            <text:p text:style-name="P144"/>
          </table:table-cell>
          <table:table-cell table:style-name="Table11.A2" office:value-type="string">
            <text:p text:style-name="P144"/>
          </table:table-cell>
          <table:table-cell table:style-name="Table11.D2" office:value-type="string">
            <text:p text:style-name="P144"/>
          </table:table-cell>
        </table:table-row>
        <table:table-row table:style-name="TableLine2128078129952">
          <table:table-cell table:style-name="Table11.A2" office:value-type="string">
            <text:p text:style-name="P144"/>
          </table:table-cell>
          <table:table-cell table:style-name="Table11.D2" table:number-columns-spanned="3" office:value-type="string">
            <text:p text:style-name="P144"/>
          </table:table-cell>
          <table:covered-table-cell/>
          <table:covered-table-cell/>
        </table:table-row>
        <table:table-row table:style-name="TableLine2128078129136">
          <table:table-cell table:style-name="Table11.A2" office:value-type="string">
            <text:p text:style-name="P144"/>
          </table:table-cell>
          <table:table-cell table:style-name="Table11.D2" table:number-columns-spanned="3" office:value-type="string">
            <text:p text:style-name="P144"/>
          </table:table-cell>
          <table:covered-table-cell/>
          <table:covered-table-cell/>
        </table:table-row>
        <table:table-row table:style-name="TableLine2128078119344">
          <table:table-cell table:style-name="Table11.A2" office:value-type="string">
            <text:p text:style-name="P144"/>
          </table:table-cell>
          <table:table-cell table:style-name="Table11.D2" table:number-columns-spanned="3" office:value-type="string">
            <text:p text:style-name="P144"/>
          </table:table-cell>
          <table:covered-table-cell/>
          <table:covered-table-cell/>
        </table:table-row>
      </table:table>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86"><text:soft-page-break/></text:p>
      <table:table table:name="Table12" table:style-name="Table12">
        <table:table-column table:style-name="Table12.A"/>
        <table:table-row table:style-name="Table12.1">
          <table:table-cell table:style-name="Table12.A1" office:value-type="string">
            <text:p text:style-name="P187"><text:s text:c="4"/>/___\ <text:s text:c="5"/><text:span text:style-name="T116">1</text:span></text:p>
            <text:p text:style-name="P188"><text:s text:c="3"/>|/ <text:s text:c="2"/>\| <text:s text:c="4"/><text:span text:style-name="T116">2</text:span></text:p>
            <text:p text:style-name="P188"><text:s text:c="3"/>||_|_||<text:tab/><text:span text:style-name="T116">3</text:span></text:p>
            <text:p text:style-name="P188"><text:s text:c="3"/>[_____] <text:s text:c="4"/><text:span text:style-name="T116">4</text:span></text:p>
            <text:p text:style-name="P188"><text:s text:c="3"/>|:___:|<text:tab/><text:span text:style-name="T116">5</text:span></text:p>
            <text:p text:style-name="P188"><text:s text:c="3"/>[_____]<text:tab/><text:span text:style-name="T116">6</text:span></text:p>
            <text:p text:style-name="P188"><text:s text:c="3"/>|: <text:s text:c="2"/>:|<text:tab/><text:span text:style-name="T116">7</text:span></text:p>
            <text:p text:style-name="P188"><text:s text:c="3"/>|: <text:s text:c="2"/>:|<text:tab/><text:span text:style-name="T116">7</text:span></text:p>
            <text:p text:style-name="P188"><text:s text:c="3"/>|: <text:s text:c="2"/>:|<text:tab/><text:span text:style-name="T116">7</text:span></text:p>
            <text:p text:style-name="P188"><text:s text:c="3"/>|: <text:s text:c="2"/>:|<text:tab/><text:span text:style-name="T116">7</text:span></text:p>
            <text:p text:style-name="P188"><text:s text:c="3"/>|: <text:s text:c="2"/>:|<text:tab/><text:span text:style-name="T116">7</text:span></text:p>
            <text:p text:style-name="P188"><text:s text:c="3"/>|: <text:s text:c="2"/>:|<text:tab/><text:span text:style-name="T116">7</text:span></text:p>
            <text:p text:style-name="P188"><text:s text:c="3"/>|: <text:s text:c="2"/>:| <text:s text:c="4"/><text:span text:style-name="T116">7</text:span></text:p>
            <text:p text:style-name="P188"><text:s text:c="3"/>|:___:|<text:tab/><text:span text:style-name="T116">8</text:span></text:p>
            <text:p text:style-name="P188"><text:s text:c="3"/>(=___=)<text:tab/><text:span text:style-name="T116">9</text:span></text:p>
            <text:p text:style-name="P188"><text:s text:c="2"/>/.'12 '.\<text:tab/><text:span text:style-name="T116">10</text:span></text:p>
            <text:p text:style-name="P188"><text:s/>// <text:s text:c="6"/>\\<text:tab/><text:span text:style-name="T116">11</text:span></text:p>
            <text:p text:style-name="P188">|| <text:s text:c="2"/>\ <text:s text:c="4"/>||<text:tab/><text:span text:style-name="T116">12</text:span></text:p>
            <text:p text:style-name="P188">||9 <text:s text:c="2"/>. <text:s text:c="2"/>3||)<text:tab/><text:span text:style-name="T116">13</text:span></text:p>
            <text:p text:style-name="P188">|| <text:s text:c="2"/>/ <text:s text:c="4"/>||<text:tab/><text:span text:style-name="T116">14</text:span></text:p>
            <text:p text:style-name="P188"><text:s/>\\ <text:s text:c="6"/>//<text:tab/><text:span text:style-name="T116">15</text:span></text:p>
            <text:p text:style-name="P188"><text:s text:c="2"/>\'._6_.'/<text:tab/><text:span text:style-name="T116">16</text:span></text:p>
            <text:p text:style-name="P188"><text:s text:c="3"/>(=___=)<text:tab/><text:span text:style-name="T116">17</text:span></text:p>
            <text:p text:style-name="P188"><text:s text:c="3"/>|: <text:s text:c="2"/>:|<text:tab/><text:span text:style-name="T116">18</text:span></text:p>
            <text:p text:style-name="P188"><text:s text:c="3"/>|: <text:s text:c="2"/>:|<text:tab/><text:span text:style-name="T116">18</text:span></text:p>
            <text:p text:style-name="P188"><text:s text:c="3"/>|: <text:s text:c="2"/>:|<text:tab/><text:span text:style-name="T116">18</text:span></text:p>
            <text:p text:style-name="P188"><text:s text:c="3"/>|: <text:s text:c="2"/>:|<text:tab/><text:span text:style-name="T116">18</text:span></text:p>
            <text:p text:style-name="P188"><text:s text:c="3"/>|: <text:s text:c="2"/>:|<text:tab/><text:span text:style-name="T116">18</text:span></text:p>
            <text:p text:style-name="P188"><text:s text:c="3"/>|: <text:s text:c="2"/>:|<text:tab/><text:span text:style-name="T116">18</text:span></text:p>
            <text:p text:style-name="P188"><text:s text:c="3"/>|: <text:s text:c="2"/>:|<text:tab/><text:span text:style-name="T116">18</text:span></text:p>
            <text:p text:style-name="P188"><text:s text:c="3"/>|: <text:s text:c="2"/>:|<text:tab/><text:span text:style-name="T116">18</text:span></text:p>
            <text:p text:style-name="P188"><text:s text:c="3"/>|: <text:s text:c="2"/>:| <text:s text:c="4"/><text:span text:style-name="T116">18</text:span></text:p>
            <text:p text:style-name="P188"><text:s text:c="3"/>|: o :|<text:tab/><text:span text:style-name="T116">19</text:span></text:p>
            <text:p text:style-name="P188"><text:s text:c="3"/>|: o :|<text:tab/><text:span text:style-name="T116">19</text:span></text:p>
            <text:p text:style-name="P188"><text:s text:c="3"/>|: o :|<text:tab/><text:span text:style-name="T116">19</text:span></text:p>
            <text:p text:style-name="P188"><text:s text:c="3"/>|: o :|<text:tab/><text:span text:style-name="T116">19</text:span></text:p>
            <text:p text:style-name="P188"><text:s text:c="3"/>;' <text:s text:c="2"/>';<text:tab/><text:span text:style-name="T116">20</text:span></text:p>
            <text:p text:style-name="P188"><text:s text:c="4"/>\' '/<text:tab/><text:span text:style-name="T116">21</text:span></text:p>
            <text:p text:style-name="P188"><text:s text:c="5"/>\o/ <text:s text:c="6"/><text:span text:style-name="T116">22</text:span></text:p>
          </table:table-cell>
        </table:table-row>
        <table:table-row table:style-name="Table12.1">
          <table:table-cell table:style-name="Table12.A1" office:value-type="string">
            <text:p text:style-name="P187"/>
          </table:table-cell>
        </table:table-row>
      </table:table>
      <text:p text:style-name="P189"><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Verdana, Tahoma"/>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imSun" svg:font-family="SimSun" style:font-family-generic="system" style:font-pitch="variable"/>
    <style:font-face style:name="Source Code Pro Semibold" svg:font-family="'Source Code Pro Semibold'"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5b6" loext:opacity="100%" style:font-name="Calibri Light" fo:font-family="'Calibri Light'" style:font-family-generic="roman" style:font-pitch="variable" fo:font-size="13pt" style:font-name-asian="SimSun" style:font-family-asian="SimSun" style:font-family-generic-asian="system" style:font-pitch-asian="variable" style:font-size-asian="13pt" style:font-size-complex="13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Standard" style:next-style-name="Standard"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5b6" loext:opacity="100%" style:font-name="Calibri Light" fo:font-family="'Calibri Light'" style:font-family-generic="roman" style:font-pitch="variable" fo:font-style="italic" style:font-name-asian="SimSun" style:font-family-asian="SimSun" style:font-family-generic-asian="system" style:font-pitch-asian="variable" style:font-style-asian="italic" style:font-style-complex="italic"/>
    </style:style>
    <style:style style:name="Contents_20_1" style:display-name="Contents 1" style:family="paragraph" style:parent-style-name="Standard" style:next-style-name="TOC_20_Heading_5f_17da7d3e-d7e6-43d0-83ea-2fb3d58fb2aa" style:default-outline-level="" style:class="index">
      <style:paragraph-properties fo:margin-top="0.212cm" fo:margin-bottom="0cm" style:contextual-spacing="false"/>
      <style:text-properties fo:font-size="12pt" fo:font-style="italic" fo:font-weight="bold" style:font-size-asian="12pt" style:font-style-asian="italic" style:font-weight-asian="bold" style:font-name-complex="Calibri1" style:font-family-complex="Calibri" style:font-family-generic-complex="system" style:font-pitch-complex="variable" style:font-size-complex="12pt" style:font-style-complex="italic" style:font-weight-complex="bold"/>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5b6" loext:opacity="100%" style:font-name="Calibri Light" fo:font-family="'Calibri Light'" style:font-family-generic="roman" style:font-pitch="variable" fo:font-size="16pt" style:font-name-asian="SimSun" style:font-family-asian="SimSun" style:font-family-generic-asian="system" style:font-pitch-asian="variable" style:font-size-asian="16pt" style:font-size-complex="16pt"/>
    </style:style>
    <style:style style:name="TOC_20_Heading_5f_17da7d3e-d7e6-43d0-83ea-2fb3d58fb2aa" style:display-name="TOC Heading_17da7d3e-d7e6-43d0-83ea-2fb3d58fb2aa" style:family="paragraph" style:parent-style-name="Heading_20_1" style:next-style-name="Standard" style:default-outline-level="">
      <style:text-properties fo:language="en" fo:country="US"/>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5b6" loext:opacity="100%" style:font-name="Calibri Light" fo:font-family="'Calibri Light'" style:font-family-generic="roman" style:font-pitch="variable" style:font-name-asian="SimSun" style:font-family-asian="SimSun"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style:font-name-asian="SimSun" style:font-family-asian="SimSun" style:font-family-generic-asian="system" style:font-pitch-asian="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9" style:display-name="ListLabel 29" style:family="text"/>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fo:color="#000000" loext:opacity="100%" style:text-outline="false" style:text-line-through-style="none" style:text-line-through-type="none" style:font-name="Calibri" fo:font-family="Calibri" style:font-family-generic="roman" style:font-pitch="variable" fo:font-size="10pt" fo:font-style="normal" fo:text-shadow="none" style:text-underline-style="none" fo:font-weight="normal" officeooo:rsid="040e7b36" style:font-name-asian="Calibri1" style:font-family-asian="Calibri" style:font-family-generic-asian="system" style:font-pitch-asian="variable" style:font-size-asian="8.75pt" style:language-asian="en" style:country-asian="US" style:font-style-asian="normal" style:font-weight-asian="normal" style:font-name-complex="SimSun" style:font-family-complex="SimSun" style:font-family-generic-complex="system" style:font-pitch-complex="variable" style:font-size-complex="10pt" style:font-style-complex="normal" style:font-weight-complex="normal" style:text-overline-style="none" style:text-overline-color="font-color"/>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04T14:43:33.890000000</meta:creation-date>
    <meta:editing-duration>P3DT6H28M47S</meta:editing-duration>
    <meta:editing-cycles>41</meta:editing-cycles>
    <meta:generator>LibreOffice/7.2.3.2$Windows_X86_64 LibreOffice_project/d166454616c1632304285822f9c83ce2e660fd92</meta:generator>
    <dc:date>2022-01-05T18:25:52.531000000</dc:date>
    <meta:document-statistic meta:table-count="16" meta:image-count="0" meta:object-count="0" meta:page-count="13" meta:paragraph-count="687" meta:word-count="2395" meta:character-count="14974" meta:non-whitespace-character-count="10296"/>
  </office:meta>
</office:document-meta>
</file>